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Clipped Accel</text:p>
          </table:table-cell>
          <table:table-cell table:number-columns-repeated="4"/>
        </table:table-row>
        <table:table-row table:style-name="ro1">
          <table:table-cell office:value-type="float" office:value="0.196193" calcext:value-type="float">
            <text:p>0.1961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IN([.C2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ta_t</text:p>
          </table:table-cell>
        </table:table-row>
        <table:table-row table:style-name="ro1">
          <table:table-cell office:value-type="float" office:value="0.196201" calcext:value-type="float">
            <text:p>0.196201</text:p>
          </table:table-cell>
          <table:table-cell table:formula="of:=([.A3]-[.A2])/[.$H$3]" office:value-type="float" office:value="0.008000000000008" calcext:value-type="float">
            <text:p>0.008000000000008</text:p>
          </table:table-cell>
          <table:table-cell table:formula="of:=([.B3]-[.B2])/[.$H$3]" office:value-type="float" office:value="8.000000000008" calcext:value-type="float">
            <text:p>8.000000000008</text:p>
          </table:table-cell>
          <table:table-cell table:formula="of:=MAX(MIN([.C3];16);-16)" office:value-type="float" office:value="8.000000000008" calcext:value-type="float">
            <text:p>8.000000000008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196228" calcext:value-type="float">
            <text:p>0.196228</text:p>
          </table:table-cell>
          <table:table-cell table:formula="of:=([.A4]-[.A3])/[.$H$3]" office:value-type="float" office:value="0.0269999999999992" calcext:value-type="float">
            <text:p>0.026999999999999</text:p>
          </table:table-cell>
          <table:table-cell table:formula="of:=([.B4]-[.B3])/[.$H$3]" office:value-type="float" office:value="18.9999999999912" calcext:value-type="float">
            <text:p>18.9999999999912</text:p>
          </table:table-cell>
          <table:table-cell table:formula="of:=MAX(MIN([.C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6271" calcext:value-type="float">
            <text:p>0.196271</text:p>
          </table:table-cell>
          <table:table-cell table:formula="of:=([.A5]-[.A4])/[.$H$3]" office:value-type="float" office:value="0.0430000000000153" calcext:value-type="float">
            <text:p>0.043000000000015</text:p>
          </table:table-cell>
          <table:table-cell table:formula="of:=([.B5]-[.B4])/[.$H$3]" office:value-type="float" office:value="16.000000000016" calcext:value-type="float">
            <text:p>16.000000000016</text:p>
          </table:table-cell>
          <table:table-cell table:formula="of:=MAX(MIN([.C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6332" calcext:value-type="float">
            <text:p>0.196332</text:p>
          </table:table-cell>
          <table:table-cell table:formula="of:=([.A6]-[.A5])/[.$H$3]" office:value-type="float" office:value="0.0609999999999777" calcext:value-type="float">
            <text:p>0.060999999999978</text:p>
          </table:table-cell>
          <table:table-cell table:formula="of:=([.B6]-[.B5])/[.$H$3]" office:value-type="float" office:value="17.9999999999625" calcext:value-type="float">
            <text:p>17.9999999999625</text:p>
          </table:table-cell>
          <table:table-cell table:formula="of:=MAX(MIN([.C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641" calcext:value-type="float">
            <text:p>0.19641</text:p>
          </table:table-cell>
          <table:table-cell table:formula="of:=([.A7]-[.A6])/[.$H$3]" office:value-type="float" office:value="0.0780000000000503" calcext:value-type="float">
            <text:p>0.07800000000005</text:p>
          </table:table-cell>
          <table:table-cell table:formula="of:=([.B7]-[.B6])/[.$H$3]" office:value-type="float" office:value="17.0000000000725" calcext:value-type="float">
            <text:p>17.0000000000725</text:p>
          </table:table-cell>
          <table:table-cell table:formula="of:=MAX(MIN([.C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6506" calcext:value-type="float">
            <text:p>0.196506</text:p>
          </table:table-cell>
          <table:table-cell table:formula="of:=([.A8]-[.A7])/[.$H$3]" office:value-type="float" office:value="0.0959999999999572" calcext:value-type="float">
            <text:p>0.095999999999957</text:p>
          </table:table-cell>
          <table:table-cell table:formula="of:=([.B8]-[.B7])/[.$H$3]" office:value-type="float" office:value="17.999999999907" calcext:value-type="float">
            <text:p>17.999999999907</text:p>
          </table:table-cell>
          <table:table-cell table:formula="of:=MAX(MIN([.C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6619" calcext:value-type="float">
            <text:p>0.196619</text:p>
          </table:table-cell>
          <table:table-cell table:formula="of:=([.A9]-[.A8])/[.$H$3]" office:value-type="float" office:value="0.113000000000002" calcext:value-type="float">
            <text:p>0.113000000000002</text:p>
          </table:table-cell>
          <table:table-cell table:formula="of:=([.B9]-[.B8])/[.$H$3]" office:value-type="float" office:value="17.0000000000448" calcext:value-type="float">
            <text:p>17.0000000000448</text:p>
          </table:table-cell>
          <table:table-cell table:formula="of:=MAX(MIN([.C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6749" calcext:value-type="float">
            <text:p>0.196749</text:p>
          </table:table-cell>
          <table:table-cell table:formula="of:=([.A10]-[.A9])/[.$H$3]" office:value-type="float" office:value="0.129999999999991" calcext:value-type="float">
            <text:p>0.129999999999991</text:p>
          </table:table-cell>
          <table:table-cell table:formula="of:=([.B10]-[.B9])/[.$H$3]" office:value-type="float" office:value="16.9999999999892" calcext:value-type="float">
            <text:p>16.9999999999892</text:p>
          </table:table-cell>
          <table:table-cell table:formula="of:=MAX(MIN([.C1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6897" calcext:value-type="float">
            <text:p>0.196897</text:p>
          </table:table-cell>
          <table:table-cell table:formula="of:=([.A11]-[.A10])/[.$H$3]" office:value-type="float" office:value="0.148000000000009" calcext:value-type="float">
            <text:p>0.148000000000009</text:p>
          </table:table-cell>
          <table:table-cell table:formula="of:=([.B11]-[.B10])/[.$H$3]" office:value-type="float" office:value="18.000000000018" calcext:value-type="float">
            <text:p>18.000000000018</text:p>
          </table:table-cell>
          <table:table-cell table:formula="of:=MAX(MIN([.C1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7062" calcext:value-type="float">
            <text:p>0.197062</text:p>
          </table:table-cell>
          <table:table-cell table:formula="of:=([.A12]-[.A11])/[.$H$3]" office:value-type="float" office:value="0.164999999999998" calcext:value-type="float">
            <text:p>0.164999999999998</text:p>
          </table:table-cell>
          <table:table-cell table:formula="of:=([.B12]-[.B11])/[.$H$3]" office:value-type="float" office:value="16.9999999999892" calcext:value-type="float">
            <text:p>16.9999999999892</text:p>
          </table:table-cell>
          <table:table-cell table:formula="of:=MAX(MIN([.C1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7245" calcext:value-type="float">
            <text:p>0.197245</text:p>
          </table:table-cell>
          <table:table-cell table:formula="of:=([.A13]-[.A12])/[.$H$3]" office:value-type="float" office:value="0.183000000000016" calcext:value-type="float">
            <text:p>0.183000000000016</text:p>
          </table:table-cell>
          <table:table-cell table:formula="of:=([.B13]-[.B12])/[.$H$3]" office:value-type="float" office:value="18.000000000018" calcext:value-type="float">
            <text:p>18.000000000018</text:p>
          </table:table-cell>
          <table:table-cell table:formula="of:=MAX(MIN([.C1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7445" calcext:value-type="float">
            <text:p>0.197445</text:p>
          </table:table-cell>
          <table:table-cell table:formula="of:=([.A14]-[.A13])/[.$H$3]" office:value-type="float" office:value="0.199999999999978" calcext:value-type="float">
            <text:p>0.199999999999978</text:p>
          </table:table-cell>
          <table:table-cell table:formula="of:=([.B14]-[.B13])/[.$H$3]" office:value-type="float" office:value="16.9999999999615" calcext:value-type="float">
            <text:p>16.9999999999615</text:p>
          </table:table-cell>
          <table:table-cell table:formula="of:=MAX(MIN([.C1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7662" calcext:value-type="float">
            <text:p>0.197662</text:p>
          </table:table-cell>
          <table:table-cell table:formula="of:=([.A15]-[.A14])/[.$H$3]" office:value-type="float" office:value="0.217000000000023" calcext:value-type="float">
            <text:p>0.217000000000023</text:p>
          </table:table-cell>
          <table:table-cell table:formula="of:=([.B15]-[.B14])/[.$H$3]" office:value-type="float" office:value="17.0000000000448" calcext:value-type="float">
            <text:p>17.0000000000448</text:p>
          </table:table-cell>
          <table:table-cell table:formula="of:=MAX(MIN([.C1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7897" calcext:value-type="float">
            <text:p>0.197897</text:p>
          </table:table-cell>
          <table:table-cell table:formula="of:=([.A16]-[.A15])/[.$H$3]" office:value-type="float" office:value="0.234999999999985" calcext:value-type="float">
            <text:p>0.234999999999985</text:p>
          </table:table-cell>
          <table:table-cell table:formula="of:=([.B16]-[.B15])/[.$H$3]" office:value-type="float" office:value="17.9999999999625" calcext:value-type="float">
            <text:p>17.9999999999625</text:p>
          </table:table-cell>
          <table:table-cell table:formula="of:=MAX(MIN([.C1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8149" calcext:value-type="float">
            <text:p>0.198149</text:p>
          </table:table-cell>
          <table:table-cell table:formula="of:=([.A17]-[.A16])/[.$H$3]" office:value-type="float" office:value="0.252000000000002" calcext:value-type="float">
            <text:p>0.252000000000002</text:p>
          </table:table-cell>
          <table:table-cell table:formula="of:=([.B17]-[.B16])/[.$H$3]" office:value-type="float" office:value="17.000000000017" calcext:value-type="float">
            <text:p>17.000000000017</text:p>
          </table:table-cell>
          <table:table-cell table:formula="of:=MAX(MIN([.C1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8418" calcext:value-type="float">
            <text:p>0.198418</text:p>
          </table:table-cell>
          <table:table-cell table:formula="of:=([.A18]-[.A17])/[.$H$3]" office:value-type="float" office:value="0.268999999999991" calcext:value-type="float">
            <text:p>0.268999999999991</text:p>
          </table:table-cell>
          <table:table-cell table:formula="of:=([.B18]-[.B17])/[.$H$3]" office:value-type="float" office:value="16.9999999999892" calcext:value-type="float">
            <text:p>16.9999999999892</text:p>
          </table:table-cell>
          <table:table-cell table:formula="of:=MAX(MIN([.C1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8705" calcext:value-type="float">
            <text:p>0.198705</text:p>
          </table:table-cell>
          <table:table-cell table:formula="of:=([.A19]-[.A18])/[.$H$3]" office:value-type="float" office:value="0.287000000000009" calcext:value-type="float">
            <text:p>0.287000000000009</text:p>
          </table:table-cell>
          <table:table-cell table:formula="of:=([.B19]-[.B18])/[.$H$3]" office:value-type="float" office:value="18.000000000018" calcext:value-type="float">
            <text:p>18.000000000018</text:p>
          </table:table-cell>
          <table:table-cell table:formula="of:=MAX(MIN([.C1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9009" calcext:value-type="float">
            <text:p>0.199009</text:p>
          </table:table-cell>
          <table:table-cell table:formula="of:=([.A20]-[.A19])/[.$H$3]" office:value-type="float" office:value="0.303999999999999" calcext:value-type="float">
            <text:p>0.303999999999999</text:p>
          </table:table-cell>
          <table:table-cell table:formula="of:=([.B20]-[.B19])/[.$H$3]" office:value-type="float" office:value="16.9999999999892" calcext:value-type="float">
            <text:p>16.9999999999892</text:p>
          </table:table-cell>
          <table:table-cell table:formula="of:=MAX(MIN([.C2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9331" calcext:value-type="float">
            <text:p>0.199331</text:p>
          </table:table-cell>
          <table:table-cell table:formula="of:=([.A21]-[.A20])/[.$H$3]" office:value-type="float" office:value="0.321999999999989" calcext:value-type="float">
            <text:p>0.321999999999989</text:p>
          </table:table-cell>
          <table:table-cell table:formula="of:=([.B21]-[.B20])/[.$H$3]" office:value-type="float" office:value="17.9999999999902" calcext:value-type="float">
            <text:p>17.9999999999902</text:p>
          </table:table-cell>
          <table:table-cell table:formula="of:=MAX(MIN([.C2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199669" calcext:value-type="float">
            <text:p>0.199669</text:p>
          </table:table-cell>
          <table:table-cell table:formula="of:=([.A22]-[.A21])/[.$H$3]" office:value-type="float" office:value="0.338000000000005" calcext:value-type="float">
            <text:p>0.338000000000005</text:p>
          </table:table-cell>
          <table:table-cell table:formula="of:=([.B22]-[.B21])/[.$H$3]" office:value-type="float" office:value="16.000000000016" calcext:value-type="float">
            <text:p>16.000000000016</text:p>
          </table:table-cell>
          <table:table-cell table:formula="of:=MAX(MIN([.C2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0026" calcext:value-type="float">
            <text:p>0.200026</text:p>
          </table:table-cell>
          <table:table-cell table:formula="of:=([.A23]-[.A22])/[.$H$3]" office:value-type="float" office:value="0.356999999999996" calcext:value-type="float">
            <text:p>0.356999999999996</text:p>
          </table:table-cell>
          <table:table-cell table:formula="of:=([.B23]-[.B22])/[.$H$3]" office:value-type="float" office:value="18.9999999999912" calcext:value-type="float">
            <text:p>18.9999999999912</text:p>
          </table:table-cell>
          <table:table-cell table:formula="of:=MAX(MIN([.C2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0399" calcext:value-type="float">
            <text:p>0.200399</text:p>
          </table:table-cell>
          <table:table-cell table:formula="of:=([.A24]-[.A23])/[.$H$3]" office:value-type="float" office:value="0.373000000000012" calcext:value-type="float">
            <text:p>0.373000000000012</text:p>
          </table:table-cell>
          <table:table-cell table:formula="of:=([.B24]-[.B23])/[.$H$3]" office:value-type="float" office:value="16.000000000016" calcext:value-type="float">
            <text:p>16.000000000016</text:p>
          </table:table-cell>
          <table:table-cell table:formula="of:=MAX(MIN([.C2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079" calcext:value-type="float">
            <text:p>0.20079</text:p>
          </table:table-cell>
          <table:table-cell table:formula="of:=([.A25]-[.A24])/[.$H$3]" office:value-type="float" office:value="0.39100000000003" calcext:value-type="float">
            <text:p>0.39100000000003</text:p>
          </table:table-cell>
          <table:table-cell table:formula="of:=([.B25]-[.B24])/[.$H$3]" office:value-type="float" office:value="18.000000000018" calcext:value-type="float">
            <text:p>18.000000000018</text:p>
          </table:table-cell>
          <table:table-cell table:formula="of:=MAX(MIN([.C2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1198" calcext:value-type="float">
            <text:p>0.201198</text:p>
          </table:table-cell>
          <table:table-cell table:formula="of:=([.A26]-[.A25])/[.$H$3]" office:value-type="float" office:value="0.407999999999964" calcext:value-type="float">
            <text:p>0.407999999999964</text:p>
          </table:table-cell>
          <table:table-cell table:formula="of:=([.B26]-[.B25])/[.$H$3]" office:value-type="float" office:value="16.9999999999337" calcext:value-type="float">
            <text:p>16.9999999999337</text:p>
          </table:table-cell>
          <table:table-cell table:formula="of:=MAX(MIN([.C2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1624" calcext:value-type="float">
            <text:p>0.201624</text:p>
          </table:table-cell>
          <table:table-cell table:formula="of:=([.A27]-[.A26])/[.$H$3]" office:value-type="float" office:value="0.42600000000001" calcext:value-type="float">
            <text:p>0.42600000000001</text:p>
          </table:table-cell>
          <table:table-cell table:formula="of:=([.B27]-[.B26])/[.$H$3]" office:value-type="float" office:value="18.0000000000458" calcext:value-type="float">
            <text:p>18.0000000000458</text:p>
          </table:table-cell>
          <table:table-cell table:formula="of:=MAX(MIN([.C2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2067" calcext:value-type="float">
            <text:p>0.202067</text:p>
          </table:table-cell>
          <table:table-cell table:formula="of:=([.A28]-[.A27])/[.$H$3]" office:value-type="float" office:value="0.442999999999999" calcext:value-type="float">
            <text:p>0.442999999999999</text:p>
          </table:table-cell>
          <table:table-cell table:formula="of:=([.B28]-[.B27])/[.$H$3]" office:value-type="float" office:value="16.9999999999892" calcext:value-type="float">
            <text:p>16.9999999999892</text:p>
          </table:table-cell>
          <table:table-cell table:formula="of:=MAX(MIN([.C2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2527" calcext:value-type="float">
            <text:p>0.202527</text:p>
          </table:table-cell>
          <table:table-cell table:formula="of:=([.A29]-[.A28])/[.$H$3]" office:value-type="float" office:value="0.459999999999988" calcext:value-type="float">
            <text:p>0.459999999999988</text:p>
          </table:table-cell>
          <table:table-cell table:formula="of:=([.B29]-[.B28])/[.$H$3]" office:value-type="float" office:value="16.9999999999892" calcext:value-type="float">
            <text:p>16.9999999999892</text:p>
          </table:table-cell>
          <table:table-cell table:formula="of:=MAX(MIN([.C2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3005" calcext:value-type="float">
            <text:p>0.203005</text:p>
          </table:table-cell>
          <table:table-cell table:formula="of:=([.A30]-[.A29])/[.$H$3]" office:value-type="float" office:value="0.478000000000006" calcext:value-type="float">
            <text:p>0.478000000000006</text:p>
          </table:table-cell>
          <table:table-cell table:formula="of:=([.B30]-[.B29])/[.$H$3]" office:value-type="float" office:value="18.000000000018" calcext:value-type="float">
            <text:p>18.000000000018</text:p>
          </table:table-cell>
          <table:table-cell table:formula="of:=MAX(MIN([.C3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35" calcext:value-type="float">
            <text:p>0.2035</text:p>
          </table:table-cell>
          <table:table-cell table:formula="of:=([.A31]-[.A30])/[.$H$3]" office:value-type="float" office:value="0.495000000000023" calcext:value-type="float">
            <text:p>0.495000000000023</text:p>
          </table:table-cell>
          <table:table-cell table:formula="of:=([.B31]-[.B30])/[.$H$3]" office:value-type="float" office:value="17.000000000017" calcext:value-type="float">
            <text:p>17.000000000017</text:p>
          </table:table-cell>
          <table:table-cell table:formula="of:=MAX(MIN([.C3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4012" calcext:value-type="float">
            <text:p>0.204012</text:p>
          </table:table-cell>
          <table:table-cell table:formula="of:=([.A32]-[.A31])/[.$H$3]" office:value-type="float" office:value="0.511999999999985" calcext:value-type="float">
            <text:p>0.511999999999985</text:p>
          </table:table-cell>
          <table:table-cell table:formula="of:=([.B32]-[.B31])/[.$H$3]" office:value-type="float" office:value="16.9999999999615" calcext:value-type="float">
            <text:p>16.9999999999615</text:p>
          </table:table-cell>
          <table:table-cell table:formula="of:=MAX(MIN([.C3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4542" calcext:value-type="float">
            <text:p>0.204542</text:p>
          </table:table-cell>
          <table:table-cell table:formula="of:=([.A33]-[.A32])/[.$H$3]" office:value-type="float" office:value="0.530000000000003" calcext:value-type="float">
            <text:p>0.530000000000003</text:p>
          </table:table-cell>
          <table:table-cell table:formula="of:=([.B33]-[.B32])/[.$H$3]" office:value-type="float" office:value="18.000000000018" calcext:value-type="float">
            <text:p>18.000000000018</text:p>
          </table:table-cell>
          <table:table-cell table:formula="of:=MAX(MIN([.C3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5089" calcext:value-type="float">
            <text:p>0.205089</text:p>
          </table:table-cell>
          <table:table-cell table:formula="of:=([.A34]-[.A33])/[.$H$3]" office:value-type="float" office:value="0.546999999999992" calcext:value-type="float">
            <text:p>0.546999999999992</text:p>
          </table:table-cell>
          <table:table-cell table:formula="of:=([.B34]-[.B33])/[.$H$3]" office:value-type="float" office:value="16.9999999999892" calcext:value-type="float">
            <text:p>16.9999999999892</text:p>
          </table:table-cell>
          <table:table-cell table:formula="of:=MAX(MIN([.C3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5654" calcext:value-type="float">
            <text:p>0.205654</text:p>
          </table:table-cell>
          <table:table-cell table:formula="of:=([.A35]-[.A34])/[.$H$3]" office:value-type="float" office:value="0.56500000000001" calcext:value-type="float">
            <text:p>0.56500000000001</text:p>
          </table:table-cell>
          <table:table-cell table:formula="of:=([.B35]-[.B34])/[.$H$3]" office:value-type="float" office:value="18.000000000018" calcext:value-type="float">
            <text:p>18.000000000018</text:p>
          </table:table-cell>
          <table:table-cell table:formula="of:=MAX(MIN([.C3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6235" calcext:value-type="float">
            <text:p>0.206235</text:p>
          </table:table-cell>
          <table:table-cell table:formula="of:=([.A36]-[.A35])/[.$H$3]" office:value-type="float" office:value="0.580999999999998" calcext:value-type="float">
            <text:p>0.580999999999998</text:p>
          </table:table-cell>
          <table:table-cell table:formula="of:=([.B36]-[.B35])/[.$H$3]" office:value-type="float" office:value="15.9999999999882" calcext:value-type="float">
            <text:p>15.9999999999882</text:p>
          </table:table-cell>
          <table:table-cell table:formula="of:=MAX(MIN([.C36];16);-16)" office:value-type="float" office:value="15.9999999999882" calcext:value-type="float">
            <text:p>15.9999999999882</text:p>
          </table:table-cell>
          <table:table-cell table:number-columns-repeated="4"/>
        </table:table-row>
        <table:table-row table:style-name="ro1">
          <table:table-cell office:value-type="float" office:value="0.206835" calcext:value-type="float">
            <text:p>0.206835</text:p>
          </table:table-cell>
          <table:table-cell table:formula="of:=([.A37]-[.A36])/[.$H$3]" office:value-type="float" office:value="0.599999999999989" calcext:value-type="float">
            <text:p>0.599999999999989</text:p>
          </table:table-cell>
          <table:table-cell table:formula="of:=([.B37]-[.B36])/[.$H$3]" office:value-type="float" office:value="18.9999999999912" calcext:value-type="float">
            <text:p>18.9999999999912</text:p>
          </table:table-cell>
          <table:table-cell table:formula="of:=MAX(MIN([.C3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7451" calcext:value-type="float">
            <text:p>0.207451</text:p>
          </table:table-cell>
          <table:table-cell table:formula="of:=([.A38]-[.A37])/[.$H$3]" office:value-type="float" office:value="0.616000000000005" calcext:value-type="float">
            <text:p>0.616000000000005</text:p>
          </table:table-cell>
          <table:table-cell table:formula="of:=([.B38]-[.B37])/[.$H$3]" office:value-type="float" office:value="16.000000000016" calcext:value-type="float">
            <text:p>16.000000000016</text:p>
          </table:table-cell>
          <table:table-cell table:formula="of:=MAX(MIN([.C3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8085" calcext:value-type="float">
            <text:p>0.208085</text:p>
          </table:table-cell>
          <table:table-cell table:formula="of:=([.A39]-[.A38])/[.$H$3]" office:value-type="float" office:value="0.633999999999996" calcext:value-type="float">
            <text:p>0.633999999999996</text:p>
          </table:table-cell>
          <table:table-cell table:formula="of:=([.B39]-[.B38])/[.$H$3]" office:value-type="float" office:value="17.9999999999902" calcext:value-type="float">
            <text:p>17.9999999999902</text:p>
          </table:table-cell>
          <table:table-cell table:formula="of:=MAX(MIN([.C3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8736" calcext:value-type="float">
            <text:p>0.208736</text:p>
          </table:table-cell>
          <table:table-cell table:formula="of:=([.A40]-[.A39])/[.$H$3]" office:value-type="float" office:value="0.650999999999985" calcext:value-type="float">
            <text:p>0.650999999999985</text:p>
          </table:table-cell>
          <table:table-cell table:formula="of:=([.B40]-[.B39])/[.$H$3]" office:value-type="float" office:value="16.9999999999892" calcext:value-type="float">
            <text:p>16.9999999999892</text:p>
          </table:table-cell>
          <table:table-cell table:formula="of:=MAX(MIN([.C4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09405" calcext:value-type="float">
            <text:p>0.209405</text:p>
          </table:table-cell>
          <table:table-cell table:formula="of:=([.A41]-[.A40])/[.$H$3]" office:value-type="float" office:value="0.669000000000003" calcext:value-type="float">
            <text:p>0.669000000000003</text:p>
          </table:table-cell>
          <table:table-cell table:formula="of:=([.B41]-[.B40])/[.$H$3]" office:value-type="float" office:value="18.000000000018" calcext:value-type="float">
            <text:p>18.000000000018</text:p>
          </table:table-cell>
          <table:table-cell table:formula="of:=MAX(MIN([.C4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0091" calcext:value-type="float">
            <text:p>0.210091</text:p>
          </table:table-cell>
          <table:table-cell table:formula="of:=([.A42]-[.A41])/[.$H$3]" office:value-type="float" office:value="0.68600000000002" calcext:value-type="float">
            <text:p>0.68600000000002</text:p>
          </table:table-cell>
          <table:table-cell table:formula="of:=([.B42]-[.B41])/[.$H$3]" office:value-type="float" office:value="17.000000000017" calcext:value-type="float">
            <text:p>17.000000000017</text:p>
          </table:table-cell>
          <table:table-cell table:formula="of:=MAX(MIN([.C4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0794" calcext:value-type="float">
            <text:p>0.210794</text:p>
          </table:table-cell>
          <table:table-cell table:formula="of:=([.A43]-[.A42])/[.$H$3]" office:value-type="float" office:value="0.702999999999981" calcext:value-type="float">
            <text:p>0.702999999999981</text:p>
          </table:table-cell>
          <table:table-cell table:formula="of:=([.B43]-[.B42])/[.$H$3]" office:value-type="float" office:value="16.9999999999615" calcext:value-type="float">
            <text:p>16.9999999999615</text:p>
          </table:table-cell>
          <table:table-cell table:formula="of:=MAX(MIN([.C4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1515" calcext:value-type="float">
            <text:p>0.211515</text:p>
          </table:table-cell>
          <table:table-cell table:formula="of:=([.A44]-[.A43])/[.$H$3]" office:value-type="float" office:value="0.720999999999999" calcext:value-type="float">
            <text:p>0.720999999999999</text:p>
          </table:table-cell>
          <table:table-cell table:formula="of:=([.B44]-[.B43])/[.$H$3]" office:value-type="float" office:value="18.000000000018" calcext:value-type="float">
            <text:p>18.000000000018</text:p>
          </table:table-cell>
          <table:table-cell table:formula="of:=MAX(MIN([.C4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2253" calcext:value-type="float">
            <text:p>0.212253</text:p>
          </table:table-cell>
          <table:table-cell table:formula="of:=([.A45]-[.A44])/[.$H$3]" office:value-type="float" office:value="0.738000000000016" calcext:value-type="float">
            <text:p>0.738000000000016</text:p>
          </table:table-cell>
          <table:table-cell table:formula="of:=([.B45]-[.B44])/[.$H$3]" office:value-type="float" office:value="17.000000000017" calcext:value-type="float">
            <text:p>17.000000000017</text:p>
          </table:table-cell>
          <table:table-cell table:formula="of:=MAX(MIN([.C4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3008" calcext:value-type="float">
            <text:p>0.213008</text:p>
          </table:table-cell>
          <table:table-cell table:formula="of:=([.A46]-[.A45])/[.$H$3]" office:value-type="float" office:value="0.755000000000006" calcext:value-type="float">
            <text:p>0.755000000000006</text:p>
          </table:table-cell>
          <table:table-cell table:formula="of:=([.B46]-[.B45])/[.$H$3]" office:value-type="float" office:value="16.9999999999892" calcext:value-type="float">
            <text:p>16.9999999999892</text:p>
          </table:table-cell>
          <table:table-cell table:formula="of:=MAX(MIN([.C4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3781" calcext:value-type="float">
            <text:p>0.213781</text:p>
          </table:table-cell>
          <table:table-cell table:formula="of:=([.A47]-[.A46])/[.$H$3]" office:value-type="float" office:value="0.772999999999996" calcext:value-type="float">
            <text:p>0.772999999999996</text:p>
          </table:table-cell>
          <table:table-cell table:formula="of:=([.B47]-[.B46])/[.$H$3]" office:value-type="float" office:value="17.9999999999902" calcext:value-type="float">
            <text:p>17.9999999999902</text:p>
          </table:table-cell>
          <table:table-cell table:formula="of:=MAX(MIN([.C4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4571" calcext:value-type="float">
            <text:p>0.214571</text:p>
          </table:table-cell>
          <table:table-cell table:formula="of:=([.A48]-[.A47])/[.$H$3]" office:value-type="float" office:value="0.789999999999985" calcext:value-type="float">
            <text:p>0.789999999999985</text:p>
          </table:table-cell>
          <table:table-cell table:formula="of:=([.B48]-[.B47])/[.$H$3]" office:value-type="float" office:value="16.9999999999892" calcext:value-type="float">
            <text:p>16.9999999999892</text:p>
          </table:table-cell>
          <table:table-cell table:formula="of:=MAX(MIN([.C4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5378" calcext:value-type="float">
            <text:p>0.215378</text:p>
          </table:table-cell>
          <table:table-cell table:formula="of:=([.A49]-[.A48])/[.$H$3]" office:value-type="float" office:value="0.807000000000002" calcext:value-type="float">
            <text:p>0.807000000000002</text:p>
          </table:table-cell>
          <table:table-cell table:formula="of:=([.B49]-[.B48])/[.$H$3]" office:value-type="float" office:value="17.000000000017" calcext:value-type="float">
            <text:p>17.000000000017</text:p>
          </table:table-cell>
          <table:table-cell table:formula="of:=MAX(MIN([.C4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6203" calcext:value-type="float">
            <text:p>0.216203</text:p>
          </table:table-cell>
          <table:table-cell table:formula="of:=([.A50]-[.A49])/[.$H$3]" office:value-type="float" office:value="0.824999999999992" calcext:value-type="float">
            <text:p>0.824999999999992</text:p>
          </table:table-cell>
          <table:table-cell table:formula="of:=([.B50]-[.B49])/[.$H$3]" office:value-type="float" office:value="17.9999999999902" calcext:value-type="float">
            <text:p>17.9999999999902</text:p>
          </table:table-cell>
          <table:table-cell table:formula="of:=MAX(MIN([.C5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7045" calcext:value-type="float">
            <text:p>0.217045</text:p>
          </table:table-cell>
          <table:table-cell table:formula="of:=([.A51]-[.A50])/[.$H$3]" office:value-type="float" office:value="0.842000000000009" calcext:value-type="float">
            <text:p>0.842000000000009</text:p>
          </table:table-cell>
          <table:table-cell table:formula="of:=([.B51]-[.B50])/[.$H$3]" office:value-type="float" office:value="17.000000000017" calcext:value-type="float">
            <text:p>17.000000000017</text:p>
          </table:table-cell>
          <table:table-cell table:formula="of:=MAX(MIN([.C5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7905" calcext:value-type="float">
            <text:p>0.217905</text:p>
          </table:table-cell>
          <table:table-cell table:formula="of:=([.A52]-[.A51])/[.$H$3]" office:value-type="float" office:value="0.86" calcext:value-type="float">
            <text:p>0.86</text:p>
          </table:table-cell>
          <table:table-cell table:formula="of:=([.B52]-[.B51])/[.$H$3]" office:value-type="float" office:value="17.9999999999902" calcext:value-type="float">
            <text:p>17.9999999999902</text:p>
          </table:table-cell>
          <table:table-cell table:formula="of:=MAX(MIN([.C5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8781" calcext:value-type="float">
            <text:p>0.218781</text:p>
          </table:table-cell>
          <table:table-cell table:formula="of:=([.A53]-[.A52])/[.$H$3]" office:value-type="float" office:value="0.876000000000016" calcext:value-type="float">
            <text:p>0.876000000000016</text:p>
          </table:table-cell>
          <table:table-cell table:formula="of:=([.B53]-[.B52])/[.$H$3]" office:value-type="float" office:value="16.000000000016" calcext:value-type="float">
            <text:p>16.000000000016</text:p>
          </table:table-cell>
          <table:table-cell table:formula="of:=MAX(MIN([.C5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19676" calcext:value-type="float">
            <text:p>0.219676</text:p>
          </table:table-cell>
          <table:table-cell table:formula="of:=([.A54]-[.A53])/[.$H$3]" office:value-type="float" office:value="0.894999999999979" calcext:value-type="float">
            <text:p>0.894999999999979</text:p>
          </table:table-cell>
          <table:table-cell table:formula="of:=([.B54]-[.B53])/[.$H$3]" office:value-type="float" office:value="18.9999999999635" calcext:value-type="float">
            <text:p>18.9999999999635</text:p>
          </table:table-cell>
          <table:table-cell table:formula="of:=MAX(MIN([.C5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0587" calcext:value-type="float">
            <text:p>0.220587</text:p>
          </table:table-cell>
          <table:table-cell table:formula="of:=([.A55]-[.A54])/[.$H$3]" office:value-type="float" office:value="0.910999999999995" calcext:value-type="float">
            <text:p>0.910999999999995</text:p>
          </table:table-cell>
          <table:table-cell table:formula="of:=([.B55]-[.B54])/[.$H$3]" office:value-type="float" office:value="16.000000000016" calcext:value-type="float">
            <text:p>16.000000000016</text:p>
          </table:table-cell>
          <table:table-cell table:formula="of:=MAX(MIN([.C5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1516" calcext:value-type="float">
            <text:p>0.221516</text:p>
          </table:table-cell>
          <table:table-cell table:formula="of:=([.A56]-[.A55])/[.$H$3]" office:value-type="float" office:value="0.929000000000013" calcext:value-type="float">
            <text:p>0.929000000000013</text:p>
          </table:table-cell>
          <table:table-cell table:formula="of:=([.B56]-[.B55])/[.$H$3]" office:value-type="float" office:value="18.000000000018" calcext:value-type="float">
            <text:p>18.000000000018</text:p>
          </table:table-cell>
          <table:table-cell table:formula="of:=MAX(MIN([.C5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2462" calcext:value-type="float">
            <text:p>0.222462</text:p>
          </table:table-cell>
          <table:table-cell table:formula="of:=([.A57]-[.A56])/[.$H$3]" office:value-type="float" office:value="0.946000000000002" calcext:value-type="float">
            <text:p>0.946000000000002</text:p>
          </table:table-cell>
          <table:table-cell table:formula="of:=([.B57]-[.B56])/[.$H$3]" office:value-type="float" office:value="16.9999999999892" calcext:value-type="float">
            <text:p>16.9999999999892</text:p>
          </table:table-cell>
          <table:table-cell table:formula="of:=MAX(MIN([.C5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3426" calcext:value-type="float">
            <text:p>0.223426</text:p>
          </table:table-cell>
          <table:table-cell table:formula="of:=([.A58]-[.A57])/[.$H$3]" office:value-type="float" office:value="0.963999999999993" calcext:value-type="float">
            <text:p>0.963999999999993</text:p>
          </table:table-cell>
          <table:table-cell table:formula="of:=([.B58]-[.B57])/[.$H$3]" office:value-type="float" office:value="17.9999999999902" calcext:value-type="float">
            <text:p>17.9999999999902</text:p>
          </table:table-cell>
          <table:table-cell table:formula="of:=MAX(MIN([.C5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4407" calcext:value-type="float">
            <text:p>0.224407</text:p>
          </table:table-cell>
          <table:table-cell table:formula="of:=([.A59]-[.A58])/[.$H$3]" office:value-type="float" office:value="0.98100000000001" calcext:value-type="float">
            <text:p>0.98100000000001</text:p>
          </table:table-cell>
          <table:table-cell table:formula="of:=([.B59]-[.B58])/[.$H$3]" office:value-type="float" office:value="17.000000000017" calcext:value-type="float">
            <text:p>17.000000000017</text:p>
          </table:table-cell>
          <table:table-cell table:formula="of:=MAX(MIN([.C5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5405" calcext:value-type="float">
            <text:p>0.225405</text:p>
          </table:table-cell>
          <table:table-cell table:formula="of:=([.A60]-[.A59])/[.$H$3]" office:value-type="float" office:value="0.997999999999999" calcext:value-type="float">
            <text:p>0.997999999999999</text:p>
          </table:table-cell>
          <table:table-cell table:formula="of:=([.B60]-[.B59])/[.$H$3]" office:value-type="float" office:value="16.9999999999892" calcext:value-type="float">
            <text:p>16.9999999999892</text:p>
          </table:table-cell>
          <table:table-cell table:formula="of:=MAX(MIN([.C6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6421" calcext:value-type="float">
            <text:p>0.226421</text:p>
          </table:table-cell>
          <table:table-cell table:formula="of:=([.A61]-[.A60])/[.$H$3]" office:value-type="float" office:value="1.01599999999999" calcext:value-type="float">
            <text:p>1.01599999999999</text:p>
          </table:table-cell>
          <table:table-cell table:formula="of:=([.B61]-[.B60])/[.$H$3]" office:value-type="float" office:value="17.9999999999902" calcext:value-type="float">
            <text:p>17.9999999999902</text:p>
          </table:table-cell>
          <table:table-cell table:formula="of:=MAX(MIN([.C6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7454" calcext:value-type="float">
            <text:p>0.227454</text:p>
          </table:table-cell>
          <table:table-cell table:formula="of:=([.A62]-[.A61])/[.$H$3]" office:value-type="float" office:value="1.03300000000001" calcext:value-type="float">
            <text:p>1.03300000000001</text:p>
          </table:table-cell>
          <table:table-cell table:formula="of:=([.B62]-[.B61])/[.$H$3]" office:value-type="float" office:value="17.000000000017" calcext:value-type="float">
            <text:p>17.000000000017</text:p>
          </table:table-cell>
          <table:table-cell table:formula="of:=MAX(MIN([.C6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8504" calcext:value-type="float">
            <text:p>0.228504</text:p>
          </table:table-cell>
          <table:table-cell table:formula="of:=([.A63]-[.A62])/[.$H$3]" office:value-type="float" office:value="1.05" calcext:value-type="float">
            <text:p>1.05</text:p>
          </table:table-cell>
          <table:table-cell table:formula="of:=([.B63]-[.B62])/[.$H$3]" office:value-type="float" office:value="16.9999999999892" calcext:value-type="float">
            <text:p>16.9999999999892</text:p>
          </table:table-cell>
          <table:table-cell table:formula="of:=MAX(MIN([.C6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29572" calcext:value-type="float">
            <text:p>0.229572</text:p>
          </table:table-cell>
          <table:table-cell table:formula="of:=([.A64]-[.A63])/[.$H$3]" office:value-type="float" office:value="1.06800000000001" calcext:value-type="float">
            <text:p>1.06800000000001</text:p>
          </table:table-cell>
          <table:table-cell table:formula="of:=([.B64]-[.B63])/[.$H$3]" office:value-type="float" office:value="18.000000000018" calcext:value-type="float">
            <text:p>18.000000000018</text:p>
          </table:table-cell>
          <table:table-cell table:formula="of:=MAX(MIN([.C6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0657" calcext:value-type="float">
            <text:p>0.230657</text:p>
          </table:table-cell>
          <table:table-cell table:formula="of:=([.A65]-[.A64])/[.$H$3]" office:value-type="float" office:value="1.085" calcext:value-type="float">
            <text:p>1.085</text:p>
          </table:table-cell>
          <table:table-cell table:formula="of:=([.B65]-[.B64])/[.$H$3]" office:value-type="float" office:value="16.9999999999892" calcext:value-type="float">
            <text:p>16.9999999999892</text:p>
          </table:table-cell>
          <table:table-cell table:formula="of:=MAX(MIN([.C6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1759" calcext:value-type="float">
            <text:p>0.231759</text:p>
          </table:table-cell>
          <table:table-cell table:formula="of:=([.A66]-[.A65])/[.$H$3]" office:value-type="float" office:value="1.10199999999999" calcext:value-type="float">
            <text:p>1.10199999999999</text:p>
          </table:table-cell>
          <table:table-cell table:formula="of:=([.B66]-[.B65])/[.$H$3]" office:value-type="float" office:value="16.9999999999892" calcext:value-type="float">
            <text:p>16.9999999999892</text:p>
          </table:table-cell>
          <table:table-cell table:formula="of:=MAX(MIN([.C6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2879" calcext:value-type="float">
            <text:p>0.232879</text:p>
          </table:table-cell>
          <table:table-cell table:formula="of:=([.A67]-[.A66])/[.$H$3]" office:value-type="float" office:value="1.12000000000001" calcext:value-type="float">
            <text:p>1.12000000000001</text:p>
          </table:table-cell>
          <table:table-cell table:formula="of:=([.B67]-[.B66])/[.$H$3]" office:value-type="float" office:value="18.000000000018" calcext:value-type="float">
            <text:p>18.000000000018</text:p>
          </table:table-cell>
          <table:table-cell table:formula="of:=MAX(MIN([.C6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4016" calcext:value-type="float">
            <text:p>0.234016</text:p>
          </table:table-cell>
          <table:table-cell table:formula="of:=([.A68]-[.A67])/[.$H$3]" office:value-type="float" office:value="1.137" calcext:value-type="float">
            <text:p>1.137</text:p>
          </table:table-cell>
          <table:table-cell table:formula="of:=([.B68]-[.B67])/[.$H$3]" office:value-type="float" office:value="16.9999999999892" calcext:value-type="float">
            <text:p>16.9999999999892</text:p>
          </table:table-cell>
          <table:table-cell table:formula="of:=MAX(MIN([.C6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517" calcext:value-type="float">
            <text:p>0.23517</text:p>
          </table:table-cell>
          <table:table-cell table:formula="of:=([.A69]-[.A68])/[.$H$3]" office:value-type="float" office:value="1.15400000000002" calcext:value-type="float">
            <text:p>1.15400000000002</text:p>
          </table:table-cell>
          <table:table-cell table:formula="of:=([.B69]-[.B68])/[.$H$3]" office:value-type="float" office:value="17.000000000017" calcext:value-type="float">
            <text:p>17.000000000017</text:p>
          </table:table-cell>
          <table:table-cell table:formula="of:=MAX(MIN([.C6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6342" calcext:value-type="float">
            <text:p>0.236342</text:p>
          </table:table-cell>
          <table:table-cell table:formula="of:=([.A70]-[.A69])/[.$H$3]" office:value-type="float" office:value="1.17199999999998" calcext:value-type="float">
            <text:p>1.17199999999998</text:p>
          </table:table-cell>
          <table:table-cell table:formula="of:=([.B70]-[.B69])/[.$H$3]" office:value-type="float" office:value="17.9999999999625" calcext:value-type="float">
            <text:p>17.9999999999625</text:p>
          </table:table-cell>
          <table:table-cell table:formula="of:=MAX(MIN([.C7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7531" calcext:value-type="float">
            <text:p>0.237531</text:p>
          </table:table-cell>
          <table:table-cell table:formula="of:=([.A71]-[.A70])/[.$H$3]" office:value-type="float" office:value="1.189" calcext:value-type="float">
            <text:p>1.189</text:p>
          </table:table-cell>
          <table:table-cell table:formula="of:=([.B71]-[.B70])/[.$H$3]" office:value-type="float" office:value="17.000000000017" calcext:value-type="float">
            <text:p>17.000000000017</text:p>
          </table:table-cell>
          <table:table-cell table:formula="of:=MAX(MIN([.C7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8738" calcext:value-type="float">
            <text:p>0.238738</text:p>
          </table:table-cell>
          <table:table-cell table:formula="of:=([.A72]-[.A71])/[.$H$3]" office:value-type="float" office:value="1.20699999999999" calcext:value-type="float">
            <text:p>1.20699999999999</text:p>
          </table:table-cell>
          <table:table-cell table:formula="of:=([.B72]-[.B71])/[.$H$3]" office:value-type="float" office:value="17.9999999999902" calcext:value-type="float">
            <text:p>17.9999999999902</text:p>
          </table:table-cell>
          <table:table-cell table:formula="of:=MAX(MIN([.C7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39961" calcext:value-type="float">
            <text:p>0.239961</text:p>
          </table:table-cell>
          <table:table-cell table:formula="of:=([.A73]-[.A72])/[.$H$3]" office:value-type="float" office:value="1.223" calcext:value-type="float">
            <text:p>1.223</text:p>
          </table:table-cell>
          <table:table-cell table:formula="of:=([.B73]-[.B72])/[.$H$3]" office:value-type="float" office:value="16.000000000016" calcext:value-type="float">
            <text:p>16.000000000016</text:p>
          </table:table-cell>
          <table:table-cell table:formula="of:=MAX(MIN([.C7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1202" calcext:value-type="float">
            <text:p>0.241202</text:p>
          </table:table-cell>
          <table:table-cell table:formula="of:=([.A74]-[.A73])/[.$H$3]" office:value-type="float" office:value="1.24100000000002" calcext:value-type="float">
            <text:p>1.24100000000002</text:p>
          </table:table-cell>
          <table:table-cell table:formula="of:=([.B74]-[.B73])/[.$H$3]" office:value-type="float" office:value="18.000000000018" calcext:value-type="float">
            <text:p>18.000000000018</text:p>
          </table:table-cell>
          <table:table-cell table:formula="of:=MAX(MIN([.C7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2459" calcext:value-type="float">
            <text:p>0.242459</text:p>
          </table:table-cell>
          <table:table-cell table:formula="of:=([.A75]-[.A74])/[.$H$3]" office:value-type="float" office:value="1.25699999999998" calcext:value-type="float">
            <text:p>1.25699999999998</text:p>
          </table:table-cell>
          <table:table-cell table:formula="of:=([.B75]-[.B74])/[.$H$3]" office:value-type="float" office:value="15.9999999999605" calcext:value-type="float">
            <text:p>15.9999999999605</text:p>
          </table:table-cell>
          <table:table-cell table:formula="of:=MAX(MIN([.C75];16);-16)" office:value-type="float" office:value="15.9999999999605" calcext:value-type="float">
            <text:p>15.9999999999605</text:p>
          </table:table-cell>
          <table:table-cell table:number-columns-repeated="4"/>
        </table:table-row>
        <table:table-row table:style-name="ro1">
          <table:table-cell office:value-type="float" office:value="0.243732" calcext:value-type="float">
            <text:p>0.243732</text:p>
          </table:table-cell>
          <table:table-cell table:formula="of:=([.A76]-[.A75])/[.$H$3]" office:value-type="float" office:value="1.273" calcext:value-type="float">
            <text:p>1.273</text:p>
          </table:table-cell>
          <table:table-cell table:formula="of:=([.B76]-[.B75])/[.$H$3]" office:value-type="float" office:value="16.000000000016" calcext:value-type="float">
            <text:p>16.000000000016</text:p>
          </table:table-cell>
          <table:table-cell table:formula="of:=MAX(MIN([.C7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5022" calcext:value-type="float">
            <text:p>0.245022</text:p>
          </table:table-cell>
          <table:table-cell table:formula="of:=([.A77]-[.A76])/[.$H$3]" office:value-type="float" office:value="1.29000000000001" calcext:value-type="float">
            <text:p>1.29000000000001</text:p>
          </table:table-cell>
          <table:table-cell table:formula="of:=([.B77]-[.B76])/[.$H$3]" office:value-type="float" office:value="17.000000000017" calcext:value-type="float">
            <text:p>17.000000000017</text:p>
          </table:table-cell>
          <table:table-cell table:formula="of:=MAX(MIN([.C7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6328" calcext:value-type="float">
            <text:p>0.246328</text:p>
          </table:table-cell>
          <table:table-cell table:formula="of:=([.A78]-[.A77])/[.$H$3]" office:value-type="float" office:value="1.306" calcext:value-type="float">
            <text:p>1.306</text:p>
          </table:table-cell>
          <table:table-cell table:formula="of:=([.B78]-[.B77])/[.$H$3]" office:value-type="float" office:value="15.9999999999882" calcext:value-type="float">
            <text:p>15.9999999999882</text:p>
          </table:table-cell>
          <table:table-cell table:formula="of:=MAX(MIN([.C78];16);-16)" office:value-type="float" office:value="15.9999999999882" calcext:value-type="float">
            <text:p>15.9999999999882</text:p>
          </table:table-cell>
          <table:table-cell table:number-columns-repeated="4"/>
        </table:table-row>
        <table:table-row table:style-name="ro1">
          <table:table-cell office:value-type="float" office:value="0.24765" calcext:value-type="float">
            <text:p>0.24765</text:p>
          </table:table-cell>
          <table:table-cell table:formula="of:=([.A79]-[.A78])/[.$H$3]" office:value-type="float" office:value="1.32200000000002" calcext:value-type="float">
            <text:p>1.32200000000002</text:p>
          </table:table-cell>
          <table:table-cell table:formula="of:=([.B79]-[.B78])/[.$H$3]" office:value-type="float" office:value="16.000000000016" calcext:value-type="float">
            <text:p>16.000000000016</text:p>
          </table:table-cell>
          <table:table-cell table:formula="of:=MAX(MIN([.C7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48988" calcext:value-type="float">
            <text:p>0.248988</text:p>
          </table:table-cell>
          <table:table-cell table:formula="of:=([.A80]-[.A79])/[.$H$3]" office:value-type="float" office:value="1.33799999999998" calcext:value-type="float">
            <text:p>1.33799999999998</text:p>
          </table:table-cell>
          <table:table-cell table:formula="of:=([.B80]-[.B79])/[.$H$3]" office:value-type="float" office:value="15.9999999999605" calcext:value-type="float">
            <text:p>15.9999999999605</text:p>
          </table:table-cell>
          <table:table-cell table:formula="of:=MAX(MIN([.C80];16);-16)" office:value-type="float" office:value="15.9999999999605" calcext:value-type="float">
            <text:p>15.9999999999605</text:p>
          </table:table-cell>
          <table:table-cell table:number-columns-repeated="4"/>
        </table:table-row>
        <table:table-row table:style-name="ro1">
          <table:table-cell office:value-type="float" office:value="0.250341" calcext:value-type="float">
            <text:p>0.250341</text:p>
          </table:table-cell>
          <table:table-cell table:formula="of:=([.A81]-[.A80])/[.$H$3]" office:value-type="float" office:value="1.35299999999999" calcext:value-type="float">
            <text:p>1.35299999999999</text:p>
          </table:table-cell>
          <table:table-cell table:formula="of:=([.B81]-[.B80])/[.$H$3]" office:value-type="float" office:value="15.000000000015" calcext:value-type="float">
            <text:p>15.000000000015</text:p>
          </table:table-cell>
          <table:table-cell table:formula="of:=MAX(MIN([.C81];16);-16)" office:value-type="float" office:value="15.000000000015" calcext:value-type="float">
            <text:p>15.000000000015</text:p>
          </table:table-cell>
          <table:table-cell table:number-columns-repeated="4"/>
        </table:table-row>
        <table:table-row table:style-name="ro1">
          <table:table-cell office:value-type="float" office:value="0.25171" calcext:value-type="float">
            <text:p>0.25171</text:p>
          </table:table-cell>
          <table:table-cell table:formula="of:=([.A82]-[.A81])/[.$H$3]" office:value-type="float" office:value="1.36900000000006" calcext:value-type="float">
            <text:p>1.36900000000006</text:p>
          </table:table-cell>
          <table:table-cell table:formula="of:=([.B82]-[.B81])/[.$H$3]" office:value-type="float" office:value="16.0000000000715" calcext:value-type="float">
            <text:p>16.0000000000715</text:p>
          </table:table-cell>
          <table:table-cell table:formula="of:=MAX(MIN([.C8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3093" calcext:value-type="float">
            <text:p>0.253093</text:p>
          </table:table-cell>
          <table:table-cell table:formula="of:=([.A83]-[.A82])/[.$H$3]" office:value-type="float" office:value="1.38299999999997" calcext:value-type="float">
            <text:p>1.38299999999997</text:p>
          </table:table-cell>
          <table:table-cell table:formula="of:=([.B83]-[.B82])/[.$H$3]" office:value-type="float" office:value="13.999999999903" calcext:value-type="float">
            <text:p>13.999999999903</text:p>
          </table:table-cell>
          <table:table-cell table:formula="of:=MAX(MIN([.C83];16);-16)" office:value-type="float" office:value="13.999999999903" calcext:value-type="float">
            <text:p>13.999999999903</text:p>
          </table:table-cell>
          <table:table-cell table:number-columns-repeated="4"/>
        </table:table-row>
        <table:table-row table:style-name="ro1">
          <table:table-cell office:value-type="float" office:value="0.254492" calcext:value-type="float">
            <text:p>0.254492</text:p>
          </table:table-cell>
          <table:table-cell table:formula="of:=([.A84]-[.A83])/[.$H$3]" office:value-type="float" office:value="1.39899999999998" calcext:value-type="float">
            <text:p>1.39899999999998</text:p>
          </table:table-cell>
          <table:table-cell table:formula="of:=([.B84]-[.B83])/[.$H$3]" office:value-type="float" office:value="16.000000000016" calcext:value-type="float">
            <text:p>16.000000000016</text:p>
          </table:table-cell>
          <table:table-cell table:formula="of:=MAX(MIN([.C8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255905" calcext:value-type="float">
            <text:p>0.255905</text:p>
          </table:table-cell>
          <table:table-cell table:formula="of:=([.A85]-[.A84])/[.$H$3]" office:value-type="float" office:value="1.413" calcext:value-type="float">
            <text:p>1.413</text:p>
          </table:table-cell>
          <table:table-cell table:formula="of:=([.B85]-[.B84])/[.$H$3]" office:value-type="float" office:value="14.000000000014" calcext:value-type="float">
            <text:p>14.000000000014</text:p>
          </table:table-cell>
          <table:table-cell table:formula="of:=MAX(MIN([.C85];16);-16)" office:value-type="float" office:value="14.000000000014" calcext:value-type="float">
            <text:p>14.000000000014</text:p>
          </table:table-cell>
          <table:table-cell table:number-columns-repeated="4"/>
        </table:table-row>
        <table:table-row table:style-name="ro1">
          <table:table-cell office:value-type="float" office:value="0.257333" calcext:value-type="float">
            <text:p>0.257333</text:p>
          </table:table-cell>
          <table:table-cell table:formula="of:=([.A86]-[.A85])/[.$H$3]" office:value-type="float" office:value="1.42799999999998" calcext:value-type="float">
            <text:p>1.42799999999998</text:p>
          </table:table-cell>
          <table:table-cell table:formula="of:=([.B86]-[.B85])/[.$H$3]" office:value-type="float" office:value="14.9999999999872" calcext:value-type="float">
            <text:p>14.9999999999872</text:p>
          </table:table-cell>
          <table:table-cell table:formula="of:=MAX(MIN([.C86];16);-16)" office:value-type="float" office:value="14.9999999999872" calcext:value-type="float">
            <text:p>14.9999999999872</text:p>
          </table:table-cell>
          <table:table-cell table:number-columns-repeated="4"/>
        </table:table-row>
        <table:table-row table:style-name="ro1">
          <table:table-cell office:value-type="float" office:value="0.258775" calcext:value-type="float">
            <text:p>0.258775</text:p>
          </table:table-cell>
          <table:table-cell table:formula="of:=([.A87]-[.A86])/[.$H$3]" office:value-type="float" office:value="1.442" calcext:value-type="float">
            <text:p>1.442</text:p>
          </table:table-cell>
          <table:table-cell table:formula="of:=([.B87]-[.B86])/[.$H$3]" office:value-type="float" office:value="14.000000000014" calcext:value-type="float">
            <text:p>14.000000000014</text:p>
          </table:table-cell>
          <table:table-cell table:formula="of:=MAX(MIN([.C87];16);-16)" office:value-type="float" office:value="14.000000000014" calcext:value-type="float">
            <text:p>14.000000000014</text:p>
          </table:table-cell>
          <table:table-cell table:number-columns-repeated="4"/>
        </table:table-row>
        <table:table-row table:style-name="ro1">
          <table:table-cell office:value-type="float" office:value="0.260232" calcext:value-type="float">
            <text:p>0.260232</text:p>
          </table:table-cell>
          <table:table-cell table:formula="of:=([.A88]-[.A87])/[.$H$3]" office:value-type="float" office:value="1.45699999999999" calcext:value-type="float">
            <text:p>1.45699999999999</text:p>
          </table:table-cell>
          <table:table-cell table:formula="of:=([.B88]-[.B87])/[.$H$3]" office:value-type="float" office:value="14.9999999999872" calcext:value-type="float">
            <text:p>14.9999999999872</text:p>
          </table:table-cell>
          <table:table-cell table:formula="of:=MAX(MIN([.C88];16);-16)" office:value-type="float" office:value="14.9999999999872" calcext:value-type="float">
            <text:p>14.9999999999872</text:p>
          </table:table-cell>
          <table:table-cell table:number-columns-repeated="4"/>
        </table:table-row>
        <table:table-row table:style-name="ro1">
          <table:table-cell office:value-type="float" office:value="0.261702" calcext:value-type="float">
            <text:p>0.261702</text:p>
          </table:table-cell>
          <table:table-cell table:formula="of:=([.A89]-[.A88])/[.$H$3]" office:value-type="float" office:value="1.47000000000003" calcext:value-type="float">
            <text:p>1.47000000000003</text:p>
          </table:table-cell>
          <table:table-cell table:formula="of:=([.B89]-[.B88])/[.$H$3]" office:value-type="float" office:value="13.0000000000408" calcext:value-type="float">
            <text:p>13.0000000000408</text:p>
          </table:table-cell>
          <table:table-cell table:formula="of:=MAX(MIN([.C89];16);-16)" office:value-type="float" office:value="13.0000000000408" calcext:value-type="float">
            <text:p>13.0000000000408</text:p>
          </table:table-cell>
          <table:table-cell table:number-columns-repeated="4"/>
        </table:table-row>
        <table:table-row table:style-name="ro1">
          <table:table-cell office:value-type="float" office:value="0.263186" calcext:value-type="float">
            <text:p>0.263186</text:p>
          </table:table-cell>
          <table:table-cell table:formula="of:=([.A90]-[.A89])/[.$H$3]" office:value-type="float" office:value="1.48399999999999" calcext:value-type="float">
            <text:p>1.48399999999999</text:p>
          </table:table-cell>
          <table:table-cell table:formula="of:=([.B90]-[.B89])/[.$H$3]" office:value-type="float" office:value="13.9999999999585" calcext:value-type="float">
            <text:p>13.9999999999585</text:p>
          </table:table-cell>
          <table:table-cell table:formula="of:=MAX(MIN([.C90];16);-16)" office:value-type="float" office:value="13.9999999999585" calcext:value-type="float">
            <text:p>13.9999999999585</text:p>
          </table:table-cell>
          <table:table-cell table:number-columns-repeated="4"/>
        </table:table-row>
        <table:table-row table:style-name="ro1">
          <table:table-cell office:value-type="float" office:value="0.264684" calcext:value-type="float">
            <text:p>0.264684</text:p>
          </table:table-cell>
          <table:table-cell table:formula="of:=([.A91]-[.A90])/[.$H$3]" office:value-type="float" office:value="1.498" calcext:value-type="float">
            <text:p>1.498</text:p>
          </table:table-cell>
          <table:table-cell table:formula="of:=([.B91]-[.B90])/[.$H$3]" office:value-type="float" office:value="14.000000000014" calcext:value-type="float">
            <text:p>14.000000000014</text:p>
          </table:table-cell>
          <table:table-cell table:formula="of:=MAX(MIN([.C91];16);-16)" office:value-type="float" office:value="14.000000000014" calcext:value-type="float">
            <text:p>14.000000000014</text:p>
          </table:table-cell>
          <table:table-cell table:number-columns-repeated="4"/>
        </table:table-row>
        <table:table-row table:style-name="ro1">
          <table:table-cell office:value-type="float" office:value="0.266194" calcext:value-type="float">
            <text:p>0.266194</text:p>
          </table:table-cell>
          <table:table-cell table:formula="of:=([.A92]-[.A91])/[.$H$3]" office:value-type="float" office:value="1.51000000000001" calcext:value-type="float">
            <text:p>1.51000000000001</text:p>
          </table:table-cell>
          <table:table-cell table:formula="of:=([.B92]-[.B91])/[.$H$3]" office:value-type="float" office:value="12.000000000012" calcext:value-type="float">
            <text:p>12.000000000012</text:p>
          </table:table-cell>
          <table:table-cell table:formula="of:=MAX(MIN([.C92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267718" calcext:value-type="float">
            <text:p>0.267718</text:p>
          </table:table-cell>
          <table:table-cell table:formula="of:=([.A93]-[.A92])/[.$H$3]" office:value-type="float" office:value="1.52400000000003" calcext:value-type="float">
            <text:p>1.52400000000003</text:p>
          </table:table-cell>
          <table:table-cell table:formula="of:=([.B93]-[.B92])/[.$H$3]" office:value-type="float" office:value="14.000000000014" calcext:value-type="float">
            <text:p>14.000000000014</text:p>
          </table:table-cell>
          <table:table-cell table:formula="of:=MAX(MIN([.C93];16);-16)" office:value-type="float" office:value="14.000000000014" calcext:value-type="float">
            <text:p>14.000000000014</text:p>
          </table:table-cell>
          <table:table-cell table:number-columns-repeated="4"/>
        </table:table-row>
        <table:table-row table:style-name="ro1">
          <table:table-cell office:value-type="float" office:value="0.269255" calcext:value-type="float">
            <text:p>0.269255</text:p>
          </table:table-cell>
          <table:table-cell table:formula="of:=([.A94]-[.A93])/[.$H$3]" office:value-type="float" office:value="1.53699999999996" calcext:value-type="float">
            <text:p>1.53699999999996</text:p>
          </table:table-cell>
          <table:table-cell table:formula="of:=([.B94]-[.B93])/[.$H$3]" office:value-type="float" office:value="12.9999999999297" calcext:value-type="float">
            <text:p>12.9999999999297</text:p>
          </table:table-cell>
          <table:table-cell table:formula="of:=MAX(MIN([.C94];16);-16)" office:value-type="float" office:value="12.9999999999297" calcext:value-type="float">
            <text:p>12.9999999999297</text:p>
          </table:table-cell>
          <table:table-cell table:number-columns-repeated="4"/>
        </table:table-row>
        <table:table-row table:style-name="ro1">
          <table:table-cell office:value-type="float" office:value="0.270805" calcext:value-type="float">
            <text:p>0.270805</text:p>
          </table:table-cell>
          <table:table-cell table:formula="of:=([.A95]-[.A94])/[.$H$3]" office:value-type="float" office:value="1.55" calcext:value-type="float">
            <text:p>1.55</text:p>
          </table:table-cell>
          <table:table-cell table:formula="of:=([.B95]-[.B94])/[.$H$3]" office:value-type="float" office:value="13.0000000000408" calcext:value-type="float">
            <text:p>13.0000000000408</text:p>
          </table:table-cell>
          <table:table-cell table:formula="of:=MAX(MIN([.C95];16);-16)" office:value-type="float" office:value="13.0000000000408" calcext:value-type="float">
            <text:p>13.0000000000408</text:p>
          </table:table-cell>
          <table:table-cell table:number-columns-repeated="4"/>
        </table:table-row>
        <table:table-row table:style-name="ro1">
          <table:table-cell office:value-type="float" office:value="0.272367" calcext:value-type="float">
            <text:p>0.272367</text:p>
          </table:table-cell>
          <table:table-cell table:formula="of:=([.A96]-[.A95])/[.$H$3]" office:value-type="float" office:value="1.56200000000001" calcext:value-type="float">
            <text:p>1.56200000000001</text:p>
          </table:table-cell>
          <table:table-cell table:formula="of:=([.B96]-[.B95])/[.$H$3]" office:value-type="float" office:value="12.000000000012" calcext:value-type="float">
            <text:p>12.000000000012</text:p>
          </table:table-cell>
          <table:table-cell table:formula="of:=MAX(MIN([.C96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273942" calcext:value-type="float">
            <text:p>0.273942</text:p>
          </table:table-cell>
          <table:table-cell table:formula="of:=([.A97]-[.A96])/[.$H$3]" office:value-type="float" office:value="1.57499999999999" calcext:value-type="float">
            <text:p>1.57499999999999</text:p>
          </table:table-cell>
          <table:table-cell table:formula="of:=([.B97]-[.B96])/[.$H$3]" office:value-type="float" office:value="12.9999999999852" calcext:value-type="float">
            <text:p>12.9999999999852</text:p>
          </table:table-cell>
          <table:table-cell table:formula="of:=MAX(MIN([.C97];16);-16)" office:value-type="float" office:value="12.9999999999852" calcext:value-type="float">
            <text:p>12.9999999999852</text:p>
          </table:table-cell>
          <table:table-cell table:number-columns-repeated="4"/>
        </table:table-row>
        <table:table-row table:style-name="ro1">
          <table:table-cell office:value-type="float" office:value="0.275528" calcext:value-type="float">
            <text:p>0.275528</text:p>
          </table:table-cell>
          <table:table-cell table:formula="of:=([.A98]-[.A97])/[.$H$3]" office:value-type="float" office:value="1.58600000000003" calcext:value-type="float">
            <text:p>1.58600000000003</text:p>
          </table:table-cell>
          <table:table-cell table:formula="of:=([.B98]-[.B97])/[.$H$3]" office:value-type="float" office:value="11.0000000000388" calcext:value-type="float">
            <text:p>11.0000000000388</text:p>
          </table:table-cell>
          <table:table-cell table:formula="of:=MAX(MIN([.C98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277127" calcext:value-type="float">
            <text:p>0.277127</text:p>
          </table:table-cell>
          <table:table-cell table:formula="of:=([.A99]-[.A98])/[.$H$3]" office:value-type="float" office:value="1.59900000000002" calcext:value-type="float">
            <text:p>1.59900000000002</text:p>
          </table:table-cell>
          <table:table-cell table:formula="of:=([.B99]-[.B98])/[.$H$3]" office:value-type="float" office:value="12.9999999999852" calcext:value-type="float">
            <text:p>12.9999999999852</text:p>
          </table:table-cell>
          <table:table-cell table:formula="of:=MAX(MIN([.C99];16);-16)" office:value-type="float" office:value="12.9999999999852" calcext:value-type="float">
            <text:p>12.9999999999852</text:p>
          </table:table-cell>
          <table:table-cell table:number-columns-repeated="4"/>
        </table:table-row>
        <table:table-row table:style-name="ro1">
          <table:table-cell office:value-type="float" office:value="0.278737" calcext:value-type="float">
            <text:p>0.278737</text:p>
          </table:table-cell>
          <table:table-cell table:formula="of:=([.A100]-[.A99])/[.$H$3]" office:value-type="float" office:value="1.61" calcext:value-type="float">
            <text:p>1.61</text:p>
          </table:table-cell>
          <table:table-cell table:formula="of:=([.B100]-[.B99])/[.$H$3]" office:value-type="float" office:value="10.9999999999832" calcext:value-type="float">
            <text:p>10.9999999999832</text:p>
          </table:table-cell>
          <table:table-cell table:formula="of:=MAX(MIN([.C100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280359" calcext:value-type="float">
            <text:p>0.280359</text:p>
          </table:table-cell>
          <table:table-cell table:formula="of:=([.A101]-[.A100])/[.$H$3]" office:value-type="float" office:value="1.62199999999996" calcext:value-type="float">
            <text:p>1.62199999999996</text:p>
          </table:table-cell>
          <table:table-cell table:formula="of:=([.B101]-[.B100])/[.$H$3]" office:value-type="float" office:value="11.9999999999565" calcext:value-type="float">
            <text:p>11.9999999999565</text:p>
          </table:table-cell>
          <table:table-cell table:formula="of:=MAX(MIN([.C101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281993" calcext:value-type="float">
            <text:p>0.281993</text:p>
          </table:table-cell>
          <table:table-cell table:formula="of:=([.A102]-[.A101])/[.$H$3]" office:value-type="float" office:value="1.63400000000002" calcext:value-type="float">
            <text:p>1.63400000000002</text:p>
          </table:table-cell>
          <table:table-cell table:formula="of:=([.B102]-[.B101])/[.$H$3]" office:value-type="float" office:value="12.0000000000675" calcext:value-type="float">
            <text:p>12.0000000000675</text:p>
          </table:table-cell>
          <table:table-cell table:formula="of:=MAX(MIN([.C102];16);-16)" office:value-type="float" office:value="12.0000000000675" calcext:value-type="float">
            <text:p>12.0000000000675</text:p>
          </table:table-cell>
          <table:table-cell table:number-columns-repeated="4"/>
        </table:table-row>
        <table:table-row table:style-name="ro1">
          <table:table-cell office:value-type="float" office:value="0.283637" calcext:value-type="float">
            <text:p>0.283637</text:p>
          </table:table-cell>
          <table:table-cell table:formula="of:=([.A103]-[.A102])/[.$H$3]" office:value-type="float" office:value="1.64399999999998" calcext:value-type="float">
            <text:p>1.64399999999998</text:p>
          </table:table-cell>
          <table:table-cell table:formula="of:=([.B103]-[.B102])/[.$H$3]" office:value-type="float" office:value="9.99999999995449" calcext:value-type="float">
            <text:p>9.99999999995449</text:p>
          </table:table-cell>
          <table:table-cell table:formula="of:=MAX(MIN([.C103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285292" calcext:value-type="float">
            <text:p>0.285292</text:p>
          </table:table-cell>
          <table:table-cell table:formula="of:=([.A104]-[.A103])/[.$H$3]" office:value-type="float" office:value="1.65500000000002" calcext:value-type="float">
            <text:p>1.65500000000002</text:p>
          </table:table-cell>
          <table:table-cell table:formula="of:=([.B104]-[.B103])/[.$H$3]" office:value-type="float" office:value="11.0000000000388" calcext:value-type="float">
            <text:p>11.0000000000388</text:p>
          </table:table-cell>
          <table:table-cell table:formula="of:=MAX(MIN([.C104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286958" calcext:value-type="float">
            <text:p>0.286958</text:p>
          </table:table-cell>
          <table:table-cell table:formula="of:=([.A105]-[.A104])/[.$H$3]" office:value-type="float" office:value="1.666" calcext:value-type="float">
            <text:p>1.666</text:p>
          </table:table-cell>
          <table:table-cell table:formula="of:=([.B105]-[.B104])/[.$H$3]" office:value-type="float" office:value="10.9999999999832" calcext:value-type="float">
            <text:p>10.9999999999832</text:p>
          </table:table-cell>
          <table:table-cell table:formula="of:=MAX(MIN([.C105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288635" calcext:value-type="float">
            <text:p>0.288635</text:p>
          </table:table-cell>
          <table:table-cell table:formula="of:=([.A106]-[.A105])/[.$H$3]" office:value-type="float" office:value="1.67699999999998" calcext:value-type="float">
            <text:p>1.67699999999998</text:p>
          </table:table-cell>
          <table:table-cell table:formula="of:=([.B106]-[.B105])/[.$H$3]" office:value-type="float" office:value="10.9999999999832" calcext:value-type="float">
            <text:p>10.9999999999832</text:p>
          </table:table-cell>
          <table:table-cell table:formula="of:=MAX(MIN([.C106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290322" calcext:value-type="float">
            <text:p>0.290322</text:p>
          </table:table-cell>
          <table:table-cell table:formula="of:=([.A107]-[.A106])/[.$H$3]" office:value-type="float" office:value="1.68699999999999" calcext:value-type="float">
            <text:p>1.68699999999999</text:p>
          </table:table-cell>
          <table:table-cell table:formula="of:=([.B107]-[.B106])/[.$H$3]" office:value-type="float" office:value="10.00000000001" calcext:value-type="float">
            <text:p>10.00000000001</text:p>
          </table:table-cell>
          <table:table-cell table:formula="of:=MAX(MIN([.C107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292019" calcext:value-type="float">
            <text:p>0.292019</text:p>
          </table:table-cell>
          <table:table-cell table:formula="of:=([.A108]-[.A107])/[.$H$3]" office:value-type="float" office:value="1.697" calcext:value-type="float">
            <text:p>1.697</text:p>
          </table:table-cell>
          <table:table-cell table:formula="of:=([.B108]-[.B107])/[.$H$3]" office:value-type="float" office:value="10.00000000001" calcext:value-type="float">
            <text:p>10.00000000001</text:p>
          </table:table-cell>
          <table:table-cell table:formula="of:=MAX(MIN([.C108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293727" calcext:value-type="float">
            <text:p>0.293727</text:p>
          </table:table-cell>
          <table:table-cell table:formula="of:=([.A109]-[.A108])/[.$H$3]" office:value-type="float" office:value="1.70799999999999" calcext:value-type="float">
            <text:p>1.70799999999999</text:p>
          </table:table-cell>
          <table:table-cell table:formula="of:=([.B109]-[.B108])/[.$H$3]" office:value-type="float" office:value="10.9999999999832" calcext:value-type="float">
            <text:p>10.9999999999832</text:p>
          </table:table-cell>
          <table:table-cell table:formula="of:=MAX(MIN([.C109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295444" calcext:value-type="float">
            <text:p>0.295444</text:p>
          </table:table-cell>
          <table:table-cell table:formula="of:=([.A110]-[.A109])/[.$H$3]" office:value-type="float" office:value="1.71700000000002" calcext:value-type="float">
            <text:p>1.71700000000002</text:p>
          </table:table-cell>
          <table:table-cell table:formula="of:=([.B110]-[.B109])/[.$H$3]" office:value-type="float" office:value="9.00000000003676" calcext:value-type="float">
            <text:p>9.00000000003676</text:p>
          </table:table-cell>
          <table:table-cell table:formula="of:=MAX(MIN([.C110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29717" calcext:value-type="float">
            <text:p>0.29717</text:p>
          </table:table-cell>
          <table:table-cell table:formula="of:=([.A111]-[.A110])/[.$H$3]" office:value-type="float" office:value="1.72600000000006" calcext:value-type="float">
            <text:p>1.72600000000006</text:p>
          </table:table-cell>
          <table:table-cell table:formula="of:=([.B111]-[.B110])/[.$H$3]" office:value-type="float" office:value="9.00000000003676" calcext:value-type="float">
            <text:p>9.00000000003676</text:p>
          </table:table-cell>
          <table:table-cell table:formula="of:=MAX(MIN([.C111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298906" calcext:value-type="float">
            <text:p>0.298906</text:p>
          </table:table-cell>
          <table:table-cell table:formula="of:=([.A112]-[.A111])/[.$H$3]" office:value-type="float" office:value="1.73599999999996" calcext:value-type="float">
            <text:p>1.73599999999996</text:p>
          </table:table-cell>
          <table:table-cell table:formula="of:=([.B112]-[.B111])/[.$H$3]" office:value-type="float" office:value="9.99999999989898" calcext:value-type="float">
            <text:p>9.99999999989898</text:p>
          </table:table-cell>
          <table:table-cell table:formula="of:=MAX(MIN([.C112];16);-16)" office:value-type="float" office:value="9.99999999989898" calcext:value-type="float">
            <text:p>9.99999999989898</text:p>
          </table:table-cell>
          <table:table-cell table:number-columns-repeated="4"/>
        </table:table-row>
        <table:table-row table:style-name="ro1">
          <table:table-cell office:value-type="float" office:value="0.300652" calcext:value-type="float">
            <text:p>0.300652</text:p>
          </table:table-cell>
          <table:table-cell table:formula="of:=([.A113]-[.A112])/[.$H$3]" office:value-type="float" office:value="1.74599999999997" calcext:value-type="float">
            <text:p>1.74599999999997</text:p>
          </table:table-cell>
          <table:table-cell table:formula="of:=([.B113]-[.B112])/[.$H$3]" office:value-type="float" office:value="10.00000000001" calcext:value-type="float">
            <text:p>10.00000000001</text:p>
          </table:table-cell>
          <table:table-cell table:formula="of:=MAX(MIN([.C113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02406" calcext:value-type="float">
            <text:p>0.302406</text:p>
          </table:table-cell>
          <table:table-cell table:formula="of:=([.A114]-[.A113])/[.$H$3]" office:value-type="float" office:value="1.75400000000003" calcext:value-type="float">
            <text:p>1.75400000000003</text:p>
          </table:table-cell>
          <table:table-cell table:formula="of:=([.B114]-[.B113])/[.$H$3]" office:value-type="float" office:value="8.00000000006351" calcext:value-type="float">
            <text:p>8.00000000006351</text:p>
          </table:table-cell>
          <table:table-cell table:formula="of:=MAX(MIN([.C114];16);-16)" office:value-type="float" office:value="8.00000000006351" calcext:value-type="float">
            <text:p>8.00000000006351</text:p>
          </table:table-cell>
          <table:table-cell table:number-columns-repeated="4"/>
        </table:table-row>
        <table:table-row table:style-name="ro1">
          <table:table-cell office:value-type="float" office:value="0.304169" calcext:value-type="float">
            <text:p>0.304169</text:p>
          </table:table-cell>
          <table:table-cell table:formula="of:=([.A115]-[.A114])/[.$H$3]" office:value-type="float" office:value="1.76299999999996" calcext:value-type="float">
            <text:p>1.76299999999996</text:p>
          </table:table-cell>
          <table:table-cell table:formula="of:=([.B115]-[.B114])/[.$H$3]" office:value-type="float" office:value="8.99999999992573" calcext:value-type="float">
            <text:p>8.99999999992573</text:p>
          </table:table-cell>
          <table:table-cell table:formula="of:=MAX(MIN([.C115];16);-16)" office:value-type="float" office:value="8.99999999992573" calcext:value-type="float">
            <text:p>8.99999999992573</text:p>
          </table:table-cell>
          <table:table-cell table:number-columns-repeated="4"/>
        </table:table-row>
        <table:table-row table:style-name="ro1">
          <table:table-cell office:value-type="float" office:value="0.305941" calcext:value-type="float">
            <text:p>0.305941</text:p>
          </table:table-cell>
          <table:table-cell table:formula="of:=([.A116]-[.A115])/[.$H$3]" office:value-type="float" office:value="1.772" calcext:value-type="float">
            <text:p>1.772</text:p>
          </table:table-cell>
          <table:table-cell table:formula="of:=([.B116]-[.B115])/[.$H$3]" office:value-type="float" office:value="9.00000000003676" calcext:value-type="float">
            <text:p>9.00000000003676</text:p>
          </table:table-cell>
          <table:table-cell table:formula="of:=MAX(MIN([.C116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07722" calcext:value-type="float">
            <text:p>0.307722</text:p>
          </table:table-cell>
          <table:table-cell table:formula="of:=([.A117]-[.A116])/[.$H$3]" office:value-type="float" office:value="1.78100000000003" calcext:value-type="float">
            <text:p>1.78100000000003</text:p>
          </table:table-cell>
          <table:table-cell table:formula="of:=([.B117]-[.B116])/[.$H$3]" office:value-type="float" office:value="9.00000000003676" calcext:value-type="float">
            <text:p>9.00000000003676</text:p>
          </table:table-cell>
          <table:table-cell table:formula="of:=MAX(MIN([.C117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0951" calcext:value-type="float">
            <text:p>0.30951</text:p>
          </table:table-cell>
          <table:table-cell table:formula="of:=([.A118]-[.A117])/[.$H$3]" office:value-type="float" office:value="1.78800000000001" calcext:value-type="float">
            <text:p>1.78800000000001</text:p>
          </table:table-cell>
          <table:table-cell table:formula="of:=([.B118]-[.B117])/[.$H$3]" office:value-type="float" office:value="6.99999999997925" calcext:value-type="float">
            <text:p>6.99999999997925</text:p>
          </table:table-cell>
          <table:table-cell table:formula="of:=MAX(MIN([.C118];16);-16)" office:value-type="float" office:value="6.99999999997925" calcext:value-type="float">
            <text:p>6.99999999997925</text:p>
          </table:table-cell>
          <table:table-cell table:number-columns-repeated="4"/>
        </table:table-row>
        <table:table-row table:style-name="ro1">
          <table:table-cell office:value-type="float" office:value="0.311307" calcext:value-type="float">
            <text:p>0.311307</text:p>
          </table:table-cell>
          <table:table-cell table:formula="of:=([.A119]-[.A118])/[.$H$3]" office:value-type="float" office:value="1.79699999999999" calcext:value-type="float">
            <text:p>1.79699999999999</text:p>
          </table:table-cell>
          <table:table-cell table:formula="of:=([.B119]-[.B118])/[.$H$3]" office:value-type="float" office:value="8.99999999998125" calcext:value-type="float">
            <text:p>8.99999999998125</text:p>
          </table:table-cell>
          <table:table-cell table:formula="of:=MAX(MIN([.C119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13112" calcext:value-type="float">
            <text:p>0.313112</text:p>
          </table:table-cell>
          <table:table-cell table:formula="of:=([.A120]-[.A119])/[.$H$3]" office:value-type="float" office:value="1.805" calcext:value-type="float">
            <text:p>1.805</text:p>
          </table:table-cell>
          <table:table-cell table:formula="of:=([.B120]-[.B119])/[.$H$3]" office:value-type="float" office:value="8.000000000008" calcext:value-type="float">
            <text:p>8.000000000008</text:p>
          </table:table-cell>
          <table:table-cell table:formula="of:=MAX(MIN([.C120];16);-16)" office:value-type="float" office:value="8.000000000008" calcext:value-type="float">
            <text:p>8.000000000008</text:p>
          </table:table-cell>
          <table:table-cell table:number-columns-repeated="4"/>
        </table:table-row>
        <table:table-row table:style-name="ro1">
          <table:table-cell office:value-type="float" office:value="0.314924" calcext:value-type="float">
            <text:p>0.314924</text:p>
          </table:table-cell>
          <table:table-cell table:formula="of:=([.A121]-[.A120])/[.$H$3]" office:value-type="float" office:value="1.81199999999998" calcext:value-type="float">
            <text:p>1.81199999999998</text:p>
          </table:table-cell>
          <table:table-cell table:formula="of:=([.B121]-[.B120])/[.$H$3]" office:value-type="float" office:value="6.99999999997925" calcext:value-type="float">
            <text:p>6.99999999997925</text:p>
          </table:table-cell>
          <table:table-cell table:formula="of:=MAX(MIN([.C121];16);-16)" office:value-type="float" office:value="6.99999999997925" calcext:value-type="float">
            <text:p>6.99999999997925</text:p>
          </table:table-cell>
          <table:table-cell table:number-columns-repeated="4"/>
        </table:table-row>
        <table:table-row table:style-name="ro1">
          <table:table-cell office:value-type="float" office:value="0.316745" calcext:value-type="float">
            <text:p>0.316745</text:p>
          </table:table-cell>
          <table:table-cell table:formula="of:=([.A122]-[.A121])/[.$H$3]" office:value-type="float" office:value="1.82100000000002" calcext:value-type="float">
            <text:p>1.82100000000002</text:p>
          </table:table-cell>
          <table:table-cell table:formula="of:=([.B122]-[.B121])/[.$H$3]" office:value-type="float" office:value="9.00000000003676" calcext:value-type="float">
            <text:p>9.00000000003676</text:p>
          </table:table-cell>
          <table:table-cell table:formula="of:=MAX(MIN([.C122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18572" calcext:value-type="float">
            <text:p>0.318572</text:p>
          </table:table-cell>
          <table:table-cell table:formula="of:=([.A123]-[.A122])/[.$H$3]" office:value-type="float" office:value="1.82699999999997" calcext:value-type="float">
            <text:p>1.82699999999997</text:p>
          </table:table-cell>
          <table:table-cell table:formula="of:=([.B123]-[.B122])/[.$H$3]" office:value-type="float" office:value="5.99999999995049" calcext:value-type="float">
            <text:p>5.99999999995049</text:p>
          </table:table-cell>
          <table:table-cell table:formula="of:=MAX(MIN([.C123];16);-16)" office:value-type="float" office:value="5.99999999995049" calcext:value-type="float">
            <text:p>5.99999999995049</text:p>
          </table:table-cell>
          <table:table-cell table:number-columns-repeated="4"/>
        </table:table-row>
        <table:table-row table:style-name="ro1">
          <table:table-cell office:value-type="float" office:value="0.320407" calcext:value-type="float">
            <text:p>0.320407</text:p>
          </table:table-cell>
          <table:table-cell table:formula="of:=([.A124]-[.A123])/[.$H$3]" office:value-type="float" office:value="1.83500000000003" calcext:value-type="float">
            <text:p>1.83500000000003</text:p>
          </table:table-cell>
          <table:table-cell table:formula="of:=([.B124]-[.B123])/[.$H$3]" office:value-type="float" office:value="8.00000000006351" calcext:value-type="float">
            <text:p>8.00000000006351</text:p>
          </table:table-cell>
          <table:table-cell table:formula="of:=MAX(MIN([.C124];16);-16)" office:value-type="float" office:value="8.00000000006351" calcext:value-type="float">
            <text:p>8.00000000006351</text:p>
          </table:table-cell>
          <table:table-cell table:number-columns-repeated="4"/>
        </table:table-row>
        <table:table-row table:style-name="ro1">
          <table:table-cell office:value-type="float" office:value="0.322249" calcext:value-type="float">
            <text:p>0.322249</text:p>
          </table:table-cell>
          <table:table-cell table:formula="of:=([.A125]-[.A124])/[.$H$3]" office:value-type="float" office:value="1.84200000000001" calcext:value-type="float">
            <text:p>1.84200000000001</text:p>
          </table:table-cell>
          <table:table-cell table:formula="of:=([.B125]-[.B124])/[.$H$3]" office:value-type="float" office:value="6.99999999997925" calcext:value-type="float">
            <text:p>6.99999999997925</text:p>
          </table:table-cell>
          <table:table-cell table:formula="of:=MAX(MIN([.C125];16);-16)" office:value-type="float" office:value="6.99999999997925" calcext:value-type="float">
            <text:p>6.99999999997925</text:p>
          </table:table-cell>
          <table:table-cell table:number-columns-repeated="4"/>
        </table:table-row>
        <table:table-row table:style-name="ro1">
          <table:table-cell office:value-type="float" office:value="0.324097" calcext:value-type="float">
            <text:p>0.324097</text:p>
          </table:table-cell>
          <table:table-cell table:formula="of:=([.A126]-[.A125])/[.$H$3]" office:value-type="float" office:value="1.84799999999996" calcext:value-type="float">
            <text:p>1.84799999999996</text:p>
          </table:table-cell>
          <table:table-cell table:formula="of:=([.B126]-[.B125])/[.$H$3]" office:value-type="float" office:value="5.99999999995049" calcext:value-type="float">
            <text:p>5.99999999995049</text:p>
          </table:table-cell>
          <table:table-cell table:formula="of:=MAX(MIN([.C126];16);-16)" office:value-type="float" office:value="5.99999999995049" calcext:value-type="float">
            <text:p>5.99999999995049</text:p>
          </table:table-cell>
          <table:table-cell table:number-columns-repeated="4"/>
        </table:table-row>
        <table:table-row table:style-name="ro1">
          <table:table-cell office:value-type="float" office:value="0.325953" calcext:value-type="float">
            <text:p>0.325953</text:p>
          </table:table-cell>
          <table:table-cell table:formula="of:=([.A127]-[.A126])/[.$H$3]" office:value-type="float" office:value="1.85600000000002" calcext:value-type="float">
            <text:p>1.85600000000002</text:p>
          </table:table-cell>
          <table:table-cell table:formula="of:=([.B127]-[.B126])/[.$H$3]" office:value-type="float" office:value="8.00000000006351" calcext:value-type="float">
            <text:p>8.00000000006351</text:p>
          </table:table-cell>
          <table:table-cell table:formula="of:=MAX(MIN([.C127];16);-16)" office:value-type="float" office:value="8.00000000006351" calcext:value-type="float">
            <text:p>8.00000000006351</text:p>
          </table:table-cell>
          <table:table-cell table:number-columns-repeated="4"/>
        </table:table-row>
        <table:table-row table:style-name="ro1">
          <table:table-cell office:value-type="float" office:value="0.327815" calcext:value-type="float">
            <text:p>0.327815</text:p>
          </table:table-cell>
          <table:table-cell table:formula="of:=([.A128]-[.A127])/[.$H$3]" office:value-type="float" office:value="1.86199999999997" calcext:value-type="float">
            <text:p>1.86199999999997</text:p>
          </table:table-cell>
          <table:table-cell table:formula="of:=([.B128]-[.B127])/[.$H$3]" office:value-type="float" office:value="5.99999999995049" calcext:value-type="float">
            <text:p>5.99999999995049</text:p>
          </table:table-cell>
          <table:table-cell table:formula="of:=MAX(MIN([.C128];16);-16)" office:value-type="float" office:value="5.99999999995049" calcext:value-type="float">
            <text:p>5.99999999995049</text:p>
          </table:table-cell>
          <table:table-cell table:number-columns-repeated="4"/>
        </table:table-row>
        <table:table-row table:style-name="ro1">
          <table:table-cell office:value-type="float" office:value="0.329683" calcext:value-type="float">
            <text:p>0.329683</text:p>
          </table:table-cell>
          <table:table-cell table:formula="of:=([.A129]-[.A128])/[.$H$3]" office:value-type="float" office:value="1.86800000000004" calcext:value-type="float">
            <text:p>1.86800000000004</text:p>
          </table:table-cell>
          <table:table-cell table:formula="of:=([.B129]-[.B128])/[.$H$3]" office:value-type="float" office:value="6.00000000006151" calcext:value-type="float">
            <text:p>6.00000000006151</text:p>
          </table:table-cell>
          <table:table-cell table:formula="of:=MAX(MIN([.C129];16);-16)" office:value-type="float" office:value="6.00000000006151" calcext:value-type="float">
            <text:p>6.00000000006151</text:p>
          </table:table-cell>
          <table:table-cell table:number-columns-repeated="4"/>
        </table:table-row>
        <table:table-row table:style-name="ro1">
          <table:table-cell office:value-type="float" office:value="0.331558" calcext:value-type="float">
            <text:p>0.331558</text:p>
          </table:table-cell>
          <table:table-cell table:formula="of:=([.A130]-[.A129])/[.$H$3]" office:value-type="float" office:value="1.87499999999996" calcext:value-type="float">
            <text:p>1.87499999999996</text:p>
          </table:table-cell>
          <table:table-cell table:formula="of:=([.B130]-[.B129])/[.$H$3]" office:value-type="float" office:value="6.99999999992373" calcext:value-type="float">
            <text:p>6.99999999992373</text:p>
          </table:table-cell>
          <table:table-cell table:formula="of:=MAX(MIN([.C130];16);-16)" office:value-type="float" office:value="6.99999999992373" calcext:value-type="float">
            <text:p>6.99999999992373</text:p>
          </table:table-cell>
          <table:table-cell table:number-columns-repeated="4"/>
        </table:table-row>
        <table:table-row table:style-name="ro1">
          <table:table-cell office:value-type="float" office:value="0.333439" calcext:value-type="float">
            <text:p>0.333439</text:p>
          </table:table-cell>
          <table:table-cell table:formula="of:=([.A131]-[.A130])/[.$H$3]" office:value-type="float" office:value="1.88100000000002" calcext:value-type="float">
            <text:p>1.88100000000002</text:p>
          </table:table-cell>
          <table:table-cell table:formula="of:=([.B131]-[.B130])/[.$H$3]" office:value-type="float" office:value="6.00000000006151" calcext:value-type="float">
            <text:p>6.00000000006151</text:p>
          </table:table-cell>
          <table:table-cell table:formula="of:=MAX(MIN([.C131];16);-16)" office:value-type="float" office:value="6.00000000006151" calcext:value-type="float">
            <text:p>6.00000000006151</text:p>
          </table:table-cell>
          <table:table-cell table:number-columns-repeated="4"/>
        </table:table-row>
        <table:table-row table:style-name="ro1">
          <table:table-cell office:value-type="float" office:value="0.335325" calcext:value-type="float">
            <text:p>0.335325</text:p>
          </table:table-cell>
          <table:table-cell table:formula="of:=([.A132]-[.A131])/[.$H$3]" office:value-type="float" office:value="1.886" calcext:value-type="float">
            <text:p>1.886</text:p>
          </table:table-cell>
          <table:table-cell table:formula="of:=([.B132]-[.B131])/[.$H$3]" office:value-type="float" office:value="4.99999999997725" calcext:value-type="float">
            <text:p>4.99999999997725</text:p>
          </table:table-cell>
          <table:table-cell table:formula="of:=MAX(MIN([.C132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37217" calcext:value-type="float">
            <text:p>0.337217</text:p>
          </table:table-cell>
          <table:table-cell table:formula="of:=([.A133]-[.A132])/[.$H$3]" office:value-type="float" office:value="1.892" calcext:value-type="float">
            <text:p>1.892</text:p>
          </table:table-cell>
          <table:table-cell table:formula="of:=([.B133]-[.B132])/[.$H$3]" office:value-type="float" office:value="6.000000000006" calcext:value-type="float">
            <text:p>6.000000000006</text:p>
          </table:table-cell>
          <table:table-cell table:formula="of:=MAX(MIN([.C133];16);-16)" office:value-type="float" office:value="6.000000000006" calcext:value-type="float">
            <text:p>6.000000000006</text:p>
          </table:table-cell>
          <table:table-cell table:number-columns-repeated="4"/>
        </table:table-row>
        <table:table-row table:style-name="ro1">
          <table:table-cell office:value-type="float" office:value="0.339115" calcext:value-type="float">
            <text:p>0.339115</text:p>
          </table:table-cell>
          <table:table-cell table:formula="of:=([.A134]-[.A133])/[.$H$3]" office:value-type="float" office:value="1.89800000000001" calcext:value-type="float">
            <text:p>1.89800000000001</text:p>
          </table:table-cell>
          <table:table-cell table:formula="of:=([.B134]-[.B133])/[.$H$3]" office:value-type="float" office:value="6.000000000006" calcext:value-type="float">
            <text:p>6.000000000006</text:p>
          </table:table-cell>
          <table:table-cell table:formula="of:=MAX(MIN([.C134];16);-16)" office:value-type="float" office:value="6.000000000006" calcext:value-type="float">
            <text:p>6.000000000006</text:p>
          </table:table-cell>
          <table:table-cell table:number-columns-repeated="4"/>
        </table:table-row>
        <table:table-row table:style-name="ro1">
          <table:table-cell office:value-type="float" office:value="0.341018" calcext:value-type="float">
            <text:p>0.341018</text:p>
          </table:table-cell>
          <table:table-cell table:formula="of:=([.A135]-[.A134])/[.$H$3]" office:value-type="float" office:value="1.90299999999999" calcext:value-type="float">
            <text:p>1.90299999999999</text:p>
          </table:table-cell>
          <table:table-cell table:formula="of:=([.B135]-[.B134])/[.$H$3]" office:value-type="float" office:value="4.99999999997725" calcext:value-type="float">
            <text:p>4.99999999997725</text:p>
          </table:table-cell>
          <table:table-cell table:formula="of:=MAX(MIN([.C135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42927" calcext:value-type="float">
            <text:p>0.342927</text:p>
          </table:table-cell>
          <table:table-cell table:formula="of:=([.A136]-[.A135])/[.$H$3]" office:value-type="float" office:value="1.90899999999999" calcext:value-type="float">
            <text:p>1.90899999999999</text:p>
          </table:table-cell>
          <table:table-cell table:formula="of:=([.B136]-[.B135])/[.$H$3]" office:value-type="float" office:value="6.000000000006" calcext:value-type="float">
            <text:p>6.000000000006</text:p>
          </table:table-cell>
          <table:table-cell table:formula="of:=MAX(MIN([.C136];16);-16)" office:value-type="float" office:value="6.000000000006" calcext:value-type="float">
            <text:p>6.000000000006</text:p>
          </table:table-cell>
          <table:table-cell table:number-columns-repeated="4"/>
        </table:table-row>
        <table:table-row table:style-name="ro1">
          <table:table-cell office:value-type="float" office:value="0.34484" calcext:value-type="float">
            <text:p>0.34484</text:p>
          </table:table-cell>
          <table:table-cell table:formula="of:=([.A137]-[.A136])/[.$H$3]" office:value-type="float" office:value="1.91300000000005" calcext:value-type="float">
            <text:p>1.91300000000005</text:p>
          </table:table-cell>
          <table:table-cell table:formula="of:=([.B137]-[.B136])/[.$H$3]" office:value-type="float" office:value="4.00000000005951" calcext:value-type="float">
            <text:p>4.00000000005951</text:p>
          </table:table-cell>
          <table:table-cell table:formula="of:=MAX(MIN([.C137];16);-16)" office:value-type="float" office:value="4.00000000005951" calcext:value-type="float">
            <text:p>4.00000000005951</text:p>
          </table:table-cell>
          <table:table-cell table:number-columns-repeated="4"/>
        </table:table-row>
        <table:table-row table:style-name="ro1">
          <table:table-cell office:value-type="float" office:value="0.346758" calcext:value-type="float">
            <text:p>0.346758</text:p>
          </table:table-cell>
          <table:table-cell table:formula="of:=([.A138]-[.A137])/[.$H$3]" office:value-type="float" office:value="1.91799999999998" calcext:value-type="float">
            <text:p>1.91799999999998</text:p>
          </table:table-cell>
          <table:table-cell table:formula="of:=([.B138]-[.B137])/[.$H$3]" office:value-type="float" office:value="4.99999999992173" calcext:value-type="float">
            <text:p>4.99999999992173</text:p>
          </table:table-cell>
          <table:table-cell table:formula="of:=MAX(MIN([.C138];16);-16)" office:value-type="float" office:value="4.99999999992173" calcext:value-type="float">
            <text:p>4.99999999992173</text:p>
          </table:table-cell>
          <table:table-cell table:number-columns-repeated="4"/>
        </table:table-row>
        <table:table-row table:style-name="ro1">
          <table:table-cell office:value-type="float" office:value="0.348681" calcext:value-type="float">
            <text:p>0.348681</text:p>
          </table:table-cell>
          <table:table-cell table:formula="of:=([.A139]-[.A138])/[.$H$3]" office:value-type="float" office:value="1.92299999999995" calcext:value-type="float">
            <text:p>1.92299999999995</text:p>
          </table:table-cell>
          <table:table-cell table:formula="of:=([.B139]-[.B138])/[.$H$3]" office:value-type="float" office:value="4.99999999997725" calcext:value-type="float">
            <text:p>4.99999999997725</text:p>
          </table:table-cell>
          <table:table-cell table:formula="of:=MAX(MIN([.C139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50609" calcext:value-type="float">
            <text:p>0.350609</text:p>
          </table:table-cell>
          <table:table-cell table:formula="of:=([.A140]-[.A139])/[.$H$3]" office:value-type="float" office:value="1.92800000000004" calcext:value-type="float">
            <text:p>1.92800000000004</text:p>
          </table:table-cell>
          <table:table-cell table:formula="of:=([.B140]-[.B139])/[.$H$3]" office:value-type="float" office:value="5.00000000008827" calcext:value-type="float">
            <text:p>5.00000000008827</text:p>
          </table:table-cell>
          <table:table-cell table:formula="of:=MAX(MIN([.C140];16);-16)" office:value-type="float" office:value="5.00000000008827" calcext:value-type="float">
            <text:p>5.00000000008827</text:p>
          </table:table-cell>
          <table:table-cell table:number-columns-repeated="4"/>
        </table:table-row>
        <table:table-row table:style-name="ro1">
          <table:table-cell office:value-type="float" office:value="0.352541" calcext:value-type="float">
            <text:p>0.352541</text:p>
          </table:table-cell>
          <table:table-cell table:formula="of:=([.A141]-[.A140])/[.$H$3]" office:value-type="float" office:value="1.93199999999999" calcext:value-type="float">
            <text:p>1.93199999999999</text:p>
          </table:table-cell>
          <table:table-cell table:formula="of:=([.B141]-[.B140])/[.$H$3]" office:value-type="float" office:value="3.99999999994849" calcext:value-type="float">
            <text:p>3.99999999994849</text:p>
          </table:table-cell>
          <table:table-cell table:formula="of:=MAX(MIN([.C141];16);-16)" office:value-type="float" office:value="3.99999999994849" calcext:value-type="float">
            <text:p>3.99999999994849</text:p>
          </table:table-cell>
          <table:table-cell table:number-columns-repeated="4"/>
        </table:table-row>
        <table:table-row table:style-name="ro1">
          <table:table-cell office:value-type="float" office:value="0.354478" calcext:value-type="float">
            <text:p>0.354478</text:p>
          </table:table-cell>
          <table:table-cell table:formula="of:=([.A142]-[.A141])/[.$H$3]" office:value-type="float" office:value="1.93699999999997" calcext:value-type="float">
            <text:p>1.93699999999997</text:p>
          </table:table-cell>
          <table:table-cell table:formula="of:=([.B142]-[.B141])/[.$H$3]" office:value-type="float" office:value="4.99999999997725" calcext:value-type="float">
            <text:p>4.99999999997725</text:p>
          </table:table-cell>
          <table:table-cell table:formula="of:=MAX(MIN([.C142];16);-16)" office:value-type="float" office:value="4.99999999997725" calcext:value-type="float">
            <text:p>4.99999999997725</text:p>
          </table:table-cell>
          <table:table-cell table:number-columns-repeated="4"/>
        </table:table-row>
        <table:table-row table:style-name="ro1">
          <table:table-cell office:value-type="float" office:value="0.356418" calcext:value-type="float">
            <text:p>0.356418</text:p>
          </table:table-cell>
          <table:table-cell table:formula="of:=([.A143]-[.A142])/[.$H$3]" office:value-type="float" office:value="1.94" calcext:value-type="float">
            <text:p>1.94</text:p>
          </table:table-cell>
          <table:table-cell table:formula="of:=([.B143]-[.B142])/[.$H$3]" office:value-type="float" office:value="3.00000000003076" calcext:value-type="float">
            <text:p>3.00000000003076</text:p>
          </table:table-cell>
          <table:table-cell table:formula="of:=MAX(MIN([.C143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358363" calcext:value-type="float">
            <text:p>0.358363</text:p>
          </table:table-cell>
          <table:table-cell table:formula="of:=([.A144]-[.A143])/[.$H$3]" office:value-type="float" office:value="1.94500000000003" calcext:value-type="float">
            <text:p>1.94500000000003</text:p>
          </table:table-cell>
          <table:table-cell table:formula="of:=([.B144]-[.B143])/[.$H$3]" office:value-type="float" office:value="5.00000000003276" calcext:value-type="float">
            <text:p>5.00000000003276</text:p>
          </table:table-cell>
          <table:table-cell table:formula="of:=MAX(MIN([.C144];16);-16)" office:value-type="float" office:value="5.00000000003276" calcext:value-type="float">
            <text:p>5.00000000003276</text:p>
          </table:table-cell>
          <table:table-cell table:number-columns-repeated="4"/>
        </table:table-row>
        <table:table-row table:style-name="ro1">
          <table:table-cell office:value-type="float" office:value="0.360311" calcext:value-type="float">
            <text:p>0.360311</text:p>
          </table:table-cell>
          <table:table-cell table:formula="of:=([.A145]-[.A144])/[.$H$3]" office:value-type="float" office:value="1.94800000000001" calcext:value-type="float">
            <text:p>1.94800000000001</text:p>
          </table:table-cell>
          <table:table-cell table:formula="of:=([.B145]-[.B144])/[.$H$3]" office:value-type="float" office:value="2.99999999997524" calcext:value-type="float">
            <text:p>2.99999999997524</text:p>
          </table:table-cell>
          <table:table-cell table:formula="of:=MAX(MIN([.C145];16);-16)" office:value-type="float" office:value="2.99999999997524" calcext:value-type="float">
            <text:p>2.99999999997524</text:p>
          </table:table-cell>
          <table:table-cell table:number-columns-repeated="4"/>
        </table:table-row>
        <table:table-row table:style-name="ro1">
          <table:table-cell office:value-type="float" office:value="0.362263" calcext:value-type="float">
            <text:p>0.362263</text:p>
          </table:table-cell>
          <table:table-cell table:formula="of:=([.A146]-[.A145])/[.$H$3]" office:value-type="float" office:value="1.95200000000001" calcext:value-type="float">
            <text:p>1.95200000000001</text:p>
          </table:table-cell>
          <table:table-cell table:formula="of:=([.B146]-[.B145])/[.$H$3]" office:value-type="float" office:value="4.000000000004" calcext:value-type="float">
            <text:p>4.000000000004</text:p>
          </table:table-cell>
          <table:table-cell table:formula="of:=MAX(MIN([.C146];16);-16)" office:value-type="float" office:value="4.000000000004" calcext:value-type="float">
            <text:p>4.000000000004</text:p>
          </table:table-cell>
          <table:table-cell table:number-columns-repeated="4"/>
        </table:table-row>
        <table:table-row table:style-name="ro1">
          <table:table-cell office:value-type="float" office:value="0.364219" calcext:value-type="float">
            <text:p>0.364219</text:p>
          </table:table-cell>
          <table:table-cell table:formula="of:=([.A147]-[.A146])/[.$H$3]" office:value-type="float" office:value="1.95599999999996" calcext:value-type="float">
            <text:p>1.95599999999996</text:p>
          </table:table-cell>
          <table:table-cell table:formula="of:=([.B147]-[.B146])/[.$H$3]" office:value-type="float" office:value="3.99999999994849" calcext:value-type="float">
            <text:p>3.99999999994849</text:p>
          </table:table-cell>
          <table:table-cell table:formula="of:=MAX(MIN([.C147];16);-16)" office:value-type="float" office:value="3.99999999994849" calcext:value-type="float">
            <text:p>3.99999999994849</text:p>
          </table:table-cell>
          <table:table-cell table:number-columns-repeated="4"/>
        </table:table-row>
        <table:table-row table:style-name="ro1">
          <table:table-cell office:value-type="float" office:value="0.366178" calcext:value-type="float">
            <text:p>0.366178</text:p>
          </table:table-cell>
          <table:table-cell table:formula="of:=([.A148]-[.A147])/[.$H$3]" office:value-type="float" office:value="1.95900000000004" calcext:value-type="float">
            <text:p>1.95900000000004</text:p>
          </table:table-cell>
          <table:table-cell table:formula="of:=([.B148]-[.B147])/[.$H$3]" office:value-type="float" office:value="3.00000000008627" calcext:value-type="float">
            <text:p>3.00000000008627</text:p>
          </table:table-cell>
          <table:table-cell table:formula="of:=MAX(MIN([.C148];16);-16)" office:value-type="float" office:value="3.00000000008627" calcext:value-type="float">
            <text:p>3.00000000008627</text:p>
          </table:table-cell>
          <table:table-cell table:number-columns-repeated="4"/>
        </table:table-row>
        <table:table-row table:style-name="ro1">
          <table:table-cell office:value-type="float" office:value="0.36814" calcext:value-type="float">
            <text:p>0.36814</text:p>
          </table:table-cell>
          <table:table-cell table:formula="of:=([.A149]-[.A148])/[.$H$3]" office:value-type="float" office:value="1.96200000000002" calcext:value-type="float">
            <text:p>1.96200000000002</text:p>
          </table:table-cell>
          <table:table-cell table:formula="of:=([.B149]-[.B148])/[.$H$3]" office:value-type="float" office:value="2.99999999997524" calcext:value-type="float">
            <text:p>2.99999999997524</text:p>
          </table:table-cell>
          <table:table-cell table:formula="of:=MAX(MIN([.C149];16);-16)" office:value-type="float" office:value="2.99999999997524" calcext:value-type="float">
            <text:p>2.99999999997524</text:p>
          </table:table-cell>
          <table:table-cell table:number-columns-repeated="4"/>
        </table:table-row>
        <table:table-row table:style-name="ro1">
          <table:table-cell office:value-type="float" office:value="0.370105" calcext:value-type="float">
            <text:p>0.370105</text:p>
          </table:table-cell>
          <table:table-cell table:formula="of:=([.A150]-[.A149])/[.$H$3]" office:value-type="float" office:value="1.96499999999994" calcext:value-type="float">
            <text:p>1.96499999999994</text:p>
          </table:table-cell>
          <table:table-cell table:formula="of:=([.B150]-[.B149])/[.$H$3]" office:value-type="float" office:value="2.99999999991973" calcext:value-type="float">
            <text:p>2.99999999991973</text:p>
          </table:table-cell>
          <table:table-cell table:formula="of:=MAX(MIN([.C150];16);-16)" office:value-type="float" office:value="2.99999999991973" calcext:value-type="float">
            <text:p>2.99999999991973</text:p>
          </table:table-cell>
          <table:table-cell table:number-columns-repeated="4"/>
        </table:table-row>
        <table:table-row table:style-name="ro1">
          <table:table-cell office:value-type="float" office:value="0.372074" calcext:value-type="float">
            <text:p>0.372074</text:p>
          </table:table-cell>
          <table:table-cell table:formula="of:=([.A151]-[.A150])/[.$H$3]" office:value-type="float" office:value="1.969" calcext:value-type="float">
            <text:p>1.969</text:p>
          </table:table-cell>
          <table:table-cell table:formula="of:=([.B151]-[.B150])/[.$H$3]" office:value-type="float" office:value="4.00000000005951" calcext:value-type="float">
            <text:p>4.00000000005951</text:p>
          </table:table-cell>
          <table:table-cell table:formula="of:=MAX(MIN([.C151];16);-16)" office:value-type="float" office:value="4.00000000005951" calcext:value-type="float">
            <text:p>4.00000000005951</text:p>
          </table:table-cell>
          <table:table-cell table:number-columns-repeated="4"/>
        </table:table-row>
        <table:table-row table:style-name="ro1">
          <table:table-cell office:value-type="float" office:value="0.374045" calcext:value-type="float">
            <text:p>0.374045</text:p>
          </table:table-cell>
          <table:table-cell table:formula="of:=([.A152]-[.A151])/[.$H$3]" office:value-type="float" office:value="1.971" calcext:value-type="float">
            <text:p>1.971</text:p>
          </table:table-cell>
          <table:table-cell table:formula="of:=([.B152]-[.B151])/[.$H$3]" office:value-type="float" office:value="2.000000000002" calcext:value-type="float">
            <text:p>2.000000000002</text:p>
          </table:table-cell>
          <table:table-cell table:formula="of:=MAX(MIN([.C152];16);-16)" office:value-type="float" office:value="2.000000000002" calcext:value-type="float">
            <text:p>2.000000000002</text:p>
          </table:table-cell>
          <table:table-cell table:number-columns-repeated="4"/>
        </table:table-row>
        <table:table-row table:style-name="ro1">
          <table:table-cell office:value-type="float" office:value="0.376019" calcext:value-type="float">
            <text:p>0.376019</text:p>
          </table:table-cell>
          <table:table-cell table:formula="of:=([.A153]-[.A152])/[.$H$3]" office:value-type="float" office:value="1.97400000000003" calcext:value-type="float">
            <text:p>1.97400000000003</text:p>
          </table:table-cell>
          <table:table-cell table:formula="of:=([.B153]-[.B152])/[.$H$3]" office:value-type="float" office:value="3.00000000003076" calcext:value-type="float">
            <text:p>3.00000000003076</text:p>
          </table:table-cell>
          <table:table-cell table:formula="of:=MAX(MIN([.C153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377995" calcext:value-type="float">
            <text:p>0.377995</text:p>
          </table:table-cell>
          <table:table-cell table:formula="of:=([.A154]-[.A153])/[.$H$3]" office:value-type="float" office:value="1.97599999999998" calcext:value-type="float">
            <text:p>1.97599999999998</text:p>
          </table:table-cell>
          <table:table-cell table:formula="of:=([.B154]-[.B153])/[.$H$3]" office:value-type="float" office:value="1.99999999994649" calcext:value-type="float">
            <text:p>1.99999999994649</text:p>
          </table:table-cell>
          <table:table-cell table:formula="of:=MAX(MIN([.C154];16);-16)" office:value-type="float" office:value="1.99999999994649" calcext:value-type="float">
            <text:p>1.99999999994649</text:p>
          </table:table-cell>
          <table:table-cell table:number-columns-repeated="4"/>
        </table:table-row>
        <table:table-row table:style-name="ro1">
          <table:table-cell office:value-type="float" office:value="0.379974" calcext:value-type="float">
            <text:p>0.379974</text:p>
          </table:table-cell>
          <table:table-cell table:formula="of:=([.A155]-[.A154])/[.$H$3]" office:value-type="float" office:value="1.97900000000001" calcext:value-type="float">
            <text:p>1.97900000000001</text:p>
          </table:table-cell>
          <table:table-cell table:formula="of:=([.B155]-[.B154])/[.$H$3]" office:value-type="float" office:value="3.00000000003076" calcext:value-type="float">
            <text:p>3.00000000003076</text:p>
          </table:table-cell>
          <table:table-cell table:formula="of:=MAX(MIN([.C155];16);-16)" office:value-type="float" office:value="3.00000000003076" calcext:value-type="float">
            <text:p>3.00000000003076</text:p>
          </table:table-cell>
          <table:table-cell table:number-columns-repeated="4"/>
        </table:table-row>
        <table:table-row table:style-name="ro1">
          <table:table-cell office:value-type="float" office:value="0.381955" calcext:value-type="float">
            <text:p>0.381955</text:p>
          </table:table-cell>
          <table:table-cell table:formula="of:=([.A156]-[.A155])/[.$H$3]" office:value-type="float" office:value="1.98100000000001" calcext:value-type="float">
            <text:p>1.98100000000001</text:p>
          </table:table-cell>
          <table:table-cell table:formula="of:=([.B156]-[.B155])/[.$H$3]" office:value-type="float" office:value="2.000000000002" calcext:value-type="float">
            <text:p>2.000000000002</text:p>
          </table:table-cell>
          <table:table-cell table:formula="of:=MAX(MIN([.C156];16);-16)" office:value-type="float" office:value="2.000000000002" calcext:value-type="float">
            <text:p>2.000000000002</text:p>
          </table:table-cell>
          <table:table-cell table:number-columns-repeated="4"/>
        </table:table-row>
        <table:table-row table:style-name="ro1">
          <table:table-cell office:value-type="float" office:value="0.383938" calcext:value-type="float">
            <text:p>0.383938</text:p>
          </table:table-cell>
          <table:table-cell table:formula="of:=([.A157]-[.A156])/[.$H$3]" office:value-type="float" office:value="1.98300000000001" calcext:value-type="float">
            <text:p>1.98300000000001</text:p>
          </table:table-cell>
          <table:table-cell table:formula="of:=([.B157]-[.B156])/[.$H$3]" office:value-type="float" office:value="2.000000000002" calcext:value-type="float">
            <text:p>2.000000000002</text:p>
          </table:table-cell>
          <table:table-cell table:formula="of:=MAX(MIN([.C157];16);-16)" office:value-type="float" office:value="2.000000000002" calcext:value-type="float">
            <text:p>2.000000000002</text:p>
          </table:table-cell>
          <table:table-cell table:number-columns-repeated="4"/>
        </table:table-row>
        <table:table-row table:style-name="ro1">
          <table:table-cell office:value-type="float" office:value="0.385924" calcext:value-type="float">
            <text:p>0.385924</text:p>
          </table:table-cell>
          <table:table-cell table:formula="of:=([.A158]-[.A157])/[.$H$3]" office:value-type="float" office:value="1.98599999999999" calcext:value-type="float">
            <text:p>1.98599999999999</text:p>
          </table:table-cell>
          <table:table-cell table:formula="of:=([.B158]-[.B157])/[.$H$3]" office:value-type="float" office:value="2.99999999997524" calcext:value-type="float">
            <text:p>2.99999999997524</text:p>
          </table:table-cell>
          <table:table-cell table:formula="of:=MAX(MIN([.C158];16);-16)" office:value-type="float" office:value="2.99999999997524" calcext:value-type="float">
            <text:p>2.99999999997524</text:p>
          </table:table-cell>
          <table:table-cell table:number-columns-repeated="4"/>
        </table:table-row>
        <table:table-row table:style-name="ro1">
          <table:table-cell office:value-type="float" office:value="0.387911" calcext:value-type="float">
            <text:p>0.387911</text:p>
          </table:table-cell>
          <table:table-cell table:formula="of:=([.A159]-[.A158])/[.$H$3]" office:value-type="float" office:value="1.98700000000002" calcext:value-type="float">
            <text:p>1.98700000000002</text:p>
          </table:table-cell>
          <table:table-cell table:formula="of:=([.B159]-[.B158])/[.$H$3]" office:value-type="float" office:value="1.00000000002876" calcext:value-type="float">
            <text:p>1.00000000002876</text:p>
          </table:table-cell>
          <table:table-cell table:formula="of:=MAX(MIN([.C159];16);-16)" office:value-type="float" office:value="1.00000000002876" calcext:value-type="float">
            <text:p>1.00000000002876</text:p>
          </table:table-cell>
          <table:table-cell table:number-columns-repeated="4"/>
        </table:table-row>
        <table:table-row table:style-name="ro1">
          <table:table-cell office:value-type="float" office:value="0.3899" calcext:value-type="float">
            <text:p>0.3899</text:p>
          </table:table-cell>
          <table:table-cell table:formula="of:=([.A160]-[.A159])/[.$H$3]" office:value-type="float" office:value="1.98900000000002" calcext:value-type="float">
            <text:p>1.98900000000002</text:p>
          </table:table-cell>
          <table:table-cell table:formula="of:=([.B160]-[.B159])/[.$H$3]" office:value-type="float" office:value="2.000000000002" calcext:value-type="float">
            <text:p>2.000000000002</text:p>
          </table:table-cell>
          <table:table-cell table:formula="of:=MAX(MIN([.C160];16);-16)" office:value-type="float" office:value="2.000000000002" calcext:value-type="float">
            <text:p>2.000000000002</text:p>
          </table:table-cell>
          <table:table-cell table:number-columns-repeated="4"/>
        </table:table-row>
        <table:table-row table:style-name="ro1">
          <table:table-cell office:value-type="float" office:value="0.39189" calcext:value-type="float">
            <text:p>0.39189</text:p>
          </table:table-cell>
          <table:table-cell table:formula="of:=([.A161]-[.A160])/[.$H$3]" office:value-type="float" office:value="1.98999999999999" calcext:value-type="float">
            <text:p>1.98999999999999</text:p>
          </table:table-cell>
          <table:table-cell table:formula="of:=([.B161]-[.B160])/[.$H$3]" office:value-type="float" office:value="0.999999999973245" calcext:value-type="float">
            <text:p>0.999999999973245</text:p>
          </table:table-cell>
          <table:table-cell table:formula="of:=MAX(MIN([.C161];16);-16)" office:value-type="float" office:value="0.999999999973245" calcext:value-type="float">
            <text:p>0.999999999973245</text:p>
          </table:table-cell>
          <table:table-cell table:number-columns-repeated="4"/>
        </table:table-row>
        <table:table-row table:style-name="ro1">
          <table:table-cell office:value-type="float" office:value="0.393882" calcext:value-type="float">
            <text:p>0.393882</text:p>
          </table:table-cell>
          <table:table-cell table:formula="of:=([.A162]-[.A161])/[.$H$3]" office:value-type="float" office:value="1.99199999999999" calcext:value-type="float">
            <text:p>1.99199999999999</text:p>
          </table:table-cell>
          <table:table-cell table:formula="of:=([.B162]-[.B161])/[.$H$3]" office:value-type="float" office:value="2.000000000002" calcext:value-type="float">
            <text:p>2.000000000002</text:p>
          </table:table-cell>
          <table:table-cell table:formula="of:=MAX(MIN([.C162];16);-16)" office:value-type="float" office:value="2.000000000002" calcext:value-type="float">
            <text:p>2.000000000002</text:p>
          </table:table-cell>
          <table:table-cell table:number-columns-repeated="4"/>
        </table:table-row>
        <table:table-row table:style-name="ro1">
          <table:table-cell office:value-type="float" office:value="0.395876" calcext:value-type="float">
            <text:p>0.395876</text:p>
          </table:table-cell>
          <table:table-cell table:formula="of:=([.A163]-[.A162])/[.$H$3]" office:value-type="float" office:value="1.994" calcext:value-type="float">
            <text:p>1.994</text:p>
          </table:table-cell>
          <table:table-cell table:formula="of:=([.B163]-[.B162])/[.$H$3]" office:value-type="float" office:value="2.000000000002" calcext:value-type="float">
            <text:p>2.000000000002</text:p>
          </table:table-cell>
          <table:table-cell table:formula="of:=MAX(MIN([.C163];16);-16)" office:value-type="float" office:value="2.000000000002" calcext:value-type="float">
            <text:p>2.000000000002</text:p>
          </table:table-cell>
          <table:table-cell table:number-columns-repeated="4"/>
        </table:table-row>
        <table:table-row table:style-name="ro1">
          <table:table-cell office:value-type="float" office:value="0.397864" calcext:value-type="float">
            <text:p>0.397864</text:p>
          </table:table-cell>
          <table:table-cell table:formula="of:=([.A164]-[.A163])/[.$H$3]" office:value-type="float" office:value="1.98799999999999" calcext:value-type="float">
            <text:p>1.98799999999999</text:p>
          </table:table-cell>
          <table:table-cell table:formula="of:=([.B164]-[.B163])/[.$H$3]" office:value-type="float" office:value="-6.000000000006" calcext:value-type="float">
            <text:p>-6.000000000006</text:p>
          </table:table-cell>
          <table:table-cell table:formula="of:=MAX(MIN([.C164];16);-16)" office:value-type="float" office:value="-6.000000000006" calcext:value-type="float">
            <text:p>-6.000000000006</text:p>
          </table:table-cell>
          <table:table-cell table:number-columns-repeated="4"/>
        </table:table-row>
        <table:table-row table:style-name="ro1">
          <table:table-cell office:value-type="float" office:value="0.399841" calcext:value-type="float">
            <text:p>0.399841</text:p>
          </table:table-cell>
          <table:table-cell table:formula="of:=([.A165]-[.A164])/[.$H$3]" office:value-type="float" office:value="1.97700000000001" calcext:value-type="float">
            <text:p>1.97700000000001</text:p>
          </table:table-cell>
          <table:table-cell table:formula="of:=([.B165]-[.B164])/[.$H$3]" office:value-type="float" office:value="-10.9999999999832" calcext:value-type="float">
            <text:p>-10.9999999999832</text:p>
          </table:table-cell>
          <table:table-cell table:formula="of:=MAX(MIN([.C165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01806" calcext:value-type="float">
            <text:p>0.401806</text:p>
          </table:table-cell>
          <table:table-cell table:formula="of:=([.A166]-[.A165])/[.$H$3]" office:value-type="float" office:value="1.96499999999999" calcext:value-type="float">
            <text:p>1.96499999999999</text:p>
          </table:table-cell>
          <table:table-cell table:formula="of:=([.B166]-[.B165])/[.$H$3]" office:value-type="float" office:value="-12.000000000012" calcext:value-type="float">
            <text:p>-12.000000000012</text:p>
          </table:table-cell>
          <table:table-cell table:formula="of:=MAX(MIN([.C166];16);-16)" office:value-type="float" office:value="-12.000000000012" calcext:value-type="float">
            <text:p>-12.000000000012</text:p>
          </table:table-cell>
          <table:table-cell table:number-columns-repeated="4"/>
        </table:table-row>
        <table:table-row table:style-name="ro1">
          <table:table-cell office:value-type="float" office:value="0.403759" calcext:value-type="float">
            <text:p>0.403759</text:p>
          </table:table-cell>
          <table:table-cell table:formula="of:=([.A167]-[.A166])/[.$H$3]" office:value-type="float" office:value="1.95299999999998" calcext:value-type="float">
            <text:p>1.95299999999998</text:p>
          </table:table-cell>
          <table:table-cell table:formula="of:=([.B167]-[.B166])/[.$H$3]" office:value-type="float" office:value="-12.000000000012" calcext:value-type="float">
            <text:p>-12.000000000012</text:p>
          </table:table-cell>
          <table:table-cell table:formula="of:=MAX(MIN([.C167];16);-16)" office:value-type="float" office:value="-12.000000000012" calcext:value-type="float">
            <text:p>-12.000000000012</text:p>
          </table:table-cell>
          <table:table-cell table:number-columns-repeated="4"/>
        </table:table-row>
        <table:table-row table:style-name="ro1">
          <table:table-cell office:value-type="float" office:value="0.4057" calcext:value-type="float">
            <text:p>0.4057</text:p>
          </table:table-cell>
          <table:table-cell table:formula="of:=([.A168]-[.A167])/[.$H$3]" office:value-type="float" office:value="1.94100000000003" calcext:value-type="float">
            <text:p>1.94100000000003</text:p>
          </table:table-cell>
          <table:table-cell table:formula="of:=([.B168]-[.B167])/[.$H$3]" office:value-type="float" office:value="-11.9999999999565" calcext:value-type="float">
            <text:p>-11.9999999999565</text:p>
          </table:table-cell>
          <table:table-cell table:formula="of:=MAX(MIN([.C168];16);-16)" office:value-type="float" office:value="-11.9999999999565" calcext:value-type="float">
            <text:p>-11.9999999999565</text:p>
          </table:table-cell>
          <table:table-cell table:number-columns-repeated="4"/>
        </table:table-row>
        <table:table-row table:style-name="ro1">
          <table:table-cell office:value-type="float" office:value="0.40763" calcext:value-type="float">
            <text:p>0.40763</text:p>
          </table:table-cell>
          <table:table-cell table:formula="of:=([.A169]-[.A168])/[.$H$3]" office:value-type="float" office:value="1.93000000000004" calcext:value-type="float">
            <text:p>1.93000000000004</text:p>
          </table:table-cell>
          <table:table-cell table:formula="of:=([.B169]-[.B168])/[.$H$3]" office:value-type="float" office:value="-10.9999999999832" calcext:value-type="float">
            <text:p>-10.9999999999832</text:p>
          </table:table-cell>
          <table:table-cell table:formula="of:=MAX(MIN([.C169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09548" calcext:value-type="float">
            <text:p>0.409548</text:p>
          </table:table-cell>
          <table:table-cell table:formula="of:=([.A170]-[.A169])/[.$H$3]" office:value-type="float" office:value="1.91799999999992" calcext:value-type="float">
            <text:p>1.91799999999992</text:p>
          </table:table-cell>
          <table:table-cell table:formula="of:=([.B170]-[.B169])/[.$H$3]" office:value-type="float" office:value="-12.000000000123" calcext:value-type="float">
            <text:p>-12.000000000123</text:p>
          </table:table-cell>
          <table:table-cell table:formula="of:=MAX(MIN([.C170];16);-16)" office:value-type="float" office:value="-12.000000000123" calcext:value-type="float">
            <text:p>-12.000000000123</text:p>
          </table:table-cell>
          <table:table-cell table:number-columns-repeated="4"/>
        </table:table-row>
        <table:table-row table:style-name="ro1">
          <table:table-cell office:value-type="float" office:value="0.411455" calcext:value-type="float">
            <text:p>0.411455</text:p>
          </table:table-cell>
          <table:table-cell table:formula="of:=([.A171]-[.A170])/[.$H$3]" office:value-type="float" office:value="1.90699999999999" calcext:value-type="float">
            <text:p>1.90699999999999</text:p>
          </table:table-cell>
          <table:table-cell table:formula="of:=([.B171]-[.B170])/[.$H$3]" office:value-type="float" office:value="-10.9999999999277" calcext:value-type="float">
            <text:p>-10.9999999999277</text:p>
          </table:table-cell>
          <table:table-cell table:formula="of:=MAX(MIN([.C171];16);-16)" office:value-type="float" office:value="-10.9999999999277" calcext:value-type="float">
            <text:p>-10.9999999999277</text:p>
          </table:table-cell>
          <table:table-cell table:number-columns-repeated="4"/>
        </table:table-row>
        <table:table-row table:style-name="ro1">
          <table:table-cell office:value-type="float" office:value="0.413351" calcext:value-type="float">
            <text:p>0.413351</text:p>
          </table:table-cell>
          <table:table-cell table:formula="of:=([.A172]-[.A171])/[.$H$3]" office:value-type="float" office:value="1.89600000000001" calcext:value-type="float">
            <text:p>1.89600000000001</text:p>
          </table:table-cell>
          <table:table-cell table:formula="of:=([.B172]-[.B171])/[.$H$3]" office:value-type="float" office:value="-10.9999999999832" calcext:value-type="float">
            <text:p>-10.9999999999832</text:p>
          </table:table-cell>
          <table:table-cell table:formula="of:=MAX(MIN([.C172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15236" calcext:value-type="float">
            <text:p>0.415236</text:p>
          </table:table-cell>
          <table:table-cell table:formula="of:=([.A173]-[.A172])/[.$H$3]" office:value-type="float" office:value="1.88500000000003" calcext:value-type="float">
            <text:p>1.88500000000003</text:p>
          </table:table-cell>
          <table:table-cell table:formula="of:=([.B173]-[.B172])/[.$H$3]" office:value-type="float" office:value="-10.9999999999832" calcext:value-type="float">
            <text:p>-10.9999999999832</text:p>
          </table:table-cell>
          <table:table-cell table:formula="of:=MAX(MIN([.C173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17109" calcext:value-type="float">
            <text:p>0.417109</text:p>
          </table:table-cell>
          <table:table-cell table:formula="of:=([.A174]-[.A173])/[.$H$3]" office:value-type="float" office:value="1.87300000000001" calcext:value-type="float">
            <text:p>1.87300000000001</text:p>
          </table:table-cell>
          <table:table-cell table:formula="of:=([.B174]-[.B173])/[.$H$3]" office:value-type="float" office:value="-12.000000000012" calcext:value-type="float">
            <text:p>-12.000000000012</text:p>
          </table:table-cell>
          <table:table-cell table:formula="of:=MAX(MIN([.C174];16);-16)" office:value-type="float" office:value="-12.000000000012" calcext:value-type="float">
            <text:p>-12.000000000012</text:p>
          </table:table-cell>
          <table:table-cell table:number-columns-repeated="4"/>
        </table:table-row>
        <table:table-row table:style-name="ro1">
          <table:table-cell office:value-type="float" office:value="0.418972" calcext:value-type="float">
            <text:p>0.418972</text:p>
          </table:table-cell>
          <table:table-cell table:formula="of:=([.A175]-[.A174])/[.$H$3]" office:value-type="float" office:value="1.86299999999995" calcext:value-type="float">
            <text:p>1.86299999999995</text:p>
          </table:table-cell>
          <table:table-cell table:formula="of:=([.B175]-[.B174])/[.$H$3]" office:value-type="float" office:value="-10.0000000000655" calcext:value-type="float">
            <text:p>-10.0000000000655</text:p>
          </table:table-cell>
          <table:table-cell table:formula="of:=MAX(MIN([.C17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420823" calcext:value-type="float">
            <text:p>0.420823</text:p>
          </table:table-cell>
          <table:table-cell table:formula="of:=([.A176]-[.A175])/[.$H$3]" office:value-type="float" office:value="1.85100000000005" calcext:value-type="float">
            <text:p>1.85100000000005</text:p>
          </table:table-cell>
          <table:table-cell table:formula="of:=([.B176]-[.B175])/[.$H$3]" office:value-type="float" office:value="-11.999999999901" calcext:value-type="float">
            <text:p>-11.999999999901</text:p>
          </table:table-cell>
          <table:table-cell table:formula="of:=MAX(MIN([.C176];16);-16)" office:value-type="float" office:value="-11.999999999901" calcext:value-type="float">
            <text:p>-11.999999999901</text:p>
          </table:table-cell>
          <table:table-cell table:number-columns-repeated="4"/>
        </table:table-row>
        <table:table-row table:style-name="ro1">
          <table:table-cell office:value-type="float" office:value="0.422664" calcext:value-type="float">
            <text:p>0.422664</text:p>
          </table:table-cell>
          <table:table-cell table:formula="of:=([.A177]-[.A176])/[.$H$3]" office:value-type="float" office:value="1.84099999999998" calcext:value-type="float">
            <text:p>1.84099999999998</text:p>
          </table:table-cell>
          <table:table-cell table:formula="of:=([.B177]-[.B176])/[.$H$3]" office:value-type="float" office:value="-10.0000000000655" calcext:value-type="float">
            <text:p>-10.0000000000655</text:p>
          </table:table-cell>
          <table:table-cell table:formula="of:=MAX(MIN([.C17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424495" calcext:value-type="float">
            <text:p>0.424495</text:p>
          </table:table-cell>
          <table:table-cell table:formula="of:=([.A178]-[.A177])/[.$H$3]" office:value-type="float" office:value="1.83099999999997" calcext:value-type="float">
            <text:p>1.83099999999997</text:p>
          </table:table-cell>
          <table:table-cell table:formula="of:=([.B178]-[.B177])/[.$H$3]" office:value-type="float" office:value="-10.00000000001" calcext:value-type="float">
            <text:p>-10.00000000001</text:p>
          </table:table-cell>
          <table:table-cell table:formula="of:=MAX(MIN([.C178];16);-16)" office:value-type="float" office:value="-10.00000000001" calcext:value-type="float">
            <text:p>-10.00000000001</text:p>
          </table:table-cell>
          <table:table-cell table:number-columns-repeated="4"/>
        </table:table-row>
        <table:table-row table:style-name="ro1">
          <table:table-cell office:value-type="float" office:value="0.426315" calcext:value-type="float">
            <text:p>0.426315</text:p>
          </table:table-cell>
          <table:table-cell table:formula="of:=([.A179]-[.A178])/[.$H$3]" office:value-type="float" office:value="1.82000000000004" calcext:value-type="float">
            <text:p>1.82000000000004</text:p>
          </table:table-cell>
          <table:table-cell table:formula="of:=([.B179]-[.B178])/[.$H$3]" office:value-type="float" office:value="-10.9999999999277" calcext:value-type="float">
            <text:p>-10.9999999999277</text:p>
          </table:table-cell>
          <table:table-cell table:formula="of:=MAX(MIN([.C179];16);-16)" office:value-type="float" office:value="-10.9999999999277" calcext:value-type="float">
            <text:p>-10.9999999999277</text:p>
          </table:table-cell>
          <table:table-cell table:number-columns-repeated="4"/>
        </table:table-row>
        <table:table-row table:style-name="ro1">
          <table:table-cell office:value-type="float" office:value="0.428124" calcext:value-type="float">
            <text:p>0.428124</text:p>
          </table:table-cell>
          <table:table-cell table:formula="of:=([.A180]-[.A179])/[.$H$3]" office:value-type="float" office:value="1.80900000000001" calcext:value-type="float">
            <text:p>1.80900000000001</text:p>
          </table:table-cell>
          <table:table-cell table:formula="of:=([.B180]-[.B179])/[.$H$3]" office:value-type="float" office:value="-11.0000000000388" calcext:value-type="float">
            <text:p>-11.0000000000388</text:p>
          </table:table-cell>
          <table:table-cell table:formula="of:=MAX(MIN([.C180];16);-16)" office:value-type="float" office:value="-11.0000000000388" calcext:value-type="float">
            <text:p>-11.0000000000388</text:p>
          </table:table-cell>
          <table:table-cell table:number-columns-repeated="4"/>
        </table:table-row>
        <table:table-row table:style-name="ro1">
          <table:table-cell office:value-type="float" office:value="0.429923" calcext:value-type="float">
            <text:p>0.429923</text:p>
          </table:table-cell>
          <table:table-cell table:formula="of:=([.A181]-[.A180])/[.$H$3]" office:value-type="float" office:value="1.799" calcext:value-type="float">
            <text:p>1.799</text:p>
          </table:table-cell>
          <table:table-cell table:formula="of:=([.B181]-[.B180])/[.$H$3]" office:value-type="float" office:value="-10.00000000001" calcext:value-type="float">
            <text:p>-10.00000000001</text:p>
          </table:table-cell>
          <table:table-cell table:formula="of:=MAX(MIN([.C181];16);-16)" office:value-type="float" office:value="-10.00000000001" calcext:value-type="float">
            <text:p>-10.00000000001</text:p>
          </table:table-cell>
          <table:table-cell table:number-columns-repeated="4"/>
        </table:table-row>
        <table:table-row table:style-name="ro1">
          <table:table-cell office:value-type="float" office:value="0.431712" calcext:value-type="float">
            <text:p>0.431712</text:p>
          </table:table-cell>
          <table:table-cell table:formula="of:=([.A182]-[.A181])/[.$H$3]" office:value-type="float" office:value="1.78899999999999" calcext:value-type="float">
            <text:p>1.78899999999999</text:p>
          </table:table-cell>
          <table:table-cell table:formula="of:=([.B182]-[.B181])/[.$H$3]" office:value-type="float" office:value="-10.00000000001" calcext:value-type="float">
            <text:p>-10.00000000001</text:p>
          </table:table-cell>
          <table:table-cell table:formula="of:=MAX(MIN([.C182];16);-16)" office:value-type="float" office:value="-10.00000000001" calcext:value-type="float">
            <text:p>-10.00000000001</text:p>
          </table:table-cell>
          <table:table-cell table:number-columns-repeated="4"/>
        </table:table-row>
        <table:table-row table:style-name="ro1">
          <table:table-cell office:value-type="float" office:value="0.43349" calcext:value-type="float">
            <text:p>0.43349</text:p>
          </table:table-cell>
          <table:table-cell table:formula="of:=([.A183]-[.A182])/[.$H$3]" office:value-type="float" office:value="1.77800000000006" calcext:value-type="float">
            <text:p>1.77800000000006</text:p>
          </table:table-cell>
          <table:table-cell table:formula="of:=([.B183]-[.B182])/[.$H$3]" office:value-type="float" office:value="-10.9999999999277" calcext:value-type="float">
            <text:p>-10.9999999999277</text:p>
          </table:table-cell>
          <table:table-cell table:formula="of:=MAX(MIN([.C183];16);-16)" office:value-type="float" office:value="-10.9999999999277" calcext:value-type="float">
            <text:p>-10.9999999999277</text:p>
          </table:table-cell>
          <table:table-cell table:number-columns-repeated="4"/>
        </table:table-row>
        <table:table-row table:style-name="ro1">
          <table:table-cell office:value-type="float" office:value="0.435259" calcext:value-type="float">
            <text:p>0.435259</text:p>
          </table:table-cell>
          <table:table-cell table:formula="of:=([.A184]-[.A183])/[.$H$3]" office:value-type="float" office:value="1.76899999999997" calcext:value-type="float">
            <text:p>1.76899999999997</text:p>
          </table:table-cell>
          <table:table-cell table:formula="of:=([.B184]-[.B183])/[.$H$3]" office:value-type="float" office:value="-9.00000000009227" calcext:value-type="float">
            <text:p>-9.00000000009227</text:p>
          </table:table-cell>
          <table:table-cell table:formula="of:=MAX(MIN([.C184];16);-16)" office:value-type="float" office:value="-9.00000000009227" calcext:value-type="float">
            <text:p>-9.00000000009227</text:p>
          </table:table-cell>
          <table:table-cell table:number-columns-repeated="4"/>
        </table:table-row>
        <table:table-row table:style-name="ro1">
          <table:table-cell office:value-type="float" office:value="0.437017" calcext:value-type="float">
            <text:p>0.437017</text:p>
          </table:table-cell>
          <table:table-cell table:formula="of:=([.A185]-[.A184])/[.$H$3]" office:value-type="float" office:value="1.75799999999998" calcext:value-type="float">
            <text:p>1.75799999999998</text:p>
          </table:table-cell>
          <table:table-cell table:formula="of:=([.B185]-[.B184])/[.$H$3]" office:value-type="float" office:value="-10.9999999999832" calcext:value-type="float">
            <text:p>-10.9999999999832</text:p>
          </table:table-cell>
          <table:table-cell table:formula="of:=MAX(MIN([.C185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38766" calcext:value-type="float">
            <text:p>0.438766</text:p>
          </table:table-cell>
          <table:table-cell table:formula="of:=([.A186]-[.A185])/[.$H$3]" office:value-type="float" office:value="1.749" calcext:value-type="float">
            <text:p>1.749</text:p>
          </table:table-cell>
          <table:table-cell table:formula="of:=([.B186]-[.B185])/[.$H$3]" office:value-type="float" office:value="-8.99999999998125" calcext:value-type="float">
            <text:p>-8.99999999998125</text:p>
          </table:table-cell>
          <table:table-cell table:formula="of:=MAX(MIN([.C186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40504" calcext:value-type="float">
            <text:p>0.440504</text:p>
          </table:table-cell>
          <table:table-cell table:formula="of:=([.A187]-[.A186])/[.$H$3]" office:value-type="float" office:value="1.73800000000002" calcext:value-type="float">
            <text:p>1.73800000000002</text:p>
          </table:table-cell>
          <table:table-cell table:formula="of:=([.B187]-[.B186])/[.$H$3]" office:value-type="float" office:value="-10.9999999999832" calcext:value-type="float">
            <text:p>-10.9999999999832</text:p>
          </table:table-cell>
          <table:table-cell table:formula="of:=MAX(MIN([.C187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42233" calcext:value-type="float">
            <text:p>0.442233</text:p>
          </table:table-cell>
          <table:table-cell table:formula="of:=([.A188]-[.A187])/[.$H$3]" office:value-type="float" office:value="1.72899999999998" calcext:value-type="float">
            <text:p>1.72899999999998</text:p>
          </table:table-cell>
          <table:table-cell table:formula="of:=([.B188]-[.B187])/[.$H$3]" office:value-type="float" office:value="-9.00000000003676" calcext:value-type="float">
            <text:p>-9.00000000003676</text:p>
          </table:table-cell>
          <table:table-cell table:formula="of:=MAX(MIN([.C188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43953" calcext:value-type="float">
            <text:p>0.443953</text:p>
          </table:table-cell>
          <table:table-cell table:formula="of:=([.A189]-[.A188])/[.$H$3]" office:value-type="float" office:value="1.72" calcext:value-type="float">
            <text:p>1.72</text:p>
          </table:table-cell>
          <table:table-cell table:formula="of:=([.B189]-[.B188])/[.$H$3]" office:value-type="float" office:value="-8.99999999998125" calcext:value-type="float">
            <text:p>-8.99999999998125</text:p>
          </table:table-cell>
          <table:table-cell table:formula="of:=MAX(MIN([.C189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45662" calcext:value-type="float">
            <text:p>0.445662</text:p>
          </table:table-cell>
          <table:table-cell table:formula="of:=([.A190]-[.A189])/[.$H$3]" office:value-type="float" office:value="1.70900000000002" calcext:value-type="float">
            <text:p>1.70900000000002</text:p>
          </table:table-cell>
          <table:table-cell table:formula="of:=([.B190]-[.B189])/[.$H$3]" office:value-type="float" office:value="-10.9999999999832" calcext:value-type="float">
            <text:p>-10.9999999999832</text:p>
          </table:table-cell>
          <table:table-cell table:formula="of:=MAX(MIN([.C190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447363" calcext:value-type="float">
            <text:p>0.447363</text:p>
          </table:table-cell>
          <table:table-cell table:formula="of:=([.A191]-[.A190])/[.$H$3]" office:value-type="float" office:value="1.70099999999995" calcext:value-type="float">
            <text:p>1.70099999999995</text:p>
          </table:table-cell>
          <table:table-cell table:formula="of:=([.B191]-[.B190])/[.$H$3]" office:value-type="float" office:value="-8.00000000006351" calcext:value-type="float">
            <text:p>-8.00000000006351</text:p>
          </table:table-cell>
          <table:table-cell table:formula="of:=MAX(MIN([.C191];16);-16)" office:value-type="float" office:value="-8.00000000006351" calcext:value-type="float">
            <text:p>-8.00000000006351</text:p>
          </table:table-cell>
          <table:table-cell table:number-columns-repeated="4"/>
        </table:table-row>
        <table:table-row table:style-name="ro1">
          <table:table-cell office:value-type="float" office:value="0.449054" calcext:value-type="float">
            <text:p>0.449054</text:p>
          </table:table-cell>
          <table:table-cell table:formula="of:=([.A192]-[.A191])/[.$H$3]" office:value-type="float" office:value="1.691" calcext:value-type="float">
            <text:p>1.691</text:p>
          </table:table-cell>
          <table:table-cell table:formula="of:=([.B192]-[.B191])/[.$H$3]" office:value-type="float" office:value="-9.99999999995449" calcext:value-type="float">
            <text:p>-9.99999999995449</text:p>
          </table:table-cell>
          <table:table-cell table:formula="of:=MAX(MIN([.C192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450735" calcext:value-type="float">
            <text:p>0.450735</text:p>
          </table:table-cell>
          <table:table-cell table:formula="of:=([.A193]-[.A192])/[.$H$3]" office:value-type="float" office:value="1.68100000000004" calcext:value-type="float">
            <text:p>1.68100000000004</text:p>
          </table:table-cell>
          <table:table-cell table:formula="of:=([.B193]-[.B192])/[.$H$3]" office:value-type="float" office:value="-9.99999999995449" calcext:value-type="float">
            <text:p>-9.99999999995449</text:p>
          </table:table-cell>
          <table:table-cell table:formula="of:=MAX(MIN([.C193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452408" calcext:value-type="float">
            <text:p>0.452408</text:p>
          </table:table-cell>
          <table:table-cell table:formula="of:=([.A194]-[.A193])/[.$H$3]" office:value-type="float" office:value="1.67299999999998" calcext:value-type="float">
            <text:p>1.67299999999998</text:p>
          </table:table-cell>
          <table:table-cell table:formula="of:=([.B194]-[.B193])/[.$H$3]" office:value-type="float" office:value="-8.00000000006351" calcext:value-type="float">
            <text:p>-8.00000000006351</text:p>
          </table:table-cell>
          <table:table-cell table:formula="of:=MAX(MIN([.C194];16);-16)" office:value-type="float" office:value="-8.00000000006351" calcext:value-type="float">
            <text:p>-8.00000000006351</text:p>
          </table:table-cell>
          <table:table-cell table:number-columns-repeated="4"/>
        </table:table-row>
        <table:table-row table:style-name="ro1">
          <table:table-cell office:value-type="float" office:value="0.454071" calcext:value-type="float">
            <text:p>0.454071</text:p>
          </table:table-cell>
          <table:table-cell table:formula="of:=([.A195]-[.A194])/[.$H$3]" office:value-type="float" office:value="1.66300000000003" calcext:value-type="float">
            <text:p>1.66300000000003</text:p>
          </table:table-cell>
          <table:table-cell table:formula="of:=([.B195]-[.B194])/[.$H$3]" office:value-type="float" office:value="-9.99999999995449" calcext:value-type="float">
            <text:p>-9.99999999995449</text:p>
          </table:table-cell>
          <table:table-cell table:formula="of:=MAX(MIN([.C195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455725" calcext:value-type="float">
            <text:p>0.455725</text:p>
          </table:table-cell>
          <table:table-cell table:formula="of:=([.A196]-[.A195])/[.$H$3]" office:value-type="float" office:value="1.65399999999999" calcext:value-type="float">
            <text:p>1.65399999999999</text:p>
          </table:table-cell>
          <table:table-cell table:formula="of:=([.B196]-[.B195])/[.$H$3]" office:value-type="float" office:value="-9.00000000003676" calcext:value-type="float">
            <text:p>-9.00000000003676</text:p>
          </table:table-cell>
          <table:table-cell table:formula="of:=MAX(MIN([.C196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5737" calcext:value-type="float">
            <text:p>0.45737</text:p>
          </table:table-cell>
          <table:table-cell table:formula="of:=([.A197]-[.A196])/[.$H$3]" office:value-type="float" office:value="1.64500000000006" calcext:value-type="float">
            <text:p>1.64500000000006</text:p>
          </table:table-cell>
          <table:table-cell table:formula="of:=([.B197]-[.B196])/[.$H$3]" office:value-type="float" office:value="-8.99999999992573" calcext:value-type="float">
            <text:p>-8.99999999992573</text:p>
          </table:table-cell>
          <table:table-cell table:formula="of:=MAX(MIN([.C197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459006" calcext:value-type="float">
            <text:p>0.459006</text:p>
          </table:table-cell>
          <table:table-cell table:formula="of:=([.A198]-[.A197])/[.$H$3]" office:value-type="float" office:value="1.63599999999992" calcext:value-type="float">
            <text:p>1.63599999999992</text:p>
          </table:table-cell>
          <table:table-cell table:formula="of:=([.B198]-[.B197])/[.$H$3]" office:value-type="float" office:value="-9.00000000014778" calcext:value-type="float">
            <text:p>-9.00000000014778</text:p>
          </table:table-cell>
          <table:table-cell table:formula="of:=MAX(MIN([.C198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460634" calcext:value-type="float">
            <text:p>0.460634</text:p>
          </table:table-cell>
          <table:table-cell table:formula="of:=([.A199]-[.A198])/[.$H$3]" office:value-type="float" office:value="1.62800000000002" calcext:value-type="float">
            <text:p>1.62800000000002</text:p>
          </table:table-cell>
          <table:table-cell table:formula="of:=([.B199]-[.B198])/[.$H$3]" office:value-type="float" office:value="-7.99999999989698" calcext:value-type="float">
            <text:p>-7.99999999989698</text:p>
          </table:table-cell>
          <table:table-cell table:formula="of:=MAX(MIN([.C199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462252" calcext:value-type="float">
            <text:p>0.462252</text:p>
          </table:table-cell>
          <table:table-cell table:formula="of:=([.A200]-[.A199])/[.$H$3]" office:value-type="float" office:value="1.61800000000001" calcext:value-type="float">
            <text:p>1.61800000000001</text:p>
          </table:table-cell>
          <table:table-cell table:formula="of:=([.B200]-[.B199])/[.$H$3]" office:value-type="float" office:value="-10.00000000001" calcext:value-type="float">
            <text:p>-10.00000000001</text:p>
          </table:table-cell>
          <table:table-cell table:formula="of:=MAX(MIN([.C200];16);-16)" office:value-type="float" office:value="-10.00000000001" calcext:value-type="float">
            <text:p>-10.00000000001</text:p>
          </table:table-cell>
          <table:table-cell table:number-columns-repeated="4"/>
        </table:table-row>
        <table:table-row table:style-name="ro1">
          <table:table-cell office:value-type="float" office:value="0.463862" calcext:value-type="float">
            <text:p>0.463862</text:p>
          </table:table-cell>
          <table:table-cell table:formula="of:=([.A201]-[.A200])/[.$H$3]" office:value-type="float" office:value="1.61" calcext:value-type="float">
            <text:p>1.61</text:p>
          </table:table-cell>
          <table:table-cell table:formula="of:=([.B201]-[.B200])/[.$H$3]" office:value-type="float" office:value="-8.000000000008" calcext:value-type="float">
            <text:p>-8.000000000008</text:p>
          </table:table-cell>
          <table:table-cell table:formula="of:=MAX(MIN([.C201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465463" calcext:value-type="float">
            <text:p>0.465463</text:p>
          </table:table-cell>
          <table:table-cell table:formula="of:=([.A202]-[.A201])/[.$H$3]" office:value-type="float" office:value="1.60099999999996" calcext:value-type="float">
            <text:p>1.60099999999996</text:p>
          </table:table-cell>
          <table:table-cell table:formula="of:=([.B202]-[.B201])/[.$H$3]" office:value-type="float" office:value="-9.00000000003676" calcext:value-type="float">
            <text:p>-9.00000000003676</text:p>
          </table:table-cell>
          <table:table-cell table:formula="of:=MAX(MIN([.C202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67056" calcext:value-type="float">
            <text:p>0.467056</text:p>
          </table:table-cell>
          <table:table-cell table:formula="of:=([.A203]-[.A202])/[.$H$3]" office:value-type="float" office:value="1.59300000000001" calcext:value-type="float">
            <text:p>1.59300000000001</text:p>
          </table:table-cell>
          <table:table-cell table:formula="of:=([.B203]-[.B202])/[.$H$3]" office:value-type="float" office:value="-7.99999999995249" calcext:value-type="float">
            <text:p>-7.99999999995249</text:p>
          </table:table-cell>
          <table:table-cell table:formula="of:=MAX(MIN([.C203];16);-16)" office:value-type="float" office:value="-7.99999999995249" calcext:value-type="float">
            <text:p>-7.99999999995249</text:p>
          </table:table-cell>
          <table:table-cell table:number-columns-repeated="4"/>
        </table:table-row>
        <table:table-row table:style-name="ro1">
          <table:table-cell office:value-type="float" office:value="0.46864" calcext:value-type="float">
            <text:p>0.46864</text:p>
          </table:table-cell>
          <table:table-cell table:formula="of:=([.A204]-[.A203])/[.$H$3]" office:value-type="float" office:value="1.58400000000009" calcext:value-type="float">
            <text:p>1.58400000000009</text:p>
          </table:table-cell>
          <table:table-cell table:formula="of:=([.B204]-[.B203])/[.$H$3]" office:value-type="float" office:value="-8.99999999992573" calcext:value-type="float">
            <text:p>-8.99999999992573</text:p>
          </table:table-cell>
          <table:table-cell table:formula="of:=MAX(MIN([.C204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470216" calcext:value-type="float">
            <text:p>0.470216</text:p>
          </table:table-cell>
          <table:table-cell table:formula="of:=([.A205]-[.A204])/[.$H$3]" office:value-type="float" office:value="1.57599999999991" calcext:value-type="float">
            <text:p>1.57599999999991</text:p>
          </table:table-cell>
          <table:table-cell table:formula="of:=([.B205]-[.B204])/[.$H$3]" office:value-type="float" office:value="-8.00000000017453" calcext:value-type="float">
            <text:p>-8.00000000017453</text:p>
          </table:table-cell>
          <table:table-cell table:formula="of:=MAX(MIN([.C205];16);-16)" office:value-type="float" office:value="-8.00000000017453" calcext:value-type="float">
            <text:p>-8.00000000017453</text:p>
          </table:table-cell>
          <table:table-cell table:number-columns-repeated="4"/>
        </table:table-row>
        <table:table-row table:style-name="ro1">
          <table:table-cell office:value-type="float" office:value="0.471783" calcext:value-type="float">
            <text:p>0.471783</text:p>
          </table:table-cell>
          <table:table-cell table:formula="of:=([.A206]-[.A205])/[.$H$3]" office:value-type="float" office:value="1.56699999999999" calcext:value-type="float">
            <text:p>1.56699999999999</text:p>
          </table:table-cell>
          <table:table-cell table:formula="of:=([.B206]-[.B205])/[.$H$3]" office:value-type="float" office:value="-8.99999999992573" calcext:value-type="float">
            <text:p>-8.99999999992573</text:p>
          </table:table-cell>
          <table:table-cell table:formula="of:=MAX(MIN([.C206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473342" calcext:value-type="float">
            <text:p>0.473342</text:p>
          </table:table-cell>
          <table:table-cell table:formula="of:=([.A207]-[.A206])/[.$H$3]" office:value-type="float" office:value="1.55900000000003" calcext:value-type="float">
            <text:p>1.55900000000003</text:p>
          </table:table-cell>
          <table:table-cell table:formula="of:=([.B207]-[.B206])/[.$H$3]" office:value-type="float" office:value="-7.99999999995249" calcext:value-type="float">
            <text:p>-7.99999999995249</text:p>
          </table:table-cell>
          <table:table-cell table:formula="of:=MAX(MIN([.C207];16);-16)" office:value-type="float" office:value="-7.99999999995249" calcext:value-type="float">
            <text:p>-7.99999999995249</text:p>
          </table:table-cell>
          <table:table-cell table:number-columns-repeated="4"/>
        </table:table-row>
        <table:table-row table:style-name="ro1">
          <table:table-cell office:value-type="float" office:value="0.474892" calcext:value-type="float">
            <text:p>0.474892</text:p>
          </table:table-cell>
          <table:table-cell table:formula="of:=([.A208]-[.A207])/[.$H$3]" office:value-type="float" office:value="1.55" calcext:value-type="float">
            <text:p>1.55</text:p>
          </table:table-cell>
          <table:table-cell table:formula="of:=([.B208]-[.B207])/[.$H$3]" office:value-type="float" office:value="-9.00000000003676" calcext:value-type="float">
            <text:p>-9.00000000003676</text:p>
          </table:table-cell>
          <table:table-cell table:formula="of:=MAX(MIN([.C208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76435" calcext:value-type="float">
            <text:p>0.476435</text:p>
          </table:table-cell>
          <table:table-cell table:formula="of:=([.A209]-[.A208])/[.$H$3]" office:value-type="float" office:value="1.54300000000002" calcext:value-type="float">
            <text:p>1.54300000000002</text:p>
          </table:table-cell>
          <table:table-cell table:formula="of:=([.B209]-[.B208])/[.$H$3]" office:value-type="float" office:value="-6.99999999997925" calcext:value-type="float">
            <text:p>-6.99999999997925</text:p>
          </table:table-cell>
          <table:table-cell table:formula="of:=MAX(MIN([.C209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477969" calcext:value-type="float">
            <text:p>0.477969</text:p>
          </table:table-cell>
          <table:table-cell table:formula="of:=([.A210]-[.A209])/[.$H$3]" office:value-type="float" office:value="1.53399999999998" calcext:value-type="float">
            <text:p>1.53399999999998</text:p>
          </table:table-cell>
          <table:table-cell table:formula="of:=([.B210]-[.B209])/[.$H$3]" office:value-type="float" office:value="-9.00000000003676" calcext:value-type="float">
            <text:p>-9.00000000003676</text:p>
          </table:table-cell>
          <table:table-cell table:formula="of:=MAX(MIN([.C210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479496" calcext:value-type="float">
            <text:p>0.479496</text:p>
          </table:table-cell>
          <table:table-cell table:formula="of:=([.A211]-[.A210])/[.$H$3]" office:value-type="float" office:value="1.527" calcext:value-type="float">
            <text:p>1.527</text:p>
          </table:table-cell>
          <table:table-cell table:formula="of:=([.B211]-[.B210])/[.$H$3]" office:value-type="float" office:value="-6.99999999997925" calcext:value-type="float">
            <text:p>-6.99999999997925</text:p>
          </table:table-cell>
          <table:table-cell table:formula="of:=MAX(MIN([.C211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481014" calcext:value-type="float">
            <text:p>0.481014</text:p>
          </table:table-cell>
          <table:table-cell table:formula="of:=([.A212]-[.A211])/[.$H$3]" office:value-type="float" office:value="1.51800000000002" calcext:value-type="float">
            <text:p>1.51800000000002</text:p>
          </table:table-cell>
          <table:table-cell table:formula="of:=([.B212]-[.B211])/[.$H$3]" office:value-type="float" office:value="-8.99999999998125" calcext:value-type="float">
            <text:p>-8.99999999998125</text:p>
          </table:table-cell>
          <table:table-cell table:formula="of:=MAX(MIN([.C212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82525" calcext:value-type="float">
            <text:p>0.482525</text:p>
          </table:table-cell>
          <table:table-cell table:formula="of:=([.A213]-[.A212])/[.$H$3]" office:value-type="float" office:value="1.51099999999998" calcext:value-type="float">
            <text:p>1.51099999999998</text:p>
          </table:table-cell>
          <table:table-cell table:formula="of:=([.B213]-[.B212])/[.$H$3]" office:value-type="float" office:value="-7.00000000003476" calcext:value-type="float">
            <text:p>-7.00000000003476</text:p>
          </table:table-cell>
          <table:table-cell table:formula="of:=MAX(MIN([.C213];16);-16)" office:value-type="float" office:value="-7.00000000003476" calcext:value-type="float">
            <text:p>-7.00000000003476</text:p>
          </table:table-cell>
          <table:table-cell table:number-columns-repeated="4"/>
        </table:table-row>
        <table:table-row table:style-name="ro1">
          <table:table-cell office:value-type="float" office:value="0.484027" calcext:value-type="float">
            <text:p>0.484027</text:p>
          </table:table-cell>
          <table:table-cell table:formula="of:=([.A214]-[.A213])/[.$H$3]" office:value-type="float" office:value="1.502" calcext:value-type="float">
            <text:p>1.502</text:p>
          </table:table-cell>
          <table:table-cell table:formula="of:=([.B214]-[.B213])/[.$H$3]" office:value-type="float" office:value="-8.99999999998125" calcext:value-type="float">
            <text:p>-8.99999999998125</text:p>
          </table:table-cell>
          <table:table-cell table:formula="of:=MAX(MIN([.C214];16);-16)" office:value-type="float" office:value="-8.99999999998125" calcext:value-type="float">
            <text:p>-8.99999999998125</text:p>
          </table:table-cell>
          <table:table-cell table:number-columns-repeated="4"/>
        </table:table-row>
        <table:table-row table:style-name="ro1">
          <table:table-cell office:value-type="float" office:value="0.485522" calcext:value-type="float">
            <text:p>0.485522</text:p>
          </table:table-cell>
          <table:table-cell table:formula="of:=([.A215]-[.A214])/[.$H$3]" office:value-type="float" office:value="1.49499999999997" calcext:value-type="float">
            <text:p>1.49499999999997</text:p>
          </table:table-cell>
          <table:table-cell table:formula="of:=([.B215]-[.B214])/[.$H$3]" office:value-type="float" office:value="-7.00000000003476" calcext:value-type="float">
            <text:p>-7.00000000003476</text:p>
          </table:table-cell>
          <table:table-cell table:formula="of:=MAX(MIN([.C215];16);-16)" office:value-type="float" office:value="-7.00000000003476" calcext:value-type="float">
            <text:p>-7.00000000003476</text:p>
          </table:table-cell>
          <table:table-cell table:number-columns-repeated="4"/>
        </table:table-row>
        <table:table-row table:style-name="ro1">
          <table:table-cell office:value-type="float" office:value="0.487009" calcext:value-type="float">
            <text:p>0.487009</text:p>
          </table:table-cell>
          <table:table-cell table:formula="of:=([.A216]-[.A215])/[.$H$3]" office:value-type="float" office:value="1.48700000000002" calcext:value-type="float">
            <text:p>1.48700000000002</text:p>
          </table:table-cell>
          <table:table-cell table:formula="of:=([.B216]-[.B215])/[.$H$3]" office:value-type="float" office:value="-7.99999999995249" calcext:value-type="float">
            <text:p>-7.99999999995249</text:p>
          </table:table-cell>
          <table:table-cell table:formula="of:=MAX(MIN([.C216];16);-16)" office:value-type="float" office:value="-7.99999999995249" calcext:value-type="float">
            <text:p>-7.99999999995249</text:p>
          </table:table-cell>
          <table:table-cell table:number-columns-repeated="4"/>
        </table:table-row>
        <table:table-row table:style-name="ro1">
          <table:table-cell office:value-type="float" office:value="0.488488" calcext:value-type="float">
            <text:p>0.488488</text:p>
          </table:table-cell>
          <table:table-cell table:formula="of:=([.A217]-[.A216])/[.$H$3]" office:value-type="float" office:value="1.47900000000001" calcext:value-type="float">
            <text:p>1.47900000000001</text:p>
          </table:table-cell>
          <table:table-cell table:formula="of:=([.B217]-[.B216])/[.$H$3]" office:value-type="float" office:value="-8.000000000008" calcext:value-type="float">
            <text:p>-8.000000000008</text:p>
          </table:table-cell>
          <table:table-cell table:formula="of:=MAX(MIN([.C217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48996" calcext:value-type="float">
            <text:p>0.48996</text:p>
          </table:table-cell>
          <table:table-cell table:formula="of:=([.A218]-[.A217])/[.$H$3]" office:value-type="float" office:value="1.47200000000008" calcext:value-type="float">
            <text:p>1.47200000000008</text:p>
          </table:table-cell>
          <table:table-cell table:formula="of:=([.B218]-[.B217])/[.$H$3]" office:value-type="float" office:value="-6.99999999992373" calcext:value-type="float">
            <text:p>-6.99999999992373</text:p>
          </table:table-cell>
          <table:table-cell table:formula="of:=MAX(MIN([.C218];16);-16)" office:value-type="float" office:value="-6.99999999992373" calcext:value-type="float">
            <text:p>-6.99999999992373</text:p>
          </table:table-cell>
          <table:table-cell table:number-columns-repeated="4"/>
        </table:table-row>
        <table:table-row table:style-name="ro1">
          <table:table-cell office:value-type="float" office:value="0.491424" calcext:value-type="float">
            <text:p>0.491424</text:p>
          </table:table-cell>
          <table:table-cell table:formula="of:=([.A219]-[.A218])/[.$H$3]" office:value-type="float" office:value="1.46399999999991" calcext:value-type="float">
            <text:p>1.46399999999991</text:p>
          </table:table-cell>
          <table:table-cell table:formula="of:=([.B219]-[.B218])/[.$H$3]" office:value-type="float" office:value="-8.00000000017453" calcext:value-type="float">
            <text:p>-8.00000000017453</text:p>
          </table:table-cell>
          <table:table-cell table:formula="of:=MAX(MIN([.C219];16);-16)" office:value-type="float" office:value="-8.00000000017453" calcext:value-type="float">
            <text:p>-8.00000000017453</text:p>
          </table:table-cell>
          <table:table-cell table:number-columns-repeated="4"/>
        </table:table-row>
        <table:table-row table:style-name="ro1">
          <table:table-cell office:value-type="float" office:value="0.492881" calcext:value-type="float">
            <text:p>0.492881</text:p>
          </table:table-cell>
          <table:table-cell table:formula="of:=([.A220]-[.A219])/[.$H$3]" office:value-type="float" office:value="1.45699999999999" calcext:value-type="float">
            <text:p>1.45699999999999</text:p>
          </table:table-cell>
          <table:table-cell table:formula="of:=([.B220]-[.B219])/[.$H$3]" office:value-type="float" office:value="-6.99999999992373" calcext:value-type="float">
            <text:p>-6.99999999992373</text:p>
          </table:table-cell>
          <table:table-cell table:formula="of:=MAX(MIN([.C220];16);-16)" office:value-type="float" office:value="-6.99999999992373" calcext:value-type="float">
            <text:p>-6.99999999992373</text:p>
          </table:table-cell>
          <table:table-cell table:number-columns-repeated="4"/>
        </table:table-row>
        <table:table-row table:style-name="ro1">
          <table:table-cell office:value-type="float" office:value="0.49433" calcext:value-type="float">
            <text:p>0.49433</text:p>
          </table:table-cell>
          <table:table-cell table:formula="of:=([.A221]-[.A220])/[.$H$3]" office:value-type="float" office:value="1.44900000000009" calcext:value-type="float">
            <text:p>1.44900000000009</text:p>
          </table:table-cell>
          <table:table-cell table:formula="of:=([.B221]-[.B220])/[.$H$3]" office:value-type="float" office:value="-7.99999999989698" calcext:value-type="float">
            <text:p>-7.99999999989698</text:p>
          </table:table-cell>
          <table:table-cell table:formula="of:=MAX(MIN([.C221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495772" calcext:value-type="float">
            <text:p>0.495772</text:p>
          </table:table-cell>
          <table:table-cell table:formula="of:=([.A222]-[.A221])/[.$H$3]" office:value-type="float" office:value="1.44199999999994" calcext:value-type="float">
            <text:p>1.44199999999994</text:p>
          </table:table-cell>
          <table:table-cell table:formula="of:=([.B222]-[.B221])/[.$H$3]" office:value-type="float" office:value="-7.00000000014578" calcext:value-type="float">
            <text:p>-7.00000000014578</text:p>
          </table:table-cell>
          <table:table-cell table:formula="of:=MAX(MIN([.C222];16);-16)" office:value-type="float" office:value="-7.00000000014578" calcext:value-type="float">
            <text:p>-7.00000000014578</text:p>
          </table:table-cell>
          <table:table-cell table:number-columns-repeated="4"/>
        </table:table-row>
        <table:table-row table:style-name="ro1">
          <table:table-cell office:value-type="float" office:value="0.497206" calcext:value-type="float">
            <text:p>0.497206</text:p>
          </table:table-cell>
          <table:table-cell table:formula="of:=([.A223]-[.A222])/[.$H$3]" office:value-type="float" office:value="1.43399999999999" calcext:value-type="float">
            <text:p>1.43399999999999</text:p>
          </table:table-cell>
          <table:table-cell table:formula="of:=([.B223]-[.B222])/[.$H$3]" office:value-type="float" office:value="-7.99999999995249" calcext:value-type="float">
            <text:p>-7.99999999995249</text:p>
          </table:table-cell>
          <table:table-cell table:formula="of:=MAX(MIN([.C223];16);-16)" office:value-type="float" office:value="-7.99999999995249" calcext:value-type="float">
            <text:p>-7.99999999995249</text:p>
          </table:table-cell>
          <table:table-cell table:number-columns-repeated="4"/>
        </table:table-row>
        <table:table-row table:style-name="ro1">
          <table:table-cell office:value-type="float" office:value="0.498633" calcext:value-type="float">
            <text:p>0.498633</text:p>
          </table:table-cell>
          <table:table-cell table:formula="of:=([.A224]-[.A223])/[.$H$3]" office:value-type="float" office:value="1.42700000000001" calcext:value-type="float">
            <text:p>1.42700000000001</text:p>
          </table:table-cell>
          <table:table-cell table:formula="of:=([.B224]-[.B223])/[.$H$3]" office:value-type="float" office:value="-6.99999999997925" calcext:value-type="float">
            <text:p>-6.99999999997925</text:p>
          </table:table-cell>
          <table:table-cell table:formula="of:=MAX(MIN([.C224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00053" calcext:value-type="float">
            <text:p>0.500053</text:p>
          </table:table-cell>
          <table:table-cell table:formula="of:=([.A225]-[.A224])/[.$H$3]" office:value-type="float" office:value="1.41999999999998" calcext:value-type="float">
            <text:p>1.41999999999998</text:p>
          </table:table-cell>
          <table:table-cell table:formula="of:=([.B225]-[.B224])/[.$H$3]" office:value-type="float" office:value="-7.00000000003476" calcext:value-type="float">
            <text:p>-7.00000000003476</text:p>
          </table:table-cell>
          <table:table-cell table:formula="of:=MAX(MIN([.C225];16);-16)" office:value-type="float" office:value="-7.00000000003476" calcext:value-type="float">
            <text:p>-7.00000000003476</text:p>
          </table:table-cell>
          <table:table-cell table:number-columns-repeated="4"/>
        </table:table-row>
        <table:table-row table:style-name="ro1">
          <table:table-cell office:value-type="float" office:value="0.501465" calcext:value-type="float">
            <text:p>0.501465</text:p>
          </table:table-cell>
          <table:table-cell table:formula="of:=([.A226]-[.A225])/[.$H$3]" office:value-type="float" office:value="1.41199999999997" calcext:value-type="float">
            <text:p>1.41199999999997</text:p>
          </table:table-cell>
          <table:table-cell table:formula="of:=([.B226]-[.B225])/[.$H$3]" office:value-type="float" office:value="-8.000000000008" calcext:value-type="float">
            <text:p>-8.000000000008</text:p>
          </table:table-cell>
          <table:table-cell table:formula="of:=MAX(MIN([.C226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502871" calcext:value-type="float">
            <text:p>0.502871</text:p>
          </table:table-cell>
          <table:table-cell table:formula="of:=([.A227]-[.A226])/[.$H$3]" office:value-type="float" office:value="1.40600000000002" calcext:value-type="float">
            <text:p>1.40600000000002</text:p>
          </table:table-cell>
          <table:table-cell table:formula="of:=([.B227]-[.B226])/[.$H$3]" office:value-type="float" office:value="-5.99999999995049" calcext:value-type="float">
            <text:p>-5.99999999995049</text:p>
          </table:table-cell>
          <table:table-cell table:formula="of:=MAX(MIN([.C227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04269" calcext:value-type="float">
            <text:p>0.504269</text:p>
          </table:table-cell>
          <table:table-cell table:formula="of:=([.A228]-[.A227])/[.$H$3]" office:value-type="float" office:value="1.39800000000001" calcext:value-type="float">
            <text:p>1.39800000000001</text:p>
          </table:table-cell>
          <table:table-cell table:formula="of:=([.B228]-[.B227])/[.$H$3]" office:value-type="float" office:value="-8.000000000008" calcext:value-type="float">
            <text:p>-8.000000000008</text:p>
          </table:table-cell>
          <table:table-cell table:formula="of:=MAX(MIN([.C228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505661" calcext:value-type="float">
            <text:p>0.505661</text:p>
          </table:table-cell>
          <table:table-cell table:formula="of:=([.A229]-[.A228])/[.$H$3]" office:value-type="float" office:value="1.39200000000006" calcext:value-type="float">
            <text:p>1.39200000000006</text:p>
          </table:table-cell>
          <table:table-cell table:formula="of:=([.B229]-[.B228])/[.$H$3]" office:value-type="float" office:value="-5.99999999995049" calcext:value-type="float">
            <text:p>-5.99999999995049</text:p>
          </table:table-cell>
          <table:table-cell table:formula="of:=MAX(MIN([.C229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07045" calcext:value-type="float">
            <text:p>0.507045</text:p>
          </table:table-cell>
          <table:table-cell table:formula="of:=([.A230]-[.A229])/[.$H$3]" office:value-type="float" office:value="1.38399999999994" calcext:value-type="float">
            <text:p>1.38399999999994</text:p>
          </table:table-cell>
          <table:table-cell table:formula="of:=([.B230]-[.B229])/[.$H$3]" office:value-type="float" office:value="-8.00000000011902" calcext:value-type="float">
            <text:p>-8.00000000011902</text:p>
          </table:table-cell>
          <table:table-cell table:formula="of:=MAX(MIN([.C230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508422" calcext:value-type="float">
            <text:p>0.508422</text:p>
          </table:table-cell>
          <table:table-cell table:formula="of:=([.A231]-[.A230])/[.$H$3]" office:value-type="float" office:value="1.37699999999996" calcext:value-type="float">
            <text:p>1.37699999999996</text:p>
          </table:table-cell>
          <table:table-cell table:formula="of:=([.B231]-[.B230])/[.$H$3]" office:value-type="float" office:value="-6.99999999997925" calcext:value-type="float">
            <text:p>-6.99999999997925</text:p>
          </table:table-cell>
          <table:table-cell table:formula="of:=MAX(MIN([.C231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09793" calcext:value-type="float">
            <text:p>0.509793</text:p>
          </table:table-cell>
          <table:table-cell table:formula="of:=([.A232]-[.A231])/[.$H$3]" office:value-type="float" office:value="1.37100000000001" calcext:value-type="float">
            <text:p>1.37100000000001</text:p>
          </table:table-cell>
          <table:table-cell table:formula="of:=([.B232]-[.B231])/[.$H$3]" office:value-type="float" office:value="-5.99999999995049" calcext:value-type="float">
            <text:p>-5.99999999995049</text:p>
          </table:table-cell>
          <table:table-cell table:formula="of:=MAX(MIN([.C232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11157" calcext:value-type="float">
            <text:p>0.511157</text:p>
          </table:table-cell>
          <table:table-cell table:formula="of:=([.A233]-[.A232])/[.$H$3]" office:value-type="float" office:value="1.36400000000003" calcext:value-type="float">
            <text:p>1.36400000000003</text:p>
          </table:table-cell>
          <table:table-cell table:formula="of:=([.B233]-[.B232])/[.$H$3]" office:value-type="float" office:value="-6.99999999997925" calcext:value-type="float">
            <text:p>-6.99999999997925</text:p>
          </table:table-cell>
          <table:table-cell table:formula="of:=MAX(MIN([.C233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12513" calcext:value-type="float">
            <text:p>0.512513</text:p>
          </table:table-cell>
          <table:table-cell table:formula="of:=([.A234]-[.A233])/[.$H$3]" office:value-type="float" office:value="1.35600000000002" calcext:value-type="float">
            <text:p>1.35600000000002</text:p>
          </table:table-cell>
          <table:table-cell table:formula="of:=([.B234]-[.B233])/[.$H$3]" office:value-type="float" office:value="-8.000000000008" calcext:value-type="float">
            <text:p>-8.000000000008</text:p>
          </table:table-cell>
          <table:table-cell table:formula="of:=MAX(MIN([.C234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513863" calcext:value-type="float">
            <text:p>0.513863</text:p>
          </table:table-cell>
          <table:table-cell table:formula="of:=([.A235]-[.A234])/[.$H$3]" office:value-type="float" office:value="1.34999999999996" calcext:value-type="float">
            <text:p>1.34999999999996</text:p>
          </table:table-cell>
          <table:table-cell table:formula="of:=([.B235]-[.B234])/[.$H$3]" office:value-type="float" office:value="-6.00000000006151" calcext:value-type="float">
            <text:p>-6.00000000006151</text:p>
          </table:table-cell>
          <table:table-cell table:formula="of:=MAX(MIN([.C23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15207" calcext:value-type="float">
            <text:p>0.515207</text:p>
          </table:table-cell>
          <table:table-cell table:formula="of:=([.A236]-[.A235])/[.$H$3]" office:value-type="float" office:value="1.34400000000001" calcext:value-type="float">
            <text:p>1.34400000000001</text:p>
          </table:table-cell>
          <table:table-cell table:formula="of:=([.B236]-[.B235])/[.$H$3]" office:value-type="float" office:value="-5.99999999995049" calcext:value-type="float">
            <text:p>-5.99999999995049</text:p>
          </table:table-cell>
          <table:table-cell table:formula="of:=MAX(MIN([.C236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16544" calcext:value-type="float">
            <text:p>0.516544</text:p>
          </table:table-cell>
          <table:table-cell table:formula="of:=([.A237]-[.A236])/[.$H$3]" office:value-type="float" office:value="1.33700000000003" calcext:value-type="float">
            <text:p>1.33700000000003</text:p>
          </table:table-cell>
          <table:table-cell table:formula="of:=([.B237]-[.B236])/[.$H$3]" office:value-type="float" office:value="-6.99999999997925" calcext:value-type="float">
            <text:p>-6.99999999997925</text:p>
          </table:table-cell>
          <table:table-cell table:formula="of:=MAX(MIN([.C237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17874" calcext:value-type="float">
            <text:p>0.517874</text:p>
          </table:table-cell>
          <table:table-cell table:formula="of:=([.A238]-[.A237])/[.$H$3]" office:value-type="float" office:value="1.32999999999994" calcext:value-type="float">
            <text:p>1.32999999999994</text:p>
          </table:table-cell>
          <table:table-cell table:formula="of:=([.B238]-[.B237])/[.$H$3]" office:value-type="float" office:value="-7.00000000009027" calcext:value-type="float">
            <text:p>-7.00000000009027</text:p>
          </table:table-cell>
          <table:table-cell table:formula="of:=MAX(MIN([.C238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19197" calcext:value-type="float">
            <text:p>0.519197</text:p>
          </table:table-cell>
          <table:table-cell table:formula="of:=([.A239]-[.A238])/[.$H$3]" office:value-type="float" office:value="1.32300000000007" calcext:value-type="float">
            <text:p>1.32300000000007</text:p>
          </table:table-cell>
          <table:table-cell table:formula="of:=([.B239]-[.B238])/[.$H$3]" office:value-type="float" office:value="-6.99999999986822" calcext:value-type="float">
            <text:p>-6.99999999986822</text:p>
          </table:table-cell>
          <table:table-cell table:formula="of:=MAX(MIN([.C239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520514" calcext:value-type="float">
            <text:p>0.520514</text:p>
          </table:table-cell>
          <table:table-cell table:formula="of:=([.A240]-[.A239])/[.$H$3]" office:value-type="float" office:value="1.3169999999999" calcext:value-type="float">
            <text:p>1.3169999999999</text:p>
          </table:table-cell>
          <table:table-cell table:formula="of:=([.B240]-[.B239])/[.$H$3]" office:value-type="float" office:value="-6.00000000017253" calcext:value-type="float">
            <text:p>-6.00000000017253</text:p>
          </table:table-cell>
          <table:table-cell table:formula="of:=MAX(MIN([.C240];16);-16)" office:value-type="float" office:value="-6.00000000017253" calcext:value-type="float">
            <text:p>-6.00000000017253</text:p>
          </table:table-cell>
          <table:table-cell table:number-columns-repeated="4"/>
        </table:table-row>
        <table:table-row table:style-name="ro1">
          <table:table-cell office:value-type="float" office:value="0.521825" calcext:value-type="float">
            <text:p>0.521825</text:p>
          </table:table-cell>
          <table:table-cell table:formula="of:=([.A241]-[.A240])/[.$H$3]" office:value-type="float" office:value="1.31100000000006" calcext:value-type="float">
            <text:p>1.31100000000006</text:p>
          </table:table-cell>
          <table:table-cell table:formula="of:=([.B241]-[.B240])/[.$H$3]" office:value-type="float" office:value="-5.99999999983947" calcext:value-type="float">
            <text:p>-5.99999999983947</text:p>
          </table:table-cell>
          <table:table-cell table:formula="of:=MAX(MIN([.C241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523129" calcext:value-type="float">
            <text:p>0.523129</text:p>
          </table:table-cell>
          <table:table-cell table:formula="of:=([.A242]-[.A241])/[.$H$3]" office:value-type="float" office:value="1.30399999999997" calcext:value-type="float">
            <text:p>1.30399999999997</text:p>
          </table:table-cell>
          <table:table-cell table:formula="of:=([.B242]-[.B241])/[.$H$3]" office:value-type="float" office:value="-7.00000000009027" calcext:value-type="float">
            <text:p>-7.00000000009027</text:p>
          </table:table-cell>
          <table:table-cell table:formula="of:=MAX(MIN([.C242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24427" calcext:value-type="float">
            <text:p>0.524427</text:p>
          </table:table-cell>
          <table:table-cell table:formula="of:=([.A243]-[.A242])/[.$H$3]" office:value-type="float" office:value="1.29800000000002" calcext:value-type="float">
            <text:p>1.29800000000002</text:p>
          </table:table-cell>
          <table:table-cell table:formula="of:=([.B243]-[.B242])/[.$H$3]" office:value-type="float" office:value="-5.99999999995049" calcext:value-type="float">
            <text:p>-5.99999999995049</text:p>
          </table:table-cell>
          <table:table-cell table:formula="of:=MAX(MIN([.C243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25718" calcext:value-type="float">
            <text:p>0.525718</text:p>
          </table:table-cell>
          <table:table-cell table:formula="of:=([.A244]-[.A243])/[.$H$3]" office:value-type="float" office:value="1.29100000000004" calcext:value-type="float">
            <text:p>1.29100000000004</text:p>
          </table:table-cell>
          <table:table-cell table:formula="of:=([.B244]-[.B243])/[.$H$3]" office:value-type="float" office:value="-6.99999999997925" calcext:value-type="float">
            <text:p>-6.99999999997925</text:p>
          </table:table-cell>
          <table:table-cell table:formula="of:=MAX(MIN([.C244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27003" calcext:value-type="float">
            <text:p>0.527003</text:p>
          </table:table-cell>
          <table:table-cell table:formula="of:=([.A245]-[.A244])/[.$H$3]" office:value-type="float" office:value="1.28499999999998" calcext:value-type="float">
            <text:p>1.28499999999998</text:p>
          </table:table-cell>
          <table:table-cell table:formula="of:=([.B245]-[.B244])/[.$H$3]" office:value-type="float" office:value="-6.00000000006151" calcext:value-type="float">
            <text:p>-6.00000000006151</text:p>
          </table:table-cell>
          <table:table-cell table:formula="of:=MAX(MIN([.C24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28282" calcext:value-type="float">
            <text:p>0.528282</text:p>
          </table:table-cell>
          <table:table-cell table:formula="of:=([.A246]-[.A245])/[.$H$3]" office:value-type="float" office:value="1.27900000000003" calcext:value-type="float">
            <text:p>1.27900000000003</text:p>
          </table:table-cell>
          <table:table-cell table:formula="of:=([.B246]-[.B245])/[.$H$3]" office:value-type="float" office:value="-5.99999999995049" calcext:value-type="float">
            <text:p>-5.99999999995049</text:p>
          </table:table-cell>
          <table:table-cell table:formula="of:=MAX(MIN([.C246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29554" calcext:value-type="float">
            <text:p>0.529554</text:p>
          </table:table-cell>
          <table:table-cell table:formula="of:=([.A247]-[.A246])/[.$H$3]" office:value-type="float" office:value="1.27199999999994" calcext:value-type="float">
            <text:p>1.27199999999994</text:p>
          </table:table-cell>
          <table:table-cell table:formula="of:=([.B247]-[.B246])/[.$H$3]" office:value-type="float" office:value="-7.00000000009027" calcext:value-type="float">
            <text:p>-7.00000000009027</text:p>
          </table:table-cell>
          <table:table-cell table:formula="of:=MAX(MIN([.C247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30821" calcext:value-type="float">
            <text:p>0.530821</text:p>
          </table:table-cell>
          <table:table-cell table:formula="of:=([.A248]-[.A247])/[.$H$3]" office:value-type="float" office:value="1.26700000000002" calcext:value-type="float">
            <text:p>1.26700000000002</text:p>
          </table:table-cell>
          <table:table-cell table:formula="of:=([.B248]-[.B247])/[.$H$3]" office:value-type="float" office:value="-4.99999999992173" calcext:value-type="float">
            <text:p>-4.99999999992173</text:p>
          </table:table-cell>
          <table:table-cell table:formula="of:=MAX(MIN([.C24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32081" calcext:value-type="float">
            <text:p>0.532081</text:p>
          </table:table-cell>
          <table:table-cell table:formula="of:=([.A249]-[.A248])/[.$H$3]" office:value-type="float" office:value="1.26000000000004" calcext:value-type="float">
            <text:p>1.26000000000004</text:p>
          </table:table-cell>
          <table:table-cell table:formula="of:=([.B249]-[.B248])/[.$H$3]" office:value-type="float" office:value="-6.99999999997925" calcext:value-type="float">
            <text:p>-6.99999999997925</text:p>
          </table:table-cell>
          <table:table-cell table:formula="of:=MAX(MIN([.C249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533335" calcext:value-type="float">
            <text:p>0.533335</text:p>
          </table:table-cell>
          <table:table-cell table:formula="of:=([.A250]-[.A249])/[.$H$3]" office:value-type="float" office:value="1.25399999999998" calcext:value-type="float">
            <text:p>1.25399999999998</text:p>
          </table:table-cell>
          <table:table-cell table:formula="of:=([.B250]-[.B249])/[.$H$3]" office:value-type="float" office:value="-6.00000000006151" calcext:value-type="float">
            <text:p>-6.00000000006151</text:p>
          </table:table-cell>
          <table:table-cell table:formula="of:=MAX(MIN([.C250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34583" calcext:value-type="float">
            <text:p>0.534583</text:p>
          </table:table-cell>
          <table:table-cell table:formula="of:=([.A251]-[.A250])/[.$H$3]" office:value-type="float" office:value="1.24800000000003" calcext:value-type="float">
            <text:p>1.24800000000003</text:p>
          </table:table-cell>
          <table:table-cell table:formula="of:=([.B251]-[.B250])/[.$H$3]" office:value-type="float" office:value="-5.99999999995049" calcext:value-type="float">
            <text:p>-5.99999999995049</text:p>
          </table:table-cell>
          <table:table-cell table:formula="of:=MAX(MIN([.C25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35825" calcext:value-type="float">
            <text:p>0.535825</text:p>
          </table:table-cell>
          <table:table-cell table:formula="of:=([.A252]-[.A251])/[.$H$3]" office:value-type="float" office:value="1.24199999999997" calcext:value-type="float">
            <text:p>1.24199999999997</text:p>
          </table:table-cell>
          <table:table-cell table:formula="of:=([.B252]-[.B251])/[.$H$3]" office:value-type="float" office:value="-6.00000000006151" calcext:value-type="float">
            <text:p>-6.00000000006151</text:p>
          </table:table-cell>
          <table:table-cell table:formula="of:=MAX(MIN([.C252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37061" calcext:value-type="float">
            <text:p>0.537061</text:p>
          </table:table-cell>
          <table:table-cell table:formula="of:=([.A253]-[.A252])/[.$H$3]" office:value-type="float" office:value="1.23600000000001" calcext:value-type="float">
            <text:p>1.23600000000001</text:p>
          </table:table-cell>
          <table:table-cell table:formula="of:=([.B253]-[.B252])/[.$H$3]" office:value-type="float" office:value="-5.99999999995049" calcext:value-type="float">
            <text:p>-5.99999999995049</text:p>
          </table:table-cell>
          <table:table-cell table:formula="of:=MAX(MIN([.C253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38291" calcext:value-type="float">
            <text:p>0.538291</text:p>
          </table:table-cell>
          <table:table-cell table:formula="of:=([.A254]-[.A253])/[.$H$3]" office:value-type="float" office:value="1.22999999999995" calcext:value-type="float">
            <text:p>1.22999999999995</text:p>
          </table:table-cell>
          <table:table-cell table:formula="of:=([.B254]-[.B253])/[.$H$3]" office:value-type="float" office:value="-6.00000000006151" calcext:value-type="float">
            <text:p>-6.00000000006151</text:p>
          </table:table-cell>
          <table:table-cell table:formula="of:=MAX(MIN([.C254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39516" calcext:value-type="float">
            <text:p>0.539516</text:p>
          </table:table-cell>
          <table:table-cell table:formula="of:=([.A255]-[.A254])/[.$H$3]" office:value-type="float" office:value="1.22500000000003" calcext:value-type="float">
            <text:p>1.22500000000003</text:p>
          </table:table-cell>
          <table:table-cell table:formula="of:=([.B255]-[.B254])/[.$H$3]" office:value-type="float" office:value="-4.99999999992173" calcext:value-type="float">
            <text:p>-4.99999999992173</text:p>
          </table:table-cell>
          <table:table-cell table:formula="of:=MAX(MIN([.C255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40734" calcext:value-type="float">
            <text:p>0.540734</text:p>
          </table:table-cell>
          <table:table-cell table:formula="of:=([.A256]-[.A255])/[.$H$3]" office:value-type="float" office:value="1.21799999999994" calcext:value-type="float">
            <text:p>1.21799999999994</text:p>
          </table:table-cell>
          <table:table-cell table:formula="of:=([.B256]-[.B255])/[.$H$3]" office:value-type="float" office:value="-7.00000000009027" calcext:value-type="float">
            <text:p>-7.00000000009027</text:p>
          </table:table-cell>
          <table:table-cell table:formula="of:=MAX(MIN([.C256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541946" calcext:value-type="float">
            <text:p>0.541946</text:p>
          </table:table-cell>
          <table:table-cell table:formula="of:=([.A257]-[.A256])/[.$H$3]" office:value-type="float" office:value="1.21199999999999" calcext:value-type="float">
            <text:p>1.21199999999999</text:p>
          </table:table-cell>
          <table:table-cell table:formula="of:=([.B257]-[.B256])/[.$H$3]" office:value-type="float" office:value="-5.99999999995049" calcext:value-type="float">
            <text:p>-5.99999999995049</text:p>
          </table:table-cell>
          <table:table-cell table:formula="of:=MAX(MIN([.C257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43153" calcext:value-type="float">
            <text:p>0.543153</text:p>
          </table:table-cell>
          <table:table-cell table:formula="of:=([.A258]-[.A257])/[.$H$3]" office:value-type="float" office:value="1.20700000000007" calcext:value-type="float">
            <text:p>1.20700000000007</text:p>
          </table:table-cell>
          <table:table-cell table:formula="of:=([.B258]-[.B257])/[.$H$3]" office:value-type="float" office:value="-4.99999999992173" calcext:value-type="float">
            <text:p>-4.99999999992173</text:p>
          </table:table-cell>
          <table:table-cell table:formula="of:=MAX(MIN([.C25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44354" calcext:value-type="float">
            <text:p>0.544354</text:p>
          </table:table-cell>
          <table:table-cell table:formula="of:=([.A259]-[.A258])/[.$H$3]" office:value-type="float" office:value="1.20100000000001" calcext:value-type="float">
            <text:p>1.20100000000001</text:p>
          </table:table-cell>
          <table:table-cell table:formula="of:=([.B259]-[.B258])/[.$H$3]" office:value-type="float" office:value="-6.00000000006151" calcext:value-type="float">
            <text:p>-6.00000000006151</text:p>
          </table:table-cell>
          <table:table-cell table:formula="of:=MAX(MIN([.C259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45549" calcext:value-type="float">
            <text:p>0.545549</text:p>
          </table:table-cell>
          <table:table-cell table:formula="of:=([.A260]-[.A259])/[.$H$3]" office:value-type="float" office:value="1.19499999999995" calcext:value-type="float">
            <text:p>1.19499999999995</text:p>
          </table:table-cell>
          <table:table-cell table:formula="of:=([.B260]-[.B259])/[.$H$3]" office:value-type="float" office:value="-6.00000000006151" calcext:value-type="float">
            <text:p>-6.00000000006151</text:p>
          </table:table-cell>
          <table:table-cell table:formula="of:=MAX(MIN([.C260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46739" calcext:value-type="float">
            <text:p>0.546739</text:p>
          </table:table-cell>
          <table:table-cell table:formula="of:=([.A261]-[.A260])/[.$H$3]" office:value-type="float" office:value="1.19000000000002" calcext:value-type="float">
            <text:p>1.19000000000002</text:p>
          </table:table-cell>
          <table:table-cell table:formula="of:=([.B261]-[.B260])/[.$H$3]" office:value-type="float" office:value="-4.99999999992173" calcext:value-type="float">
            <text:p>-4.99999999992173</text:p>
          </table:table-cell>
          <table:table-cell table:formula="of:=MAX(MIN([.C261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47923" calcext:value-type="float">
            <text:p>0.547923</text:p>
          </table:table-cell>
          <table:table-cell table:formula="of:=([.A262]-[.A261])/[.$H$3]" office:value-type="float" office:value="1.18399999999996" calcext:value-type="float">
            <text:p>1.18399999999996</text:p>
          </table:table-cell>
          <table:table-cell table:formula="of:=([.B262]-[.B261])/[.$H$3]" office:value-type="float" office:value="-6.00000000006151" calcext:value-type="float">
            <text:p>-6.00000000006151</text:p>
          </table:table-cell>
          <table:table-cell table:formula="of:=MAX(MIN([.C262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49101" calcext:value-type="float">
            <text:p>0.549101</text:p>
          </table:table-cell>
          <table:table-cell table:formula="of:=([.A263]-[.A262])/[.$H$3]" office:value-type="float" office:value="1.17800000000001" calcext:value-type="float">
            <text:p>1.17800000000001</text:p>
          </table:table-cell>
          <table:table-cell table:formula="of:=([.B263]-[.B262])/[.$H$3]" office:value-type="float" office:value="-5.99999999995049" calcext:value-type="float">
            <text:p>-5.99999999995049</text:p>
          </table:table-cell>
          <table:table-cell table:formula="of:=MAX(MIN([.C263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50273" calcext:value-type="float">
            <text:p>0.550273</text:p>
          </table:table-cell>
          <table:table-cell table:formula="of:=([.A264]-[.A263])/[.$H$3]" office:value-type="float" office:value="1.17200000000006" calcext:value-type="float">
            <text:p>1.17200000000006</text:p>
          </table:table-cell>
          <table:table-cell table:formula="of:=([.B264]-[.B263])/[.$H$3]" office:value-type="float" office:value="-5.99999999995049" calcext:value-type="float">
            <text:p>-5.99999999995049</text:p>
          </table:table-cell>
          <table:table-cell table:formula="of:=MAX(MIN([.C264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5144" calcext:value-type="float">
            <text:p>0.55144</text:p>
          </table:table-cell>
          <table:table-cell table:formula="of:=([.A265]-[.A264])/[.$H$3]" office:value-type="float" office:value="1.16700000000003" calcext:value-type="float">
            <text:p>1.16700000000003</text:p>
          </table:table-cell>
          <table:table-cell table:formula="of:=([.B265]-[.B264])/[.$H$3]" office:value-type="float" office:value="-5.00000000003276" calcext:value-type="float">
            <text:p>-5.00000000003276</text:p>
          </table:table-cell>
          <table:table-cell table:formula="of:=MAX(MIN([.C265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52602" calcext:value-type="float">
            <text:p>0.552602</text:p>
          </table:table-cell>
          <table:table-cell table:formula="of:=([.A266]-[.A265])/[.$H$3]" office:value-type="float" office:value="1.16199999999989" calcext:value-type="float">
            <text:p>1.16199999999989</text:p>
          </table:table-cell>
          <table:table-cell table:formula="of:=([.B266]-[.B265])/[.$H$3]" office:value-type="float" office:value="-5.00000000014378" calcext:value-type="float">
            <text:p>-5.00000000014378</text:p>
          </table:table-cell>
          <table:table-cell table:formula="of:=MAX(MIN([.C266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553758" calcext:value-type="float">
            <text:p>0.553758</text:p>
          </table:table-cell>
          <table:table-cell table:formula="of:=([.A267]-[.A266])/[.$H$3]" office:value-type="float" office:value="1.15600000000005" calcext:value-type="float">
            <text:p>1.15600000000005</text:p>
          </table:table-cell>
          <table:table-cell table:formula="of:=([.B267]-[.B266])/[.$H$3]" office:value-type="float" office:value="-5.99999999983947" calcext:value-type="float">
            <text:p>-5.99999999983947</text:p>
          </table:table-cell>
          <table:table-cell table:formula="of:=MAX(MIN([.C267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554909" calcext:value-type="float">
            <text:p>0.554909</text:p>
          </table:table-cell>
          <table:table-cell table:formula="of:=([.A268]-[.A267])/[.$H$3]" office:value-type="float" office:value="1.15100000000001" calcext:value-type="float">
            <text:p>1.15100000000001</text:p>
          </table:table-cell>
          <table:table-cell table:formula="of:=([.B268]-[.B267])/[.$H$3]" office:value-type="float" office:value="-5.00000000003276" calcext:value-type="float">
            <text:p>-5.00000000003276</text:p>
          </table:table-cell>
          <table:table-cell table:formula="of:=MAX(MIN([.C268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56054" calcext:value-type="float">
            <text:p>0.556054</text:p>
          </table:table-cell>
          <table:table-cell table:formula="of:=([.A269]-[.A268])/[.$H$3]" office:value-type="float" office:value="1.14499999999995" calcext:value-type="float">
            <text:p>1.14499999999995</text:p>
          </table:table-cell>
          <table:table-cell table:formula="of:=([.B269]-[.B268])/[.$H$3]" office:value-type="float" office:value="-6.00000000006151" calcext:value-type="float">
            <text:p>-6.00000000006151</text:p>
          </table:table-cell>
          <table:table-cell table:formula="of:=MAX(MIN([.C269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57194" calcext:value-type="float">
            <text:p>0.557194</text:p>
          </table:table-cell>
          <table:table-cell table:formula="of:=([.A270]-[.A269])/[.$H$3]" office:value-type="float" office:value="1.14000000000003" calcext:value-type="float">
            <text:p>1.14000000000003</text:p>
          </table:table-cell>
          <table:table-cell table:formula="of:=([.B270]-[.B269])/[.$H$3]" office:value-type="float" office:value="-4.99999999992173" calcext:value-type="float">
            <text:p>-4.99999999992173</text:p>
          </table:table-cell>
          <table:table-cell table:formula="of:=MAX(MIN([.C270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58328" calcext:value-type="float">
            <text:p>0.558328</text:p>
          </table:table-cell>
          <table:table-cell table:formula="of:=([.A271]-[.A270])/[.$H$3]" office:value-type="float" office:value="1.13399999999997" calcext:value-type="float">
            <text:p>1.13399999999997</text:p>
          </table:table-cell>
          <table:table-cell table:formula="of:=([.B271]-[.B270])/[.$H$3]" office:value-type="float" office:value="-6.00000000006151" calcext:value-type="float">
            <text:p>-6.00000000006151</text:p>
          </table:table-cell>
          <table:table-cell table:formula="of:=MAX(MIN([.C271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59457" calcext:value-type="float">
            <text:p>0.559457</text:p>
          </table:table-cell>
          <table:table-cell table:formula="of:=([.A272]-[.A271])/[.$H$3]" office:value-type="float" office:value="1.12900000000005" calcext:value-type="float">
            <text:p>1.12900000000005</text:p>
          </table:table-cell>
          <table:table-cell table:formula="of:=([.B272]-[.B271])/[.$H$3]" office:value-type="float" office:value="-4.99999999992173" calcext:value-type="float">
            <text:p>-4.99999999992173</text:p>
          </table:table-cell>
          <table:table-cell table:formula="of:=MAX(MIN([.C272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60581" calcext:value-type="float">
            <text:p>0.560581</text:p>
          </table:table-cell>
          <table:table-cell table:formula="of:=([.A273]-[.A272])/[.$H$3]" office:value-type="float" office:value="1.12400000000001" calcext:value-type="float">
            <text:p>1.12400000000001</text:p>
          </table:table-cell>
          <table:table-cell table:formula="of:=([.B273]-[.B272])/[.$H$3]" office:value-type="float" office:value="-5.00000000003276" calcext:value-type="float">
            <text:p>-5.00000000003276</text:p>
          </table:table-cell>
          <table:table-cell table:formula="of:=MAX(MIN([.C273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617" calcext:value-type="float">
            <text:p>0.5617</text:p>
          </table:table-cell>
          <table:table-cell table:formula="of:=([.A274]-[.A273])/[.$H$3]" office:value-type="float" office:value="1.11899999999998" calcext:value-type="float">
            <text:p>1.11899999999998</text:p>
          </table:table-cell>
          <table:table-cell table:formula="of:=([.B274]-[.B273])/[.$H$3]" office:value-type="float" office:value="-5.00000000003276" calcext:value-type="float">
            <text:p>-5.00000000003276</text:p>
          </table:table-cell>
          <table:table-cell table:formula="of:=MAX(MIN([.C274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62813" calcext:value-type="float">
            <text:p>0.562813</text:p>
          </table:table-cell>
          <table:table-cell table:formula="of:=([.A275]-[.A274])/[.$H$3]" office:value-type="float" office:value="1.11300000000003" calcext:value-type="float">
            <text:p>1.11300000000003</text:p>
          </table:table-cell>
          <table:table-cell table:formula="of:=([.B275]-[.B274])/[.$H$3]" office:value-type="float" office:value="-5.99999999995049" calcext:value-type="float">
            <text:p>-5.99999999995049</text:p>
          </table:table-cell>
          <table:table-cell table:formula="of:=MAX(MIN([.C275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63921" calcext:value-type="float">
            <text:p>0.563921</text:p>
          </table:table-cell>
          <table:table-cell table:formula="of:=([.A276]-[.A275])/[.$H$3]" office:value-type="float" office:value="1.108" calcext:value-type="float">
            <text:p>1.108</text:p>
          </table:table-cell>
          <table:table-cell table:formula="of:=([.B276]-[.B275])/[.$H$3]" office:value-type="float" office:value="-5.00000000003276" calcext:value-type="float">
            <text:p>-5.00000000003276</text:p>
          </table:table-cell>
          <table:table-cell table:formula="of:=MAX(MIN([.C27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65024" calcext:value-type="float">
            <text:p>0.565024</text:p>
          </table:table-cell>
          <table:table-cell table:formula="of:=([.A277]-[.A276])/[.$H$3]" office:value-type="float" office:value="1.10299999999997" calcext:value-type="float">
            <text:p>1.10299999999997</text:p>
          </table:table-cell>
          <table:table-cell table:formula="of:=([.B277]-[.B276])/[.$H$3]" office:value-type="float" office:value="-5.00000000003276" calcext:value-type="float">
            <text:p>-5.00000000003276</text:p>
          </table:table-cell>
          <table:table-cell table:formula="of:=MAX(MIN([.C277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66122" calcext:value-type="float">
            <text:p>0.566122</text:p>
          </table:table-cell>
          <table:table-cell table:formula="of:=([.A278]-[.A277])/[.$H$3]" office:value-type="float" office:value="1.09800000000004" calcext:value-type="float">
            <text:p>1.09800000000004</text:p>
          </table:table-cell>
          <table:table-cell table:formula="of:=([.B278]-[.B277])/[.$H$3]" office:value-type="float" office:value="-4.99999999992173" calcext:value-type="float">
            <text:p>-4.99999999992173</text:p>
          </table:table-cell>
          <table:table-cell table:formula="of:=MAX(MIN([.C27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67215" calcext:value-type="float">
            <text:p>0.567215</text:p>
          </table:table-cell>
          <table:table-cell table:formula="of:=([.A279]-[.A278])/[.$H$3]" office:value-type="float" office:value="1.09300000000001" calcext:value-type="float">
            <text:p>1.09300000000001</text:p>
          </table:table-cell>
          <table:table-cell table:formula="of:=([.B279]-[.B278])/[.$H$3]" office:value-type="float" office:value="-5.00000000003276" calcext:value-type="float">
            <text:p>-5.00000000003276</text:p>
          </table:table-cell>
          <table:table-cell table:formula="of:=MAX(MIN([.C279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68302" calcext:value-type="float">
            <text:p>0.568302</text:p>
          </table:table-cell>
          <table:table-cell table:formula="of:=([.A280]-[.A279])/[.$H$3]" office:value-type="float" office:value="1.08699999999995" calcext:value-type="float">
            <text:p>1.08699999999995</text:p>
          </table:table-cell>
          <table:table-cell table:formula="of:=([.B280]-[.B279])/[.$H$3]" office:value-type="float" office:value="-6.00000000006151" calcext:value-type="float">
            <text:p>-6.00000000006151</text:p>
          </table:table-cell>
          <table:table-cell table:formula="of:=MAX(MIN([.C280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69385" calcext:value-type="float">
            <text:p>0.569385</text:p>
          </table:table-cell>
          <table:table-cell table:formula="of:=([.A281]-[.A280])/[.$H$3]" office:value-type="float" office:value="1.08299999999995" calcext:value-type="float">
            <text:p>1.08299999999995</text:p>
          </table:table-cell>
          <table:table-cell table:formula="of:=([.B281]-[.B280])/[.$H$3]" office:value-type="float" office:value="-4.000000000004" calcext:value-type="float">
            <text:p>-4.000000000004</text:p>
          </table:table-cell>
          <table:table-cell table:formula="of:=MAX(MIN([.C281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70463" calcext:value-type="float">
            <text:p>0.570463</text:p>
          </table:table-cell>
          <table:table-cell table:formula="of:=([.A282]-[.A281])/[.$H$3]" office:value-type="float" office:value="1.07800000000002" calcext:value-type="float">
            <text:p>1.07800000000002</text:p>
          </table:table-cell>
          <table:table-cell table:formula="of:=([.B282]-[.B281])/[.$H$3]" office:value-type="float" office:value="-4.99999999992173" calcext:value-type="float">
            <text:p>-4.99999999992173</text:p>
          </table:table-cell>
          <table:table-cell table:formula="of:=MAX(MIN([.C282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71535" calcext:value-type="float">
            <text:p>0.571535</text:p>
          </table:table-cell>
          <table:table-cell table:formula="of:=([.A283]-[.A282])/[.$H$3]" office:value-type="float" office:value="1.07200000000007" calcext:value-type="float">
            <text:p>1.07200000000007</text:p>
          </table:table-cell>
          <table:table-cell table:formula="of:=([.B283]-[.B282])/[.$H$3]" office:value-type="float" office:value="-5.99999999995049" calcext:value-type="float">
            <text:p>-5.99999999995049</text:p>
          </table:table-cell>
          <table:table-cell table:formula="of:=MAX(MIN([.C283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72603" calcext:value-type="float">
            <text:p>0.572603</text:p>
          </table:table-cell>
          <table:table-cell table:formula="of:=([.A284]-[.A283])/[.$H$3]" office:value-type="float" office:value="1.06799999999996" calcext:value-type="float">
            <text:p>1.06799999999996</text:p>
          </table:table-cell>
          <table:table-cell table:formula="of:=([.B284]-[.B283])/[.$H$3]" office:value-type="float" office:value="-4.00000000011502" calcext:value-type="float">
            <text:p>-4.00000000011502</text:p>
          </table:table-cell>
          <table:table-cell table:formula="of:=MAX(MIN([.C284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573665" calcext:value-type="float">
            <text:p>0.573665</text:p>
          </table:table-cell>
          <table:table-cell table:formula="of:=([.A285]-[.A284])/[.$H$3]" office:value-type="float" office:value="1.06200000000001" calcext:value-type="float">
            <text:p>1.06200000000001</text:p>
          </table:table-cell>
          <table:table-cell table:formula="of:=([.B285]-[.B284])/[.$H$3]" office:value-type="float" office:value="-5.99999999995049" calcext:value-type="float">
            <text:p>-5.99999999995049</text:p>
          </table:table-cell>
          <table:table-cell table:formula="of:=MAX(MIN([.C285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74723" calcext:value-type="float">
            <text:p>0.574723</text:p>
          </table:table-cell>
          <table:table-cell table:formula="of:=([.A286]-[.A285])/[.$H$3]" office:value-type="float" office:value="1.058" calcext:value-type="float">
            <text:p>1.058</text:p>
          </table:table-cell>
          <table:table-cell table:formula="of:=([.B286]-[.B285])/[.$H$3]" office:value-type="float" office:value="-4.000000000004" calcext:value-type="float">
            <text:p>-4.000000000004</text:p>
          </table:table-cell>
          <table:table-cell table:formula="of:=MAX(MIN([.C286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75776" calcext:value-type="float">
            <text:p>0.575776</text:p>
          </table:table-cell>
          <table:table-cell table:formula="of:=([.A287]-[.A286])/[.$H$3]" office:value-type="float" office:value="1.05299999999997" calcext:value-type="float">
            <text:p>1.05299999999997</text:p>
          </table:table-cell>
          <table:table-cell table:formula="of:=([.B287]-[.B286])/[.$H$3]" office:value-type="float" office:value="-5.00000000003276" calcext:value-type="float">
            <text:p>-5.00000000003276</text:p>
          </table:table-cell>
          <table:table-cell table:formula="of:=MAX(MIN([.C287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76824" calcext:value-type="float">
            <text:p>0.576824</text:p>
          </table:table-cell>
          <table:table-cell table:formula="of:=([.A288]-[.A287])/[.$H$3]" office:value-type="float" office:value="1.04800000000005" calcext:value-type="float">
            <text:p>1.04800000000005</text:p>
          </table:table-cell>
          <table:table-cell table:formula="of:=([.B288]-[.B287])/[.$H$3]" office:value-type="float" office:value="-4.99999999992173" calcext:value-type="float">
            <text:p>-4.99999999992173</text:p>
          </table:table-cell>
          <table:table-cell table:formula="of:=MAX(MIN([.C28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577867" calcext:value-type="float">
            <text:p>0.577867</text:p>
          </table:table-cell>
          <table:table-cell table:formula="of:=([.A289]-[.A288])/[.$H$3]" office:value-type="float" office:value="1.04300000000002" calcext:value-type="float">
            <text:p>1.04300000000002</text:p>
          </table:table-cell>
          <table:table-cell table:formula="of:=([.B289]-[.B288])/[.$H$3]" office:value-type="float" office:value="-5.00000000003276" calcext:value-type="float">
            <text:p>-5.00000000003276</text:p>
          </table:table-cell>
          <table:table-cell table:formula="of:=MAX(MIN([.C289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78906" calcext:value-type="float">
            <text:p>0.578906</text:p>
          </table:table-cell>
          <table:table-cell table:formula="of:=([.A290]-[.A289])/[.$H$3]" office:value-type="float" office:value="1.0389999999999" calcext:value-type="float">
            <text:p>1.0389999999999</text:p>
          </table:table-cell>
          <table:table-cell table:formula="of:=([.B290]-[.B289])/[.$H$3]" office:value-type="float" office:value="-4.00000000011502" calcext:value-type="float">
            <text:p>-4.00000000011502</text:p>
          </table:table-cell>
          <table:table-cell table:formula="of:=MAX(MIN([.C290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579939" calcext:value-type="float">
            <text:p>0.579939</text:p>
          </table:table-cell>
          <table:table-cell table:formula="of:=([.A291]-[.A290])/[.$H$3]" office:value-type="float" office:value="1.03300000000006" calcext:value-type="float">
            <text:p>1.03300000000006</text:p>
          </table:table-cell>
          <table:table-cell table:formula="of:=([.B291]-[.B290])/[.$H$3]" office:value-type="float" office:value="-5.99999999983947" calcext:value-type="float">
            <text:p>-5.99999999983947</text:p>
          </table:table-cell>
          <table:table-cell table:formula="of:=MAX(MIN([.C291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580968" calcext:value-type="float">
            <text:p>0.580968</text:p>
          </table:table-cell>
          <table:table-cell table:formula="of:=([.A292]-[.A291])/[.$H$3]" office:value-type="float" office:value="1.02899999999995" calcext:value-type="float">
            <text:p>1.02899999999995</text:p>
          </table:table-cell>
          <table:table-cell table:formula="of:=([.B292]-[.B291])/[.$H$3]" office:value-type="float" office:value="-4.00000000011502" calcext:value-type="float">
            <text:p>-4.00000000011502</text:p>
          </table:table-cell>
          <table:table-cell table:formula="of:=MAX(MIN([.C292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581993" calcext:value-type="float">
            <text:p>0.581993</text:p>
          </table:table-cell>
          <table:table-cell table:formula="of:=([.A293]-[.A292])/[.$H$3]" office:value-type="float" office:value="1.02500000000005" calcext:value-type="float">
            <text:p>1.02500000000005</text:p>
          </table:table-cell>
          <table:table-cell table:formula="of:=([.B293]-[.B292])/[.$H$3]" office:value-type="float" office:value="-3.99999999989298" calcext:value-type="float">
            <text:p>-3.99999999989298</text:p>
          </table:table-cell>
          <table:table-cell table:formula="of:=MAX(MIN([.C293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583012" calcext:value-type="float">
            <text:p>0.583012</text:p>
          </table:table-cell>
          <table:table-cell table:formula="of:=([.A294]-[.A293])/[.$H$3]" office:value-type="float" office:value="1.01899999999999" calcext:value-type="float">
            <text:p>1.01899999999999</text:p>
          </table:table-cell>
          <table:table-cell table:formula="of:=([.B294]-[.B293])/[.$H$3]" office:value-type="float" office:value="-6.00000000006151" calcext:value-type="float">
            <text:p>-6.00000000006151</text:p>
          </table:table-cell>
          <table:table-cell table:formula="of:=MAX(MIN([.C294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584027" calcext:value-type="float">
            <text:p>0.584027</text:p>
          </table:table-cell>
          <table:table-cell table:formula="of:=([.A295]-[.A294])/[.$H$3]" office:value-type="float" office:value="1.01499999999999" calcext:value-type="float">
            <text:p>1.01499999999999</text:p>
          </table:table-cell>
          <table:table-cell table:formula="of:=([.B295]-[.B294])/[.$H$3]" office:value-type="float" office:value="-4.000000000004" calcext:value-type="float">
            <text:p>-4.000000000004</text:p>
          </table:table-cell>
          <table:table-cell table:formula="of:=MAX(MIN([.C295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85037" calcext:value-type="float">
            <text:p>0.585037</text:p>
          </table:table-cell>
          <table:table-cell table:formula="of:=([.A296]-[.A295])/[.$H$3]" office:value-type="float" office:value="1.00999999999996" calcext:value-type="float">
            <text:p>1.00999999999996</text:p>
          </table:table-cell>
          <table:table-cell table:formula="of:=([.B296]-[.B295])/[.$H$3]" office:value-type="float" office:value="-5.00000000003276" calcext:value-type="float">
            <text:p>-5.00000000003276</text:p>
          </table:table-cell>
          <table:table-cell table:formula="of:=MAX(MIN([.C29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86043" calcext:value-type="float">
            <text:p>0.586043</text:p>
          </table:table-cell>
          <table:table-cell table:formula="of:=([.A297]-[.A296])/[.$H$3]" office:value-type="float" office:value="1.00600000000006" calcext:value-type="float">
            <text:p>1.00600000000006</text:p>
          </table:table-cell>
          <table:table-cell table:formula="of:=([.B297]-[.B296])/[.$H$3]" office:value-type="float" office:value="-3.99999999989298" calcext:value-type="float">
            <text:p>-3.99999999989298</text:p>
          </table:table-cell>
          <table:table-cell table:formula="of:=MAX(MIN([.C297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587044" calcext:value-type="float">
            <text:p>0.587044</text:p>
          </table:table-cell>
          <table:table-cell table:formula="of:=([.A298]-[.A297])/[.$H$3]" office:value-type="float" office:value="1.00100000000003" calcext:value-type="float">
            <text:p>1.00100000000003</text:p>
          </table:table-cell>
          <table:table-cell table:formula="of:=([.B298]-[.B297])/[.$H$3]" office:value-type="float" office:value="-5.00000000003276" calcext:value-type="float">
            <text:p>-5.00000000003276</text:p>
          </table:table-cell>
          <table:table-cell table:formula="of:=MAX(MIN([.C298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8804" calcext:value-type="float">
            <text:p>0.58804</text:p>
          </table:table-cell>
          <table:table-cell table:formula="of:=([.A299]-[.A298])/[.$H$3]" office:value-type="float" office:value="0.995999999999997" calcext:value-type="float">
            <text:p>0.995999999999997</text:p>
          </table:table-cell>
          <table:table-cell table:formula="of:=([.B299]-[.B298])/[.$H$3]" office:value-type="float" office:value="-5.00000000003276" calcext:value-type="float">
            <text:p>-5.00000000003276</text:p>
          </table:table-cell>
          <table:table-cell table:formula="of:=MAX(MIN([.C299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89032" calcext:value-type="float">
            <text:p>0.589032</text:p>
          </table:table-cell>
          <table:table-cell table:formula="of:=([.A300]-[.A299])/[.$H$3]" office:value-type="float" office:value="0.991999999999993" calcext:value-type="float">
            <text:p>0.991999999999993</text:p>
          </table:table-cell>
          <table:table-cell table:formula="of:=([.B300]-[.B299])/[.$H$3]" office:value-type="float" office:value="-4.000000000004" calcext:value-type="float">
            <text:p>-4.000000000004</text:p>
          </table:table-cell>
          <table:table-cell table:formula="of:=MAX(MIN([.C300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590019" calcext:value-type="float">
            <text:p>0.590019</text:p>
          </table:table-cell>
          <table:table-cell table:formula="of:=([.A301]-[.A300])/[.$H$3]" office:value-type="float" office:value="0.98699999999996" calcext:value-type="float">
            <text:p>0.98699999999996</text:p>
          </table:table-cell>
          <table:table-cell table:formula="of:=([.B301]-[.B300])/[.$H$3]" office:value-type="float" office:value="-5.00000000003276" calcext:value-type="float">
            <text:p>-5.00000000003276</text:p>
          </table:table-cell>
          <table:table-cell table:formula="of:=MAX(MIN([.C301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91002" calcext:value-type="float">
            <text:p>0.591002</text:p>
          </table:table-cell>
          <table:table-cell table:formula="of:=([.A302]-[.A301])/[.$H$3]" office:value-type="float" office:value="0.983000000000067" calcext:value-type="float">
            <text:p>0.983000000000067</text:p>
          </table:table-cell>
          <table:table-cell table:formula="of:=([.B302]-[.B301])/[.$H$3]" office:value-type="float" office:value="-3.99999999989298" calcext:value-type="float">
            <text:p>-3.99999999989298</text:p>
          </table:table-cell>
          <table:table-cell table:formula="of:=MAX(MIN([.C302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591981" calcext:value-type="float">
            <text:p>0.591981</text:p>
          </table:table-cell>
          <table:table-cell table:formula="of:=([.A303]-[.A302])/[.$H$3]" office:value-type="float" office:value="0.978999999999952" calcext:value-type="float">
            <text:p>0.978999999999952</text:p>
          </table:table-cell>
          <table:table-cell table:formula="of:=([.B303]-[.B302])/[.$H$3]" office:value-type="float" office:value="-4.00000000011502" calcext:value-type="float">
            <text:p>-4.00000000011502</text:p>
          </table:table-cell>
          <table:table-cell table:formula="of:=MAX(MIN([.C303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592954" calcext:value-type="float">
            <text:p>0.592954</text:p>
          </table:table-cell>
          <table:table-cell table:formula="of:=([.A304]-[.A303])/[.$H$3]" office:value-type="float" office:value="0.973000000000002" calcext:value-type="float">
            <text:p>0.973000000000002</text:p>
          </table:table-cell>
          <table:table-cell table:formula="of:=([.B304]-[.B303])/[.$H$3]" office:value-type="float" office:value="-5.99999999995049" calcext:value-type="float">
            <text:p>-5.99999999995049</text:p>
          </table:table-cell>
          <table:table-cell table:formula="of:=MAX(MIN([.C304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593924" calcext:value-type="float">
            <text:p>0.593924</text:p>
          </table:table-cell>
          <table:table-cell table:formula="of:=([.A305]-[.A304])/[.$H$3]" office:value-type="float" office:value="0.970000000000026" calcext:value-type="float">
            <text:p>0.970000000000026</text:p>
          </table:table-cell>
          <table:table-cell table:formula="of:=([.B305]-[.B304])/[.$H$3]" office:value-type="float" office:value="-2.99999999997524" calcext:value-type="float">
            <text:p>-2.99999999997524</text:p>
          </table:table-cell>
          <table:table-cell table:formula="of:=MAX(MIN([.C305];16);-16)" office:value-type="float" office:value="-2.99999999997524" calcext:value-type="float">
            <text:p>-2.99999999997524</text:p>
          </table:table-cell>
          <table:table-cell table:number-columns-repeated="4"/>
        </table:table-row>
        <table:table-row table:style-name="ro1">
          <table:table-cell office:value-type="float" office:value="0.594889" calcext:value-type="float">
            <text:p>0.594889</text:p>
          </table:table-cell>
          <table:table-cell table:formula="of:=([.A306]-[.A305])/[.$H$3]" office:value-type="float" office:value="0.964999999999994" calcext:value-type="float">
            <text:p>0.964999999999994</text:p>
          </table:table-cell>
          <table:table-cell table:formula="of:=([.B306]-[.B305])/[.$H$3]" office:value-type="float" office:value="-5.00000000003276" calcext:value-type="float">
            <text:p>-5.00000000003276</text:p>
          </table:table-cell>
          <table:table-cell table:formula="of:=MAX(MIN([.C30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59585" calcext:value-type="float">
            <text:p>0.59585</text:p>
          </table:table-cell>
          <table:table-cell table:formula="of:=([.A307]-[.A306])/[.$H$3]" office:value-type="float" office:value="0.961000000000101" calcext:value-type="float">
            <text:p>0.961000000000101</text:p>
          </table:table-cell>
          <table:table-cell table:formula="of:=([.B307]-[.B306])/[.$H$3]" office:value-type="float" office:value="-3.99999999989298" calcext:value-type="float">
            <text:p>-3.99999999989298</text:p>
          </table:table-cell>
          <table:table-cell table:formula="of:=MAX(MIN([.C307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596806" calcext:value-type="float">
            <text:p>0.596806</text:p>
          </table:table-cell>
          <table:table-cell table:formula="of:=([.A308]-[.A307])/[.$H$3]" office:value-type="float" office:value="0.955999999999846" calcext:value-type="float">
            <text:p>0.955999999999846</text:p>
          </table:table-cell>
          <table:table-cell table:formula="of:=([.B308]-[.B307])/[.$H$3]" office:value-type="float" office:value="-5.0000000002548" calcext:value-type="float">
            <text:p>-5.0000000002548</text:p>
          </table:table-cell>
          <table:table-cell table:formula="of:=MAX(MIN([.C308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597758" calcext:value-type="float">
            <text:p>0.597758</text:p>
          </table:table-cell>
          <table:table-cell table:formula="of:=([.A309]-[.A308])/[.$H$3]" office:value-type="float" office:value="0.952000000000064" calcext:value-type="float">
            <text:p>0.952000000000064</text:p>
          </table:table-cell>
          <table:table-cell table:formula="of:=([.B309]-[.B308])/[.$H$3]" office:value-type="float" office:value="-3.99999999978196" calcext:value-type="float">
            <text:p>-3.99999999978196</text:p>
          </table:table-cell>
          <table:table-cell table:formula="of:=MAX(MIN([.C309];16);-16)" office:value-type="float" office:value="-3.99999999978196" calcext:value-type="float">
            <text:p>-3.99999999978196</text:p>
          </table:table-cell>
          <table:table-cell table:number-columns-repeated="4"/>
        </table:table-row>
        <table:table-row table:style-name="ro1">
          <table:table-cell office:value-type="float" office:value="0.598706" calcext:value-type="float">
            <text:p>0.598706</text:p>
          </table:table-cell>
          <table:table-cell table:formula="of:=([.A310]-[.A309])/[.$H$3]" office:value-type="float" office:value="0.947999999999949" calcext:value-type="float">
            <text:p>0.947999999999949</text:p>
          </table:table-cell>
          <table:table-cell table:formula="of:=([.B310]-[.B309])/[.$H$3]" office:value-type="float" office:value="-4.00000000011502" calcext:value-type="float">
            <text:p>-4.00000000011502</text:p>
          </table:table-cell>
          <table:table-cell table:formula="of:=MAX(MIN([.C310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599649" calcext:value-type="float">
            <text:p>0.599649</text:p>
          </table:table-cell>
          <table:table-cell table:formula="of:=([.A311]-[.A310])/[.$H$3]" office:value-type="float" office:value="0.943000000000027" calcext:value-type="float">
            <text:p>0.943000000000027</text:p>
          </table:table-cell>
          <table:table-cell table:formula="of:=([.B311]-[.B310])/[.$H$3]" office:value-type="float" office:value="-4.99999999992173" calcext:value-type="float">
            <text:p>-4.99999999992173</text:p>
          </table:table-cell>
          <table:table-cell table:formula="of:=MAX(MIN([.C311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00589" calcext:value-type="float">
            <text:p>0.600589</text:p>
          </table:table-cell>
          <table:table-cell table:formula="of:=([.A312]-[.A311])/[.$H$3]" office:value-type="float" office:value="0.939999999999941" calcext:value-type="float">
            <text:p>0.939999999999941</text:p>
          </table:table-cell>
          <table:table-cell table:formula="of:=([.B312]-[.B311])/[.$H$3]" office:value-type="float" office:value="-3.00000000008627" calcext:value-type="float">
            <text:p>-3.00000000008627</text:p>
          </table:table-cell>
          <table:table-cell table:formula="of:=MAX(MIN([.C312];16);-16)" office:value-type="float" office:value="-3.00000000008627" calcext:value-type="float">
            <text:p>-3.00000000008627</text:p>
          </table:table-cell>
          <table:table-cell table:number-columns-repeated="4"/>
        </table:table-row>
        <table:table-row table:style-name="ro1">
          <table:table-cell office:value-type="float" office:value="0.601524" calcext:value-type="float">
            <text:p>0.601524</text:p>
          </table:table-cell>
          <table:table-cell table:formula="of:=([.A313]-[.A312])/[.$H$3]" office:value-type="float" office:value="0.935000000000019" calcext:value-type="float">
            <text:p>0.935000000000019</text:p>
          </table:table-cell>
          <table:table-cell table:formula="of:=([.B313]-[.B312])/[.$H$3]" office:value-type="float" office:value="-4.99999999992173" calcext:value-type="float">
            <text:p>-4.99999999992173</text:p>
          </table:table-cell>
          <table:table-cell table:formula="of:=MAX(MIN([.C313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02454" calcext:value-type="float">
            <text:p>0.602454</text:p>
          </table:table-cell>
          <table:table-cell table:formula="of:=([.A314]-[.A313])/[.$H$3]" office:value-type="float" office:value="0.929999999999986" calcext:value-type="float">
            <text:p>0.929999999999986</text:p>
          </table:table-cell>
          <table:table-cell table:formula="of:=([.B314]-[.B313])/[.$H$3]" office:value-type="float" office:value="-5.00000000003276" calcext:value-type="float">
            <text:p>-5.00000000003276</text:p>
          </table:table-cell>
          <table:table-cell table:formula="of:=MAX(MIN([.C314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03381" calcext:value-type="float">
            <text:p>0.603381</text:p>
          </table:table-cell>
          <table:table-cell table:formula="of:=([.A315]-[.A314])/[.$H$3]" office:value-type="float" office:value="0.927000000000011" calcext:value-type="float">
            <text:p>0.927000000000011</text:p>
          </table:table-cell>
          <table:table-cell table:formula="of:=([.B315]-[.B314])/[.$H$3]" office:value-type="float" office:value="-2.99999999997524" calcext:value-type="float">
            <text:p>-2.99999999997524</text:p>
          </table:table-cell>
          <table:table-cell table:formula="of:=MAX(MIN([.C315];16);-16)" office:value-type="float" office:value="-2.99999999997524" calcext:value-type="float">
            <text:p>-2.99999999997524</text:p>
          </table:table-cell>
          <table:table-cell table:number-columns-repeated="4"/>
        </table:table-row>
        <table:table-row table:style-name="ro1">
          <table:table-cell office:value-type="float" office:value="0.604303" calcext:value-type="float">
            <text:p>0.604303</text:p>
          </table:table-cell>
          <table:table-cell table:formula="of:=([.A316]-[.A315])/[.$H$3]" office:value-type="float" office:value="0.921999999999978" calcext:value-type="float">
            <text:p>0.921999999999978</text:p>
          </table:table-cell>
          <table:table-cell table:formula="of:=([.B316]-[.B315])/[.$H$3]" office:value-type="float" office:value="-5.00000000003276" calcext:value-type="float">
            <text:p>-5.00000000003276</text:p>
          </table:table-cell>
          <table:table-cell table:formula="of:=MAX(MIN([.C31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05221" calcext:value-type="float">
            <text:p>0.605221</text:p>
          </table:table-cell>
          <table:table-cell table:formula="of:=([.A317]-[.A316])/[.$H$3]" office:value-type="float" office:value="0.918000000000085" calcext:value-type="float">
            <text:p>0.918000000000085</text:p>
          </table:table-cell>
          <table:table-cell table:formula="of:=([.B317]-[.B316])/[.$H$3]" office:value-type="float" office:value="-3.99999999989298" calcext:value-type="float">
            <text:p>-3.99999999989298</text:p>
          </table:table-cell>
          <table:table-cell table:formula="of:=MAX(MIN([.C317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06135" calcext:value-type="float">
            <text:p>0.606135</text:p>
          </table:table-cell>
          <table:table-cell table:formula="of:=([.A318]-[.A317])/[.$H$3]" office:value-type="float" office:value="0.91399999999997" calcext:value-type="float">
            <text:p>0.91399999999997</text:p>
          </table:table-cell>
          <table:table-cell table:formula="of:=([.B318]-[.B317])/[.$H$3]" office:value-type="float" office:value="-4.00000000011502" calcext:value-type="float">
            <text:p>-4.00000000011502</text:p>
          </table:table-cell>
          <table:table-cell table:formula="of:=MAX(MIN([.C318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07043" calcext:value-type="float">
            <text:p>0.607043</text:p>
          </table:table-cell>
          <table:table-cell table:formula="of:=([.A319]-[.A318])/[.$H$3]" office:value-type="float" office:value="0.90800000000002" calcext:value-type="float">
            <text:p>0.90800000000002</text:p>
          </table:table-cell>
          <table:table-cell table:formula="of:=([.B319]-[.B318])/[.$H$3]" office:value-type="float" office:value="-5.99999999995049" calcext:value-type="float">
            <text:p>-5.99999999995049</text:p>
          </table:table-cell>
          <table:table-cell table:formula="of:=MAX(MIN([.C319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07943" calcext:value-type="float">
            <text:p>0.607943</text:p>
          </table:table-cell>
          <table:table-cell table:formula="of:=([.A320]-[.A319])/[.$H$3]" office:value-type="float" office:value="0.900000000000012" calcext:value-type="float">
            <text:p>0.900000000000012</text:p>
          </table:table-cell>
          <table:table-cell table:formula="of:=([.B320]-[.B319])/[.$H$3]" office:value-type="float" office:value="-8.000000000008" calcext:value-type="float">
            <text:p>-8.000000000008</text:p>
          </table:table-cell>
          <table:table-cell table:formula="of:=MAX(MIN([.C320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08832" calcext:value-type="float">
            <text:p>0.608832</text:p>
          </table:table-cell>
          <table:table-cell table:formula="of:=([.A321]-[.A320])/[.$H$3]" office:value-type="float" office:value="0.888999999999918" calcext:value-type="float">
            <text:p>0.888999999999918</text:p>
          </table:table-cell>
          <table:table-cell table:formula="of:=([.B321]-[.B320])/[.$H$3]" office:value-type="float" office:value="-11.0000000000943" calcext:value-type="float">
            <text:p>-11.0000000000943</text:p>
          </table:table-cell>
          <table:table-cell table:formula="of:=MAX(MIN([.C321];16);-16)" office:value-type="float" office:value="-11.0000000000943" calcext:value-type="float">
            <text:p>-11.0000000000943</text:p>
          </table:table-cell>
          <table:table-cell table:number-columns-repeated="4"/>
        </table:table-row>
        <table:table-row table:style-name="ro1">
          <table:table-cell office:value-type="float" office:value="0.609711" calcext:value-type="float">
            <text:p>0.609711</text:p>
          </table:table-cell>
          <table:table-cell table:formula="of:=([.A322]-[.A321])/[.$H$3]" office:value-type="float" office:value="0.879000000000074" calcext:value-type="float">
            <text:p>0.879000000000074</text:p>
          </table:table-cell>
          <table:table-cell table:formula="of:=([.B322]-[.B321])/[.$H$3]" office:value-type="float" office:value="-9.99999999984347" calcext:value-type="float">
            <text:p>-9.99999999984347</text:p>
          </table:table-cell>
          <table:table-cell table:formula="of:=MAX(MIN([.C32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610581" calcext:value-type="float">
            <text:p>0.610581</text:p>
          </table:table-cell>
          <table:table-cell table:formula="of:=([.A323]-[.A322])/[.$H$3]" office:value-type="float" office:value="0.869999999999926" calcext:value-type="float">
            <text:p>0.869999999999926</text:p>
          </table:table-cell>
          <table:table-cell table:formula="of:=([.B323]-[.B322])/[.$H$3]" office:value-type="float" office:value="-9.00000000014778" calcext:value-type="float">
            <text:p>-9.00000000014778</text:p>
          </table:table-cell>
          <table:table-cell table:formula="of:=MAX(MIN([.C323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61144" calcext:value-type="float">
            <text:p>0.61144</text:p>
          </table:table-cell>
          <table:table-cell table:formula="of:=([.A324]-[.A323])/[.$H$3]" office:value-type="float" office:value="0.859000000000165" calcext:value-type="float">
            <text:p>0.859000000000165</text:p>
          </table:table-cell>
          <table:table-cell table:formula="of:=([.B324]-[.B323])/[.$H$3]" office:value-type="float" office:value="-10.9999999997612" calcext:value-type="float">
            <text:p>-10.9999999997612</text:p>
          </table:table-cell>
          <table:table-cell table:formula="of:=MAX(MIN([.C324];16);-16)" office:value-type="float" office:value="-10.9999999997612" calcext:value-type="float">
            <text:p>-10.9999999997612</text:p>
          </table:table-cell>
          <table:table-cell table:number-columns-repeated="4"/>
        </table:table-row>
        <table:table-row table:style-name="ro1">
          <table:table-cell office:value-type="float" office:value="0.61229" calcext:value-type="float">
            <text:p>0.61229</text:p>
          </table:table-cell>
          <table:table-cell table:formula="of:=([.A325]-[.A324])/[.$H$3]" office:value-type="float" office:value="0.849999999999906" calcext:value-type="float">
            <text:p>0.849999999999906</text:p>
          </table:table-cell>
          <table:table-cell table:formula="of:=([.B325]-[.B324])/[.$H$3]" office:value-type="float" office:value="-9.0000000002588" calcext:value-type="float">
            <text:p>-9.0000000002588</text:p>
          </table:table-cell>
          <table:table-cell table:formula="of:=MAX(MIN([.C325];16);-16)" office:value-type="float" office:value="-9.0000000002588" calcext:value-type="float">
            <text:p>-9.0000000002588</text:p>
          </table:table-cell>
          <table:table-cell table:number-columns-repeated="4"/>
        </table:table-row>
        <table:table-row table:style-name="ro1">
          <table:table-cell office:value-type="float" office:value="0.61313" calcext:value-type="float">
            <text:p>0.61313</text:p>
          </table:table-cell>
          <table:table-cell table:formula="of:=([.A326]-[.A325])/[.$H$3]" office:value-type="float" office:value="0.840000000000063" calcext:value-type="float">
            <text:p>0.840000000000063</text:p>
          </table:table-cell>
          <table:table-cell table:formula="of:=([.B326]-[.B325])/[.$H$3]" office:value-type="float" office:value="-9.99999999984347" calcext:value-type="float">
            <text:p>-9.99999999984347</text:p>
          </table:table-cell>
          <table:table-cell table:formula="of:=MAX(MIN([.C32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613961" calcext:value-type="float">
            <text:p>0.613961</text:p>
          </table:table-cell>
          <table:table-cell table:formula="of:=([.A327]-[.A326])/[.$H$3]" office:value-type="float" office:value="0.830999999999915" calcext:value-type="float">
            <text:p>0.830999999999915</text:p>
          </table:table-cell>
          <table:table-cell table:formula="of:=([.B327]-[.B326])/[.$H$3]" office:value-type="float" office:value="-9.00000000014778" calcext:value-type="float">
            <text:p>-9.00000000014778</text:p>
          </table:table-cell>
          <table:table-cell table:formula="of:=MAX(MIN([.C327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614783" calcext:value-type="float">
            <text:p>0.614783</text:p>
          </table:table-cell>
          <table:table-cell table:formula="of:=([.A328]-[.A327])/[.$H$3]" office:value-type="float" office:value="0.821999999999989" calcext:value-type="float">
            <text:p>0.821999999999989</text:p>
          </table:table-cell>
          <table:table-cell table:formula="of:=([.B328]-[.B327])/[.$H$3]" office:value-type="float" office:value="-8.99999999992573" calcext:value-type="float">
            <text:p>-8.99999999992573</text:p>
          </table:table-cell>
          <table:table-cell table:formula="of:=MAX(MIN([.C328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615594" calcext:value-type="float">
            <text:p>0.615594</text:p>
          </table:table-cell>
          <table:table-cell table:formula="of:=([.A329]-[.A328])/[.$H$3]" office:value-type="float" office:value="0.811000000000006" calcext:value-type="float">
            <text:p>0.811000000000006</text:p>
          </table:table-cell>
          <table:table-cell table:formula="of:=([.B329]-[.B328])/[.$H$3]" office:value-type="float" office:value="-10.9999999999832" calcext:value-type="float">
            <text:p>-10.9999999999832</text:p>
          </table:table-cell>
          <table:table-cell table:formula="of:=MAX(MIN([.C329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616397" calcext:value-type="float">
            <text:p>0.616397</text:p>
          </table:table-cell>
          <table:table-cell table:formula="of:=([.A330]-[.A329])/[.$H$3]" office:value-type="float" office:value="0.802999999999998" calcext:value-type="float">
            <text:p>0.802999999999998</text:p>
          </table:table-cell>
          <table:table-cell table:formula="of:=([.B330]-[.B329])/[.$H$3]" office:value-type="float" office:value="-8.000000000008" calcext:value-type="float">
            <text:p>-8.000000000008</text:p>
          </table:table-cell>
          <table:table-cell table:formula="of:=MAX(MIN([.C330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17191" calcext:value-type="float">
            <text:p>0.617191</text:p>
          </table:table-cell>
          <table:table-cell table:formula="of:=([.A331]-[.A330])/[.$H$3]" office:value-type="float" office:value="0.793999999999961" calcext:value-type="float">
            <text:p>0.793999999999961</text:p>
          </table:table-cell>
          <table:table-cell table:formula="of:=([.B331]-[.B330])/[.$H$3]" office:value-type="float" office:value="-9.00000000003676" calcext:value-type="float">
            <text:p>-9.00000000003676</text:p>
          </table:table-cell>
          <table:table-cell table:formula="of:=MAX(MIN([.C331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17975" calcext:value-type="float">
            <text:p>0.617975</text:p>
          </table:table-cell>
          <table:table-cell table:formula="of:=([.A332]-[.A331])/[.$H$3]" office:value-type="float" office:value="0.784000000000007" calcext:value-type="float">
            <text:p>0.784000000000007</text:p>
          </table:table-cell>
          <table:table-cell table:formula="of:=([.B332]-[.B331])/[.$H$3]" office:value-type="float" office:value="-9.99999999995449" calcext:value-type="float">
            <text:p>-9.99999999995449</text:p>
          </table:table-cell>
          <table:table-cell table:formula="of:=MAX(MIN([.C332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618751" calcext:value-type="float">
            <text:p>0.618751</text:p>
          </table:table-cell>
          <table:table-cell table:formula="of:=([.A333]-[.A332])/[.$H$3]" office:value-type="float" office:value="0.775999999999999" calcext:value-type="float">
            <text:p>0.775999999999999</text:p>
          </table:table-cell>
          <table:table-cell table:formula="of:=([.B333]-[.B332])/[.$H$3]" office:value-type="float" office:value="-8.000000000008" calcext:value-type="float">
            <text:p>-8.000000000008</text:p>
          </table:table-cell>
          <table:table-cell table:formula="of:=MAX(MIN([.C333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19517" calcext:value-type="float">
            <text:p>0.619517</text:p>
          </table:table-cell>
          <table:table-cell table:formula="of:=([.A334]-[.A333])/[.$H$3]" office:value-type="float" office:value="0.766000000000044" calcext:value-type="float">
            <text:p>0.766000000000044</text:p>
          </table:table-cell>
          <table:table-cell table:formula="of:=([.B334]-[.B333])/[.$H$3]" office:value-type="float" office:value="-9.99999999995449" calcext:value-type="float">
            <text:p>-9.99999999995449</text:p>
          </table:table-cell>
          <table:table-cell table:formula="of:=MAX(MIN([.C334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620275" calcext:value-type="float">
            <text:p>0.620275</text:p>
          </table:table-cell>
          <table:table-cell table:formula="of:=([.A335]-[.A334])/[.$H$3]" office:value-type="float" office:value="0.758000000000036" calcext:value-type="float">
            <text:p>0.758000000000036</text:p>
          </table:table-cell>
          <table:table-cell table:formula="of:=([.B335]-[.B334])/[.$H$3]" office:value-type="float" office:value="-8.000000000008" calcext:value-type="float">
            <text:p>-8.000000000008</text:p>
          </table:table-cell>
          <table:table-cell table:formula="of:=MAX(MIN([.C335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21024" calcext:value-type="float">
            <text:p>0.621024</text:p>
          </table:table-cell>
          <table:table-cell table:formula="of:=([.A336]-[.A335])/[.$H$3]" office:value-type="float" office:value="0.749" calcext:value-type="float">
            <text:p>0.749</text:p>
          </table:table-cell>
          <table:table-cell table:formula="of:=([.B336]-[.B335])/[.$H$3]" office:value-type="float" office:value="-9.00000000003676" calcext:value-type="float">
            <text:p>-9.00000000003676</text:p>
          </table:table-cell>
          <table:table-cell table:formula="of:=MAX(MIN([.C336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21765" calcext:value-type="float">
            <text:p>0.621765</text:p>
          </table:table-cell>
          <table:table-cell table:formula="of:=([.A337]-[.A336])/[.$H$3]" office:value-type="float" office:value="0.740999999999992" calcext:value-type="float">
            <text:p>0.740999999999992</text:p>
          </table:table-cell>
          <table:table-cell table:formula="of:=([.B337]-[.B336])/[.$H$3]" office:value-type="float" office:value="-8.000000000008" calcext:value-type="float">
            <text:p>-8.000000000008</text:p>
          </table:table-cell>
          <table:table-cell table:formula="of:=MAX(MIN([.C337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22496" calcext:value-type="float">
            <text:p>0.622496</text:p>
          </table:table-cell>
          <table:table-cell table:formula="of:=([.A338]-[.A337])/[.$H$3]" office:value-type="float" office:value="0.730999999999926" calcext:value-type="float">
            <text:p>0.730999999999926</text:p>
          </table:table-cell>
          <table:table-cell table:formula="of:=([.B338]-[.B337])/[.$H$3]" office:value-type="float" office:value="-10.0000000000655" calcext:value-type="float">
            <text:p>-10.0000000000655</text:p>
          </table:table-cell>
          <table:table-cell table:formula="of:=MAX(MIN([.C33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62322" calcext:value-type="float">
            <text:p>0.62322</text:p>
          </table:table-cell>
          <table:table-cell table:formula="of:=([.A339]-[.A338])/[.$H$3]" office:value-type="float" office:value="0.724000000000058" calcext:value-type="float">
            <text:p>0.724000000000058</text:p>
          </table:table-cell>
          <table:table-cell table:formula="of:=([.B339]-[.B338])/[.$H$3]" office:value-type="float" office:value="-6.99999999986822" calcext:value-type="float">
            <text:p>-6.99999999986822</text:p>
          </table:table-cell>
          <table:table-cell table:formula="of:=MAX(MIN([.C339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23935" calcext:value-type="float">
            <text:p>0.623935</text:p>
          </table:table-cell>
          <table:table-cell table:formula="of:=([.A340]-[.A339])/[.$H$3]" office:value-type="float" office:value="0.715000000000021" calcext:value-type="float">
            <text:p>0.715000000000021</text:p>
          </table:table-cell>
          <table:table-cell table:formula="of:=([.B340]-[.B339])/[.$H$3]" office:value-type="float" office:value="-9.00000000003676" calcext:value-type="float">
            <text:p>-9.00000000003676</text:p>
          </table:table-cell>
          <table:table-cell table:formula="of:=MAX(MIN([.C340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24641" calcext:value-type="float">
            <text:p>0.624641</text:p>
          </table:table-cell>
          <table:table-cell table:formula="of:=([.A341]-[.A340])/[.$H$3]" office:value-type="float" office:value="0.705999999999984" calcext:value-type="float">
            <text:p>0.705999999999984</text:p>
          </table:table-cell>
          <table:table-cell table:formula="of:=([.B341]-[.B340])/[.$H$3]" office:value-type="float" office:value="-9.00000000003676" calcext:value-type="float">
            <text:p>-9.00000000003676</text:p>
          </table:table-cell>
          <table:table-cell table:formula="of:=MAX(MIN([.C341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625339" calcext:value-type="float">
            <text:p>0.625339</text:p>
          </table:table-cell>
          <table:table-cell table:formula="of:=([.A342]-[.A341])/[.$H$3]" office:value-type="float" office:value="0.697999999999976" calcext:value-type="float">
            <text:p>0.697999999999976</text:p>
          </table:table-cell>
          <table:table-cell table:formula="of:=([.B342]-[.B341])/[.$H$3]" office:value-type="float" office:value="-8.000000000008" calcext:value-type="float">
            <text:p>-8.000000000008</text:p>
          </table:table-cell>
          <table:table-cell table:formula="of:=MAX(MIN([.C342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26029" calcext:value-type="float">
            <text:p>0.626029</text:p>
          </table:table-cell>
          <table:table-cell table:formula="of:=([.A343]-[.A342])/[.$H$3]" office:value-type="float" office:value="0.689999999999968" calcext:value-type="float">
            <text:p>0.689999999999968</text:p>
          </table:table-cell>
          <table:table-cell table:formula="of:=([.B343]-[.B342])/[.$H$3]" office:value-type="float" office:value="-8.000000000008" calcext:value-type="float">
            <text:p>-8.000000000008</text:p>
          </table:table-cell>
          <table:table-cell table:formula="of:=MAX(MIN([.C343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26711" calcext:value-type="float">
            <text:p>0.626711</text:p>
          </table:table-cell>
          <table:table-cell table:formula="of:=([.A344]-[.A343])/[.$H$3]" office:value-type="float" office:value="0.682000000000071" calcext:value-type="float">
            <text:p>0.682000000000071</text:p>
          </table:table-cell>
          <table:table-cell table:formula="of:=([.B344]-[.B343])/[.$H$3]" office:value-type="float" office:value="-7.99999999989698" calcext:value-type="float">
            <text:p>-7.99999999989698</text:p>
          </table:table-cell>
          <table:table-cell table:formula="of:=MAX(MIN([.C344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627385" calcext:value-type="float">
            <text:p>0.627385</text:p>
          </table:table-cell>
          <table:table-cell table:formula="of:=([.A345]-[.A344])/[.$H$3]" office:value-type="float" office:value="0.673999999999952" calcext:value-type="float">
            <text:p>0.673999999999952</text:p>
          </table:table-cell>
          <table:table-cell table:formula="of:=([.B345]-[.B344])/[.$H$3]" office:value-type="float" office:value="-8.00000000011902" calcext:value-type="float">
            <text:p>-8.00000000011902</text:p>
          </table:table-cell>
          <table:table-cell table:formula="of:=MAX(MIN([.C345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28051" calcext:value-type="float">
            <text:p>0.628051</text:p>
          </table:table-cell>
          <table:table-cell table:formula="of:=([.A346]-[.A345])/[.$H$3]" office:value-type="float" office:value="0.666000000000055" calcext:value-type="float">
            <text:p>0.666000000000055</text:p>
          </table:table-cell>
          <table:table-cell table:formula="of:=([.B346]-[.B345])/[.$H$3]" office:value-type="float" office:value="-7.99999999989698" calcext:value-type="float">
            <text:p>-7.99999999989698</text:p>
          </table:table-cell>
          <table:table-cell table:formula="of:=MAX(MIN([.C346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628709" calcext:value-type="float">
            <text:p>0.628709</text:p>
          </table:table-cell>
          <table:table-cell table:formula="of:=([.A347]-[.A346])/[.$H$3]" office:value-type="float" office:value="0.657999999999936" calcext:value-type="float">
            <text:p>0.657999999999936</text:p>
          </table:table-cell>
          <table:table-cell table:formula="of:=([.B347]-[.B346])/[.$H$3]" office:value-type="float" office:value="-8.00000000011902" calcext:value-type="float">
            <text:p>-8.00000000011902</text:p>
          </table:table-cell>
          <table:table-cell table:formula="of:=MAX(MIN([.C347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29359" calcext:value-type="float">
            <text:p>0.629359</text:p>
          </table:table-cell>
          <table:table-cell table:formula="of:=([.A348]-[.A347])/[.$H$3]" office:value-type="float" office:value="0.650000000000039" calcext:value-type="float">
            <text:p>0.650000000000039</text:p>
          </table:table-cell>
          <table:table-cell table:formula="of:=([.B348]-[.B347])/[.$H$3]" office:value-type="float" office:value="-7.99999999989698" calcext:value-type="float">
            <text:p>-7.99999999989698</text:p>
          </table:table-cell>
          <table:table-cell table:formula="of:=MAX(MIN([.C348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630001" calcext:value-type="float">
            <text:p>0.630001</text:p>
          </table:table-cell>
          <table:table-cell table:formula="of:=([.A349]-[.A348])/[.$H$3]" office:value-type="float" office:value="0.64199999999992" calcext:value-type="float">
            <text:p>0.64199999999992</text:p>
          </table:table-cell>
          <table:table-cell table:formula="of:=([.B349]-[.B348])/[.$H$3]" office:value-type="float" office:value="-8.00000000011902" calcext:value-type="float">
            <text:p>-8.00000000011902</text:p>
          </table:table-cell>
          <table:table-cell table:formula="of:=MAX(MIN([.C349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30636" calcext:value-type="float">
            <text:p>0.630636</text:p>
          </table:table-cell>
          <table:table-cell table:formula="of:=([.A350]-[.A349])/[.$H$3]" office:value-type="float" office:value="0.635000000000052" calcext:value-type="float">
            <text:p>0.635000000000052</text:p>
          </table:table-cell>
          <table:table-cell table:formula="of:=([.B350]-[.B349])/[.$H$3]" office:value-type="float" office:value="-6.99999999986822" calcext:value-type="float">
            <text:p>-6.99999999986822</text:p>
          </table:table-cell>
          <table:table-cell table:formula="of:=MAX(MIN([.C350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31263" calcext:value-type="float">
            <text:p>0.631263</text:p>
          </table:table-cell>
          <table:table-cell table:formula="of:=([.A351]-[.A350])/[.$H$3]" office:value-type="float" office:value="0.627000000000044" calcext:value-type="float">
            <text:p>0.627000000000044</text:p>
          </table:table-cell>
          <table:table-cell table:formula="of:=([.B351]-[.B350])/[.$H$3]" office:value-type="float" office:value="-8.000000000008" calcext:value-type="float">
            <text:p>-8.000000000008</text:p>
          </table:table-cell>
          <table:table-cell table:formula="of:=MAX(MIN([.C351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31882" calcext:value-type="float">
            <text:p>0.631882</text:p>
          </table:table-cell>
          <table:table-cell table:formula="of:=([.A352]-[.A351])/[.$H$3]" office:value-type="float" office:value="0.618999999999925" calcext:value-type="float">
            <text:p>0.618999999999925</text:p>
          </table:table-cell>
          <table:table-cell table:formula="of:=([.B352]-[.B351])/[.$H$3]" office:value-type="float" office:value="-8.00000000011902" calcext:value-type="float">
            <text:p>-8.00000000011902</text:p>
          </table:table-cell>
          <table:table-cell table:formula="of:=MAX(MIN([.C352];16);-16)" office:value-type="float" office:value="-8.00000000011902" calcext:value-type="float">
            <text:p>-8.00000000011902</text:p>
          </table:table-cell>
          <table:table-cell table:number-columns-repeated="4"/>
        </table:table-row>
        <table:table-row table:style-name="ro1">
          <table:table-cell office:value-type="float" office:value="0.632494" calcext:value-type="float">
            <text:p>0.632494</text:p>
          </table:table-cell>
          <table:table-cell table:formula="of:=([.A353]-[.A352])/[.$H$3]" office:value-type="float" office:value="0.612000000000057" calcext:value-type="float">
            <text:p>0.612000000000057</text:p>
          </table:table-cell>
          <table:table-cell table:formula="of:=([.B353]-[.B352])/[.$H$3]" office:value-type="float" office:value="-6.99999999986822" calcext:value-type="float">
            <text:p>-6.99999999986822</text:p>
          </table:table-cell>
          <table:table-cell table:formula="of:=MAX(MIN([.C353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33099" calcext:value-type="float">
            <text:p>0.633099</text:p>
          </table:table-cell>
          <table:table-cell table:formula="of:=([.A354]-[.A353])/[.$H$3]" office:value-type="float" office:value="0.604999999999967" calcext:value-type="float">
            <text:p>0.604999999999967</text:p>
          </table:table-cell>
          <table:table-cell table:formula="of:=([.B354]-[.B353])/[.$H$3]" office:value-type="float" office:value="-7.00000000009027" calcext:value-type="float">
            <text:p>-7.00000000009027</text:p>
          </table:table-cell>
          <table:table-cell table:formula="of:=MAX(MIN([.C354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33696" calcext:value-type="float">
            <text:p>0.633696</text:p>
          </table:table-cell>
          <table:table-cell table:formula="of:=([.A355]-[.A354])/[.$H$3]" office:value-type="float" office:value="0.596999999999959" calcext:value-type="float">
            <text:p>0.596999999999959</text:p>
          </table:table-cell>
          <table:table-cell table:formula="of:=([.B355]-[.B354])/[.$H$3]" office:value-type="float" office:value="-8.000000000008" calcext:value-type="float">
            <text:p>-8.000000000008</text:p>
          </table:table-cell>
          <table:table-cell table:formula="of:=MAX(MIN([.C355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34285" calcext:value-type="float">
            <text:p>0.634285</text:p>
          </table:table-cell>
          <table:table-cell table:formula="of:=([.A356]-[.A355])/[.$H$3]" office:value-type="float" office:value="0.589000000000062" calcext:value-type="float">
            <text:p>0.589000000000062</text:p>
          </table:table-cell>
          <table:table-cell table:formula="of:=([.B356]-[.B355])/[.$H$3]" office:value-type="float" office:value="-7.99999999989698" calcext:value-type="float">
            <text:p>-7.99999999989698</text:p>
          </table:table-cell>
          <table:table-cell table:formula="of:=MAX(MIN([.C356];16);-16)" office:value-type="float" office:value="-7.99999999989698" calcext:value-type="float">
            <text:p>-7.99999999989698</text:p>
          </table:table-cell>
          <table:table-cell table:number-columns-repeated="4"/>
        </table:table-row>
        <table:table-row table:style-name="ro1">
          <table:table-cell office:value-type="float" office:value="0.634868" calcext:value-type="float">
            <text:p>0.634868</text:p>
          </table:table-cell>
          <table:table-cell table:formula="of:=([.A357]-[.A356])/[.$H$3]" office:value-type="float" office:value="0.583" calcext:value-type="float">
            <text:p>0.583</text:p>
          </table:table-cell>
          <table:table-cell table:formula="of:=([.B357]-[.B356])/[.$H$3]" office:value-type="float" office:value="-6.00000000006151" calcext:value-type="float">
            <text:p>-6.00000000006151</text:p>
          </table:table-cell>
          <table:table-cell table:formula="of:=MAX(MIN([.C357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35443" calcext:value-type="float">
            <text:p>0.635443</text:p>
          </table:table-cell>
          <table:table-cell table:formula="of:=([.A358]-[.A357])/[.$H$3]" office:value-type="float" office:value="0.574999999999992" calcext:value-type="float">
            <text:p>0.574999999999992</text:p>
          </table:table-cell>
          <table:table-cell table:formula="of:=([.B358]-[.B357])/[.$H$3]" office:value-type="float" office:value="-8.000000000008" calcext:value-type="float">
            <text:p>-8.000000000008</text:p>
          </table:table-cell>
          <table:table-cell table:formula="of:=MAX(MIN([.C358];16);-16)" office:value-type="float" office:value="-8.000000000008" calcext:value-type="float">
            <text:p>-8.000000000008</text:p>
          </table:table-cell>
          <table:table-cell table:number-columns-repeated="4"/>
        </table:table-row>
        <table:table-row table:style-name="ro1">
          <table:table-cell office:value-type="float" office:value="0.636011" calcext:value-type="float">
            <text:p>0.636011</text:p>
          </table:table-cell>
          <table:table-cell table:formula="of:=([.A359]-[.A358])/[.$H$3]" office:value-type="float" office:value="0.568000000000013" calcext:value-type="float">
            <text:p>0.568000000000013</text:p>
          </table:table-cell>
          <table:table-cell table:formula="of:=([.B359]-[.B358])/[.$H$3]" office:value-type="float" office:value="-6.99999999997925" calcext:value-type="float">
            <text:p>-6.99999999997925</text:p>
          </table:table-cell>
          <table:table-cell table:formula="of:=MAX(MIN([.C359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36572" calcext:value-type="float">
            <text:p>0.636572</text:p>
          </table:table-cell>
          <table:table-cell table:formula="of:=([.A360]-[.A359])/[.$H$3]" office:value-type="float" office:value="0.560999999999923" calcext:value-type="float">
            <text:p>0.560999999999923</text:p>
          </table:table-cell>
          <table:table-cell table:formula="of:=([.B360]-[.B359])/[.$H$3]" office:value-type="float" office:value="-7.00000000009027" calcext:value-type="float">
            <text:p>-7.00000000009027</text:p>
          </table:table-cell>
          <table:table-cell table:formula="of:=MAX(MIN([.C360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37126" calcext:value-type="float">
            <text:p>0.637126</text:p>
          </table:table-cell>
          <table:table-cell table:formula="of:=([.A361]-[.A360])/[.$H$3]" office:value-type="float" office:value="0.554000000000054" calcext:value-type="float">
            <text:p>0.554000000000054</text:p>
          </table:table-cell>
          <table:table-cell table:formula="of:=([.B361]-[.B360])/[.$H$3]" office:value-type="float" office:value="-6.99999999986822" calcext:value-type="float">
            <text:p>-6.99999999986822</text:p>
          </table:table-cell>
          <table:table-cell table:formula="of:=MAX(MIN([.C361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37673" calcext:value-type="float">
            <text:p>0.637673</text:p>
          </table:table-cell>
          <table:table-cell table:formula="of:=([.A362]-[.A361])/[.$H$3]" office:value-type="float" office:value="0.546999999999964" calcext:value-type="float">
            <text:p>0.546999999999964</text:p>
          </table:table-cell>
          <table:table-cell table:formula="of:=([.B362]-[.B361])/[.$H$3]" office:value-type="float" office:value="-7.00000000009027" calcext:value-type="float">
            <text:p>-7.00000000009027</text:p>
          </table:table-cell>
          <table:table-cell table:formula="of:=MAX(MIN([.C362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38213" calcext:value-type="float">
            <text:p>0.638213</text:p>
          </table:table-cell>
          <table:table-cell table:formula="of:=([.A363]-[.A362])/[.$H$3]" office:value-type="float" office:value="0.539999999999985" calcext:value-type="float">
            <text:p>0.539999999999985</text:p>
          </table:table-cell>
          <table:table-cell table:formula="of:=([.B363]-[.B362])/[.$H$3]" office:value-type="float" office:value="-6.99999999997925" calcext:value-type="float">
            <text:p>-6.99999999997925</text:p>
          </table:table-cell>
          <table:table-cell table:formula="of:=MAX(MIN([.C363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38746" calcext:value-type="float">
            <text:p>0.638746</text:p>
          </table:table-cell>
          <table:table-cell table:formula="of:=([.A364]-[.A363])/[.$H$3]" office:value-type="float" office:value="0.533000000000006" calcext:value-type="float">
            <text:p>0.533000000000006</text:p>
          </table:table-cell>
          <table:table-cell table:formula="of:=([.B364]-[.B363])/[.$H$3]" office:value-type="float" office:value="-6.99999999997925" calcext:value-type="float">
            <text:p>-6.99999999997925</text:p>
          </table:table-cell>
          <table:table-cell table:formula="of:=MAX(MIN([.C364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39272" calcext:value-type="float">
            <text:p>0.639272</text:p>
          </table:table-cell>
          <table:table-cell table:formula="of:=([.A365]-[.A364])/[.$H$3]" office:value-type="float" office:value="0.526000000000026" calcext:value-type="float">
            <text:p>0.526000000000026</text:p>
          </table:table-cell>
          <table:table-cell table:formula="of:=([.B365]-[.B364])/[.$H$3]" office:value-type="float" office:value="-6.99999999997925" calcext:value-type="float">
            <text:p>-6.99999999997925</text:p>
          </table:table-cell>
          <table:table-cell table:formula="of:=MAX(MIN([.C365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39792" calcext:value-type="float">
            <text:p>0.639792</text:p>
          </table:table-cell>
          <table:table-cell table:formula="of:=([.A366]-[.A365])/[.$H$3]" office:value-type="float" office:value="0.519999999999965" calcext:value-type="float">
            <text:p>0.519999999999965</text:p>
          </table:table-cell>
          <table:table-cell table:formula="of:=([.B366]-[.B365])/[.$H$3]" office:value-type="float" office:value="-6.00000000006151" calcext:value-type="float">
            <text:p>-6.00000000006151</text:p>
          </table:table-cell>
          <table:table-cell table:formula="of:=MAX(MIN([.C366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40305" calcext:value-type="float">
            <text:p>0.640305</text:p>
          </table:table-cell>
          <table:table-cell table:formula="of:=([.A367]-[.A366])/[.$H$3]" office:value-type="float" office:value="0.513000000000097" calcext:value-type="float">
            <text:p>0.513000000000097</text:p>
          </table:table-cell>
          <table:table-cell table:formula="of:=([.B367]-[.B366])/[.$H$3]" office:value-type="float" office:value="-6.99999999986822" calcext:value-type="float">
            <text:p>-6.99999999986822</text:p>
          </table:table-cell>
          <table:table-cell table:formula="of:=MAX(MIN([.C367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640811" calcext:value-type="float">
            <text:p>0.640811</text:p>
          </table:table-cell>
          <table:table-cell table:formula="of:=([.A368]-[.A367])/[.$H$3]" office:value-type="float" office:value="0.506000000000006" calcext:value-type="float">
            <text:p>0.506000000000006</text:p>
          </table:table-cell>
          <table:table-cell table:formula="of:=([.B368]-[.B367])/[.$H$3]" office:value-type="float" office:value="-7.00000000009027" calcext:value-type="float">
            <text:p>-7.00000000009027</text:p>
          </table:table-cell>
          <table:table-cell table:formula="of:=MAX(MIN([.C368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4131" calcext:value-type="float">
            <text:p>0.64131</text:p>
          </table:table-cell>
          <table:table-cell table:formula="of:=([.A369]-[.A368])/[.$H$3]" office:value-type="float" office:value="0.499000000000027" calcext:value-type="float">
            <text:p>0.499000000000027</text:p>
          </table:table-cell>
          <table:table-cell table:formula="of:=([.B369]-[.B368])/[.$H$3]" office:value-type="float" office:value="-6.99999999997925" calcext:value-type="float">
            <text:p>-6.99999999997925</text:p>
          </table:table-cell>
          <table:table-cell table:formula="of:=MAX(MIN([.C369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41803" calcext:value-type="float">
            <text:p>0.641803</text:p>
          </table:table-cell>
          <table:table-cell table:formula="of:=([.A370]-[.A369])/[.$H$3]" office:value-type="float" office:value="0.492999999999966" calcext:value-type="float">
            <text:p>0.492999999999966</text:p>
          </table:table-cell>
          <table:table-cell table:formula="of:=([.B370]-[.B369])/[.$H$3]" office:value-type="float" office:value="-6.00000000006151" calcext:value-type="float">
            <text:p>-6.00000000006151</text:p>
          </table:table-cell>
          <table:table-cell table:formula="of:=MAX(MIN([.C370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4229" calcext:value-type="float">
            <text:p>0.64229</text:p>
          </table:table-cell>
          <table:table-cell table:formula="of:=([.A371]-[.A370])/[.$H$3]" office:value-type="float" office:value="0.487000000000015" calcext:value-type="float">
            <text:p>0.487000000000015</text:p>
          </table:table-cell>
          <table:table-cell table:formula="of:=([.B371]-[.B370])/[.$H$3]" office:value-type="float" office:value="-5.99999999995049" calcext:value-type="float">
            <text:p>-5.99999999995049</text:p>
          </table:table-cell>
          <table:table-cell table:formula="of:=MAX(MIN([.C37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277" calcext:value-type="float">
            <text:p>0.64277</text:p>
          </table:table-cell>
          <table:table-cell table:formula="of:=([.A372]-[.A371])/[.$H$3]" office:value-type="float" office:value="0.480000000000036" calcext:value-type="float">
            <text:p>0.480000000000036</text:p>
          </table:table-cell>
          <table:table-cell table:formula="of:=([.B372]-[.B371])/[.$H$3]" office:value-type="float" office:value="-6.99999999997925" calcext:value-type="float">
            <text:p>-6.99999999997925</text:p>
          </table:table-cell>
          <table:table-cell table:formula="of:=MAX(MIN([.C372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43243" calcext:value-type="float">
            <text:p>0.643243</text:p>
          </table:table-cell>
          <table:table-cell table:formula="of:=([.A373]-[.A372])/[.$H$3]" office:value-type="float" office:value="0.472999999999946" calcext:value-type="float">
            <text:p>0.472999999999946</text:p>
          </table:table-cell>
          <table:table-cell table:formula="of:=([.B373]-[.B372])/[.$H$3]" office:value-type="float" office:value="-7.00000000009027" calcext:value-type="float">
            <text:p>-7.00000000009027</text:p>
          </table:table-cell>
          <table:table-cell table:formula="of:=MAX(MIN([.C373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4371" calcext:value-type="float">
            <text:p>0.64371</text:p>
          </table:table-cell>
          <table:table-cell table:formula="of:=([.A374]-[.A373])/[.$H$3]" office:value-type="float" office:value="0.466999999999995" calcext:value-type="float">
            <text:p>0.466999999999995</text:p>
          </table:table-cell>
          <table:table-cell table:formula="of:=([.B374]-[.B373])/[.$H$3]" office:value-type="float" office:value="-5.99999999995049" calcext:value-type="float">
            <text:p>-5.99999999995049</text:p>
          </table:table-cell>
          <table:table-cell table:formula="of:=MAX(MIN([.C374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4171" calcext:value-type="float">
            <text:p>0.644171</text:p>
          </table:table-cell>
          <table:table-cell table:formula="of:=([.A375]-[.A374])/[.$H$3]" office:value-type="float" office:value="0.460999999999934" calcext:value-type="float">
            <text:p>0.460999999999934</text:p>
          </table:table-cell>
          <table:table-cell table:formula="of:=([.B375]-[.B374])/[.$H$3]" office:value-type="float" office:value="-6.00000000006151" calcext:value-type="float">
            <text:p>-6.00000000006151</text:p>
          </table:table-cell>
          <table:table-cell table:formula="of:=MAX(MIN([.C37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44626" calcext:value-type="float">
            <text:p>0.644626</text:p>
          </table:table-cell>
          <table:table-cell table:formula="of:=([.A376]-[.A375])/[.$H$3]" office:value-type="float" office:value="0.454999999999983" calcext:value-type="float">
            <text:p>0.454999999999983</text:p>
          </table:table-cell>
          <table:table-cell table:formula="of:=([.B376]-[.B375])/[.$H$3]" office:value-type="float" office:value="-5.99999999995049" calcext:value-type="float">
            <text:p>-5.99999999995049</text:p>
          </table:table-cell>
          <table:table-cell table:formula="of:=MAX(MIN([.C376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5074" calcext:value-type="float">
            <text:p>0.645074</text:p>
          </table:table-cell>
          <table:table-cell table:formula="of:=([.A377]-[.A376])/[.$H$3]" office:value-type="float" office:value="0.448000000000004" calcext:value-type="float">
            <text:p>0.448000000000004</text:p>
          </table:table-cell>
          <table:table-cell table:formula="of:=([.B377]-[.B376])/[.$H$3]" office:value-type="float" office:value="-6.99999999997925" calcext:value-type="float">
            <text:p>-6.99999999997925</text:p>
          </table:table-cell>
          <table:table-cell table:formula="of:=MAX(MIN([.C377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45516" calcext:value-type="float">
            <text:p>0.645516</text:p>
          </table:table-cell>
          <table:table-cell table:formula="of:=([.A378]-[.A377])/[.$H$3]" office:value-type="float" office:value="0.442000000000053" calcext:value-type="float">
            <text:p>0.442000000000053</text:p>
          </table:table-cell>
          <table:table-cell table:formula="of:=([.B378]-[.B377])/[.$H$3]" office:value-type="float" office:value="-5.99999999995049" calcext:value-type="float">
            <text:p>-5.99999999995049</text:p>
          </table:table-cell>
          <table:table-cell table:formula="of:=MAX(MIN([.C378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5952" calcext:value-type="float">
            <text:p>0.645952</text:p>
          </table:table-cell>
          <table:table-cell table:formula="of:=([.A379]-[.A378])/[.$H$3]" office:value-type="float" office:value="0.435999999999992" calcext:value-type="float">
            <text:p>0.435999999999992</text:p>
          </table:table-cell>
          <table:table-cell table:formula="of:=([.B379]-[.B378])/[.$H$3]" office:value-type="float" office:value="-6.00000000006151" calcext:value-type="float">
            <text:p>-6.00000000006151</text:p>
          </table:table-cell>
          <table:table-cell table:formula="of:=MAX(MIN([.C379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46382" calcext:value-type="float">
            <text:p>0.646382</text:p>
          </table:table-cell>
          <table:table-cell table:formula="of:=([.A380]-[.A379])/[.$H$3]" office:value-type="float" office:value="0.430000000000041" calcext:value-type="float">
            <text:p>0.430000000000041</text:p>
          </table:table-cell>
          <table:table-cell table:formula="of:=([.B380]-[.B379])/[.$H$3]" office:value-type="float" office:value="-5.99999999995049" calcext:value-type="float">
            <text:p>-5.99999999995049</text:p>
          </table:table-cell>
          <table:table-cell table:formula="of:=MAX(MIN([.C380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6806" calcext:value-type="float">
            <text:p>0.646806</text:p>
          </table:table-cell>
          <table:table-cell table:formula="of:=([.A381]-[.A380])/[.$H$3]" office:value-type="float" office:value="0.42399999999998" calcext:value-type="float">
            <text:p>0.42399999999998</text:p>
          </table:table-cell>
          <table:table-cell table:formula="of:=([.B381]-[.B380])/[.$H$3]" office:value-type="float" office:value="-6.00000000006151" calcext:value-type="float">
            <text:p>-6.00000000006151</text:p>
          </table:table-cell>
          <table:table-cell table:formula="of:=MAX(MIN([.C381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47223" calcext:value-type="float">
            <text:p>0.647223</text:p>
          </table:table-cell>
          <table:table-cell table:formula="of:=([.A382]-[.A381])/[.$H$3]" office:value-type="float" office:value="0.417000000000001" calcext:value-type="float">
            <text:p>0.417000000000001</text:p>
          </table:table-cell>
          <table:table-cell table:formula="of:=([.B382]-[.B381])/[.$H$3]" office:value-type="float" office:value="-6.99999999997925" calcext:value-type="float">
            <text:p>-6.99999999997925</text:p>
          </table:table-cell>
          <table:table-cell table:formula="of:=MAX(MIN([.C382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47635" calcext:value-type="float">
            <text:p>0.647635</text:p>
          </table:table-cell>
          <table:table-cell table:formula="of:=([.A383]-[.A382])/[.$H$3]" office:value-type="float" office:value="0.411999999999968" calcext:value-type="float">
            <text:p>0.411999999999968</text:p>
          </table:table-cell>
          <table:table-cell table:formula="of:=([.B383]-[.B382])/[.$H$3]" office:value-type="float" office:value="-5.00000000003276" calcext:value-type="float">
            <text:p>-5.00000000003276</text:p>
          </table:table-cell>
          <table:table-cell table:formula="of:=MAX(MIN([.C383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48041" calcext:value-type="float">
            <text:p>0.648041</text:p>
          </table:table-cell>
          <table:table-cell table:formula="of:=([.A384]-[.A383])/[.$H$3]" office:value-type="float" office:value="0.406000000000017" calcext:value-type="float">
            <text:p>0.406000000000017</text:p>
          </table:table-cell>
          <table:table-cell table:formula="of:=([.B384]-[.B383])/[.$H$3]" office:value-type="float" office:value="-5.99999999995049" calcext:value-type="float">
            <text:p>-5.99999999995049</text:p>
          </table:table-cell>
          <table:table-cell table:formula="of:=MAX(MIN([.C384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8441" calcext:value-type="float">
            <text:p>0.648441</text:p>
          </table:table-cell>
          <table:table-cell table:formula="of:=([.A385]-[.A384])/[.$H$3]" office:value-type="float" office:value="0.399999999999956" calcext:value-type="float">
            <text:p>0.399999999999956</text:p>
          </table:table-cell>
          <table:table-cell table:formula="of:=([.B385]-[.B384])/[.$H$3]" office:value-type="float" office:value="-6.00000000006151" calcext:value-type="float">
            <text:p>-6.00000000006151</text:p>
          </table:table-cell>
          <table:table-cell table:formula="of:=MAX(MIN([.C385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48835" calcext:value-type="float">
            <text:p>0.648835</text:p>
          </table:table-cell>
          <table:table-cell table:formula="of:=([.A386]-[.A385])/[.$H$3]" office:value-type="float" office:value="0.394000000000005" calcext:value-type="float">
            <text:p>0.394000000000005</text:p>
          </table:table-cell>
          <table:table-cell table:formula="of:=([.B386]-[.B385])/[.$H$3]" office:value-type="float" office:value="-5.99999999995049" calcext:value-type="float">
            <text:p>-5.99999999995049</text:p>
          </table:table-cell>
          <table:table-cell table:formula="of:=MAX(MIN([.C386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9223" calcext:value-type="float">
            <text:p>0.649223</text:p>
          </table:table-cell>
          <table:table-cell table:formula="of:=([.A387]-[.A386])/[.$H$3]" office:value-type="float" office:value="0.388000000000055" calcext:value-type="float">
            <text:p>0.388000000000055</text:p>
          </table:table-cell>
          <table:table-cell table:formula="of:=([.B387]-[.B386])/[.$H$3]" office:value-type="float" office:value="-5.99999999995049" calcext:value-type="float">
            <text:p>-5.99999999995049</text:p>
          </table:table-cell>
          <table:table-cell table:formula="of:=MAX(MIN([.C387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49606" calcext:value-type="float">
            <text:p>0.649606</text:p>
          </table:table-cell>
          <table:table-cell table:formula="of:=([.A388]-[.A387])/[.$H$3]" office:value-type="float" office:value="0.383000000000022" calcext:value-type="float">
            <text:p>0.383000000000022</text:p>
          </table:table-cell>
          <table:table-cell table:formula="of:=([.B388]-[.B387])/[.$H$3]" office:value-type="float" office:value="-5.00000000003276" calcext:value-type="float">
            <text:p>-5.00000000003276</text:p>
          </table:table-cell>
          <table:table-cell table:formula="of:=MAX(MIN([.C388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49982" calcext:value-type="float">
            <text:p>0.649982</text:p>
          </table:table-cell>
          <table:table-cell table:formula="of:=([.A389]-[.A388])/[.$H$3]" office:value-type="float" office:value="0.375999999999932" calcext:value-type="float">
            <text:p>0.375999999999932</text:p>
          </table:table-cell>
          <table:table-cell table:formula="of:=([.B389]-[.B388])/[.$H$3]" office:value-type="float" office:value="-7.00000000009027" calcext:value-type="float">
            <text:p>-7.00000000009027</text:p>
          </table:table-cell>
          <table:table-cell table:formula="of:=MAX(MIN([.C389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50353" calcext:value-type="float">
            <text:p>0.650353</text:p>
          </table:table-cell>
          <table:table-cell table:formula="of:=([.A390]-[.A389])/[.$H$3]" office:value-type="float" office:value="0.37100000000001" calcext:value-type="float">
            <text:p>0.37100000000001</text:p>
          </table:table-cell>
          <table:table-cell table:formula="of:=([.B390]-[.B389])/[.$H$3]" office:value-type="float" office:value="-4.99999999992173" calcext:value-type="float">
            <text:p>-4.99999999992173</text:p>
          </table:table-cell>
          <table:table-cell table:formula="of:=MAX(MIN([.C390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50718" calcext:value-type="float">
            <text:p>0.650718</text:p>
          </table:table-cell>
          <table:table-cell table:formula="of:=([.A391]-[.A390])/[.$H$3]" office:value-type="float" office:value="0.36500000000006" calcext:value-type="float">
            <text:p>0.36500000000006</text:p>
          </table:table-cell>
          <table:table-cell table:formula="of:=([.B391]-[.B390])/[.$H$3]" office:value-type="float" office:value="-5.99999999995049" calcext:value-type="float">
            <text:p>-5.99999999995049</text:p>
          </table:table-cell>
          <table:table-cell table:formula="of:=MAX(MIN([.C39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51078" calcext:value-type="float">
            <text:p>0.651078</text:p>
          </table:table-cell>
          <table:table-cell table:formula="of:=([.A392]-[.A391])/[.$H$3]" office:value-type="float" office:value="0.359999999999916" calcext:value-type="float">
            <text:p>0.359999999999916</text:p>
          </table:table-cell>
          <table:table-cell table:formula="of:=([.B392]-[.B391])/[.$H$3]" office:value-type="float" office:value="-5.00000000014378" calcext:value-type="float">
            <text:p>-5.00000000014378</text:p>
          </table:table-cell>
          <table:table-cell table:formula="of:=MAX(MIN([.C392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51432" calcext:value-type="float">
            <text:p>0.651432</text:p>
          </table:table-cell>
          <table:table-cell table:formula="of:=([.A393]-[.A392])/[.$H$3]" office:value-type="float" office:value="0.354000000000076" calcext:value-type="float">
            <text:p>0.354000000000076</text:p>
          </table:table-cell>
          <table:table-cell table:formula="of:=([.B393]-[.B392])/[.$H$3]" office:value-type="float" office:value="-5.99999999983947" calcext:value-type="float">
            <text:p>-5.99999999983947</text:p>
          </table:table-cell>
          <table:table-cell table:formula="of:=MAX(MIN([.C393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5178" calcext:value-type="float">
            <text:p>0.65178</text:p>
          </table:table-cell>
          <table:table-cell table:formula="of:=([.A394]-[.A393])/[.$H$3]" office:value-type="float" office:value="0.348000000000015" calcext:value-type="float">
            <text:p>0.348000000000015</text:p>
          </table:table-cell>
          <table:table-cell table:formula="of:=([.B394]-[.B393])/[.$H$3]" office:value-type="float" office:value="-6.00000000006151" calcext:value-type="float">
            <text:p>-6.00000000006151</text:p>
          </table:table-cell>
          <table:table-cell table:formula="of:=MAX(MIN([.C394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52123" calcext:value-type="float">
            <text:p>0.652123</text:p>
          </table:table-cell>
          <table:table-cell table:formula="of:=([.A395]-[.A394])/[.$H$3]" office:value-type="float" office:value="0.342999999999982" calcext:value-type="float">
            <text:p>0.342999999999982</text:p>
          </table:table-cell>
          <table:table-cell table:formula="of:=([.B395]-[.B394])/[.$H$3]" office:value-type="float" office:value="-5.00000000003276" calcext:value-type="float">
            <text:p>-5.00000000003276</text:p>
          </table:table-cell>
          <table:table-cell table:formula="of:=MAX(MIN([.C395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52461" calcext:value-type="float">
            <text:p>0.652461</text:p>
          </table:table-cell>
          <table:table-cell table:formula="of:=([.A396]-[.A395])/[.$H$3]" office:value-type="float" office:value="0.337999999999949" calcext:value-type="float">
            <text:p>0.337999999999949</text:p>
          </table:table-cell>
          <table:table-cell table:formula="of:=([.B396]-[.B395])/[.$H$3]" office:value-type="float" office:value="-5.00000000003276" calcext:value-type="float">
            <text:p>-5.00000000003276</text:p>
          </table:table-cell>
          <table:table-cell table:formula="of:=MAX(MIN([.C39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52792" calcext:value-type="float">
            <text:p>0.652792</text:p>
          </table:table-cell>
          <table:table-cell table:formula="of:=([.A397]-[.A396])/[.$H$3]" office:value-type="float" office:value="0.33099999999997" calcext:value-type="float">
            <text:p>0.33099999999997</text:p>
          </table:table-cell>
          <table:table-cell table:formula="of:=([.B397]-[.B396])/[.$H$3]" office:value-type="float" office:value="-6.99999999997925" calcext:value-type="float">
            <text:p>-6.99999999997925</text:p>
          </table:table-cell>
          <table:table-cell table:formula="of:=MAX(MIN([.C397];16);-16)" office:value-type="float" office:value="-6.99999999997925" calcext:value-type="float">
            <text:p>-6.99999999997925</text:p>
          </table:table-cell>
          <table:table-cell table:number-columns-repeated="4"/>
        </table:table-row>
        <table:table-row table:style-name="ro1">
          <table:table-cell office:value-type="float" office:value="0.653119" calcext:value-type="float">
            <text:p>0.653119</text:p>
          </table:table-cell>
          <table:table-cell table:formula="of:=([.A398]-[.A397])/[.$H$3]" office:value-type="float" office:value="0.327000000000077" calcext:value-type="float">
            <text:p>0.327000000000077</text:p>
          </table:table-cell>
          <table:table-cell table:formula="of:=([.B398]-[.B397])/[.$H$3]" office:value-type="float" office:value="-3.99999999989298" calcext:value-type="float">
            <text:p>-3.99999999989298</text:p>
          </table:table-cell>
          <table:table-cell table:formula="of:=MAX(MIN([.C398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5344" calcext:value-type="float">
            <text:p>0.65344</text:p>
          </table:table-cell>
          <table:table-cell table:formula="of:=([.A399]-[.A398])/[.$H$3]" office:value-type="float" office:value="0.321000000000016" calcext:value-type="float">
            <text:p>0.321000000000016</text:p>
          </table:table-cell>
          <table:table-cell table:formula="of:=([.B399]-[.B398])/[.$H$3]" office:value-type="float" office:value="-6.00000000006151" calcext:value-type="float">
            <text:p>-6.00000000006151</text:p>
          </table:table-cell>
          <table:table-cell table:formula="of:=MAX(MIN([.C399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53755" calcext:value-type="float">
            <text:p>0.653755</text:p>
          </table:table-cell>
          <table:table-cell table:formula="of:=([.A400]-[.A399])/[.$H$3]" office:value-type="float" office:value="0.314999999999954" calcext:value-type="float">
            <text:p>0.314999999999954</text:p>
          </table:table-cell>
          <table:table-cell table:formula="of:=([.B400]-[.B399])/[.$H$3]" office:value-type="float" office:value="-6.00000000006151" calcext:value-type="float">
            <text:p>-6.00000000006151</text:p>
          </table:table-cell>
          <table:table-cell table:formula="of:=MAX(MIN([.C400];16);-16)" office:value-type="float" office:value="-6.00000000006151" calcext:value-type="float">
            <text:p>-6.00000000006151</text:p>
          </table:table-cell>
          <table:table-cell table:number-columns-repeated="4"/>
        </table:table-row>
        <table:table-row table:style-name="ro1">
          <table:table-cell office:value-type="float" office:value="0.654066" calcext:value-type="float">
            <text:p>0.654066</text:p>
          </table:table-cell>
          <table:table-cell table:formula="of:=([.A401]-[.A400])/[.$H$3]" office:value-type="float" office:value="0.31099999999995" calcext:value-type="float">
            <text:p>0.31099999999995</text:p>
          </table:table-cell>
          <table:table-cell table:formula="of:=([.B401]-[.B400])/[.$H$3]" office:value-type="float" office:value="-4.000000000004" calcext:value-type="float">
            <text:p>-4.000000000004</text:p>
          </table:table-cell>
          <table:table-cell table:formula="of:=MAX(MIN([.C401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54371" calcext:value-type="float">
            <text:p>0.654371</text:p>
          </table:table-cell>
          <table:table-cell table:formula="of:=([.A402]-[.A401])/[.$H$3]" office:value-type="float" office:value="0.305" calcext:value-type="float">
            <text:p>0.305</text:p>
          </table:table-cell>
          <table:table-cell table:formula="of:=([.B402]-[.B401])/[.$H$3]" office:value-type="float" office:value="-5.99999999995049" calcext:value-type="float">
            <text:p>-5.99999999995049</text:p>
          </table:table-cell>
          <table:table-cell table:formula="of:=MAX(MIN([.C402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5467" calcext:value-type="float">
            <text:p>0.65467</text:p>
          </table:table-cell>
          <table:table-cell table:formula="of:=([.A403]-[.A402])/[.$H$3]" office:value-type="float" office:value="0.29900000000016" calcext:value-type="float">
            <text:p>0.29900000000016</text:p>
          </table:table-cell>
          <table:table-cell table:formula="of:=([.B403]-[.B402])/[.$H$3]" office:value-type="float" office:value="-5.99999999983947" calcext:value-type="float">
            <text:p>-5.99999999983947</text:p>
          </table:table-cell>
          <table:table-cell table:formula="of:=MAX(MIN([.C403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54964" calcext:value-type="float">
            <text:p>0.654964</text:p>
          </table:table-cell>
          <table:table-cell table:formula="of:=([.A404]-[.A403])/[.$H$3]" office:value-type="float" office:value="0.293999999999905" calcext:value-type="float">
            <text:p>0.293999999999905</text:p>
          </table:table-cell>
          <table:table-cell table:formula="of:=([.B404]-[.B403])/[.$H$3]" office:value-type="float" office:value="-5.0000000002548" calcext:value-type="float">
            <text:p>-5.0000000002548</text:p>
          </table:table-cell>
          <table:table-cell table:formula="of:=MAX(MIN([.C404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655254" calcext:value-type="float">
            <text:p>0.655254</text:p>
          </table:table-cell>
          <table:table-cell table:formula="of:=([.A405]-[.A404])/[.$H$3]" office:value-type="float" office:value="0.290000000000012" calcext:value-type="float">
            <text:p>0.290000000000012</text:p>
          </table:table-cell>
          <table:table-cell table:formula="of:=([.B405]-[.B404])/[.$H$3]" office:value-type="float" office:value="-3.99999999989298" calcext:value-type="float">
            <text:p>-3.99999999989298</text:p>
          </table:table-cell>
          <table:table-cell table:formula="of:=MAX(MIN([.C405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55537" calcext:value-type="float">
            <text:p>0.655537</text:p>
          </table:table-cell>
          <table:table-cell table:formula="of:=([.A406]-[.A405])/[.$H$3]" office:value-type="float" office:value="0.282999999999922" calcext:value-type="float">
            <text:p>0.282999999999922</text:p>
          </table:table-cell>
          <table:table-cell table:formula="of:=([.B406]-[.B405])/[.$H$3]" office:value-type="float" office:value="-7.00000000009027" calcext:value-type="float">
            <text:p>-7.00000000009027</text:p>
          </table:table-cell>
          <table:table-cell table:formula="of:=MAX(MIN([.C406];16);-16)" office:value-type="float" office:value="-7.00000000009027" calcext:value-type="float">
            <text:p>-7.00000000009027</text:p>
          </table:table-cell>
          <table:table-cell table:number-columns-repeated="4"/>
        </table:table-row>
        <table:table-row table:style-name="ro1">
          <table:table-cell office:value-type="float" office:value="0.655816" calcext:value-type="float">
            <text:p>0.655816</text:p>
          </table:table-cell>
          <table:table-cell table:formula="of:=([.A407]-[.A406])/[.$H$3]" office:value-type="float" office:value="0.279000000000029" calcext:value-type="float">
            <text:p>0.279000000000029</text:p>
          </table:table-cell>
          <table:table-cell table:formula="of:=([.B407]-[.B406])/[.$H$3]" office:value-type="float" office:value="-3.99999999989298" calcext:value-type="float">
            <text:p>-3.99999999989298</text:p>
          </table:table-cell>
          <table:table-cell table:formula="of:=MAX(MIN([.C407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5609" calcext:value-type="float">
            <text:p>0.65609</text:p>
          </table:table-cell>
          <table:table-cell table:formula="of:=([.A408]-[.A407])/[.$H$3]" office:value-type="float" office:value="0.274000000000107" calcext:value-type="float">
            <text:p>0.274000000000107</text:p>
          </table:table-cell>
          <table:table-cell table:formula="of:=([.B408]-[.B407])/[.$H$3]" office:value-type="float" office:value="-4.99999999992173" calcext:value-type="float">
            <text:p>-4.99999999992173</text:p>
          </table:table-cell>
          <table:table-cell table:formula="of:=MAX(MIN([.C40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56358" calcext:value-type="float">
            <text:p>0.656358</text:p>
          </table:table-cell>
          <table:table-cell table:formula="of:=([.A409]-[.A408])/[.$H$3]" office:value-type="float" office:value="0.267999999999935" calcext:value-type="float">
            <text:p>0.267999999999935</text:p>
          </table:table-cell>
          <table:table-cell table:formula="of:=([.B409]-[.B408])/[.$H$3]" office:value-type="float" office:value="-6.00000000017253" calcext:value-type="float">
            <text:p>-6.00000000017253</text:p>
          </table:table-cell>
          <table:table-cell table:formula="of:=MAX(MIN([.C409];16);-16)" office:value-type="float" office:value="-6.00000000017253" calcext:value-type="float">
            <text:p>-6.00000000017253</text:p>
          </table:table-cell>
          <table:table-cell table:number-columns-repeated="4"/>
        </table:table-row>
        <table:table-row table:style-name="ro1">
          <table:table-cell office:value-type="float" office:value="0.656621" calcext:value-type="float">
            <text:p>0.656621</text:p>
          </table:table-cell>
          <table:table-cell table:formula="of:=([.A410]-[.A409])/[.$H$3]" office:value-type="float" office:value="0.263000000000013" calcext:value-type="float">
            <text:p>0.263000000000013</text:p>
          </table:table-cell>
          <table:table-cell table:formula="of:=([.B410]-[.B409])/[.$H$3]" office:value-type="float" office:value="-4.99999999992173" calcext:value-type="float">
            <text:p>-4.99999999992173</text:p>
          </table:table-cell>
          <table:table-cell table:formula="of:=MAX(MIN([.C410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56879" calcext:value-type="float">
            <text:p>0.656879</text:p>
          </table:table-cell>
          <table:table-cell table:formula="of:=([.A411]-[.A410])/[.$H$3]" office:value-type="float" office:value="0.25799999999998" calcext:value-type="float">
            <text:p>0.25799999999998</text:p>
          </table:table-cell>
          <table:table-cell table:formula="of:=([.B411]-[.B410])/[.$H$3]" office:value-type="float" office:value="-5.00000000003276" calcext:value-type="float">
            <text:p>-5.00000000003276</text:p>
          </table:table-cell>
          <table:table-cell table:formula="of:=MAX(MIN([.C411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57132" calcext:value-type="float">
            <text:p>0.657132</text:p>
          </table:table-cell>
          <table:table-cell table:formula="of:=([.A412]-[.A411])/[.$H$3]" office:value-type="float" office:value="0.252999999999948" calcext:value-type="float">
            <text:p>0.252999999999948</text:p>
          </table:table-cell>
          <table:table-cell table:formula="of:=([.B412]-[.B411])/[.$H$3]" office:value-type="float" office:value="-5.00000000003276" calcext:value-type="float">
            <text:p>-5.00000000003276</text:p>
          </table:table-cell>
          <table:table-cell table:formula="of:=MAX(MIN([.C412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5738" calcext:value-type="float">
            <text:p>0.65738</text:p>
          </table:table-cell>
          <table:table-cell table:formula="of:=([.A413]-[.A412])/[.$H$3]" office:value-type="float" office:value="0.248000000000137" calcext:value-type="float">
            <text:p>0.248000000000137</text:p>
          </table:table-cell>
          <table:table-cell table:formula="of:=([.B413]-[.B412])/[.$H$3]" office:value-type="float" office:value="-4.99999999981071" calcext:value-type="float">
            <text:p>-4.99999999981071</text:p>
          </table:table-cell>
          <table:table-cell table:formula="of:=MAX(MIN([.C413];16);-16)" office:value-type="float" office:value="-4.99999999981071" calcext:value-type="float">
            <text:p>-4.99999999981071</text:p>
          </table:table-cell>
          <table:table-cell table:number-columns-repeated="4"/>
        </table:table-row>
        <table:table-row table:style-name="ro1">
          <table:table-cell office:value-type="float" office:value="0.657624" calcext:value-type="float">
            <text:p>0.657624</text:p>
          </table:table-cell>
          <table:table-cell table:formula="of:=([.A414]-[.A413])/[.$H$3]" office:value-type="float" office:value="0.243999999999911" calcext:value-type="float">
            <text:p>0.243999999999911</text:p>
          </table:table-cell>
          <table:table-cell table:formula="of:=([.B414]-[.B413])/[.$H$3]" office:value-type="float" office:value="-4.00000000022605" calcext:value-type="float">
            <text:p>-4.00000000022605</text:p>
          </table:table-cell>
          <table:table-cell table:formula="of:=MAX(MIN([.C414];16);-16)" office:value-type="float" office:value="-4.00000000022605" calcext:value-type="float">
            <text:p>-4.00000000022605</text:p>
          </table:table-cell>
          <table:table-cell table:number-columns-repeated="4"/>
        </table:table-row>
        <table:table-row table:style-name="ro1">
          <table:table-cell office:value-type="float" office:value="0.657862" calcext:value-type="float">
            <text:p>0.657862</text:p>
          </table:table-cell>
          <table:table-cell table:formula="of:=([.A415]-[.A414])/[.$H$3]" office:value-type="float" office:value="0.23799999999996" calcext:value-type="float">
            <text:p>0.23799999999996</text:p>
          </table:table-cell>
          <table:table-cell table:formula="of:=([.B415]-[.B414])/[.$H$3]" office:value-type="float" office:value="-5.99999999995049" calcext:value-type="float">
            <text:p>-5.99999999995049</text:p>
          </table:table-cell>
          <table:table-cell table:formula="of:=MAX(MIN([.C415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58095" calcext:value-type="float">
            <text:p>0.658095</text:p>
          </table:table-cell>
          <table:table-cell table:formula="of:=([.A416]-[.A415])/[.$H$3]" office:value-type="float" office:value="0.233000000000039" calcext:value-type="float">
            <text:p>0.233000000000039</text:p>
          </table:table-cell>
          <table:table-cell table:formula="of:=([.B416]-[.B415])/[.$H$3]" office:value-type="float" office:value="-4.99999999992173" calcext:value-type="float">
            <text:p>-4.99999999992173</text:p>
          </table:table-cell>
          <table:table-cell table:formula="of:=MAX(MIN([.C416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58323" calcext:value-type="float">
            <text:p>0.658323</text:p>
          </table:table-cell>
          <table:table-cell table:formula="of:=([.A417]-[.A416])/[.$H$3]" office:value-type="float" office:value="0.228000000000006" calcext:value-type="float">
            <text:p>0.228000000000006</text:p>
          </table:table-cell>
          <table:table-cell table:formula="of:=([.B417]-[.B416])/[.$H$3]" office:value-type="float" office:value="-5.00000000003276" calcext:value-type="float">
            <text:p>-5.00000000003276</text:p>
          </table:table-cell>
          <table:table-cell table:formula="of:=MAX(MIN([.C417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58546" calcext:value-type="float">
            <text:p>0.658546</text:p>
          </table:table-cell>
          <table:table-cell table:formula="of:=([.A418]-[.A417])/[.$H$3]" office:value-type="float" office:value="0.222999999999973" calcext:value-type="float">
            <text:p>0.222999999999973</text:p>
          </table:table-cell>
          <table:table-cell table:formula="of:=([.B418]-[.B417])/[.$H$3]" office:value-type="float" office:value="-5.00000000003276" calcext:value-type="float">
            <text:p>-5.00000000003276</text:p>
          </table:table-cell>
          <table:table-cell table:formula="of:=MAX(MIN([.C418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58764" calcext:value-type="float">
            <text:p>0.658764</text:p>
          </table:table-cell>
          <table:table-cell table:formula="of:=([.A419]-[.A418])/[.$H$3]" office:value-type="float" office:value="0.218000000000051" calcext:value-type="float">
            <text:p>0.218000000000051</text:p>
          </table:table-cell>
          <table:table-cell table:formula="of:=([.B419]-[.B418])/[.$H$3]" office:value-type="float" office:value="-4.99999999992173" calcext:value-type="float">
            <text:p>-4.99999999992173</text:p>
          </table:table-cell>
          <table:table-cell table:formula="of:=MAX(MIN([.C419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58978" calcext:value-type="float">
            <text:p>0.658978</text:p>
          </table:table-cell>
          <table:table-cell table:formula="of:=([.A420]-[.A419])/[.$H$3]" office:value-type="float" office:value="0.213999999999936" calcext:value-type="float">
            <text:p>0.213999999999936</text:p>
          </table:table-cell>
          <table:table-cell table:formula="of:=([.B420]-[.B419])/[.$H$3]" office:value-type="float" office:value="-4.00000000011502" calcext:value-type="float">
            <text:p>-4.00000000011502</text:p>
          </table:table-cell>
          <table:table-cell table:formula="of:=MAX(MIN([.C420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59186" calcext:value-type="float">
            <text:p>0.659186</text:p>
          </table:table-cell>
          <table:table-cell table:formula="of:=([.A421]-[.A420])/[.$H$3]" office:value-type="float" office:value="0.207999999999986" calcext:value-type="float">
            <text:p>0.207999999999986</text:p>
          </table:table-cell>
          <table:table-cell table:formula="of:=([.B421]-[.B420])/[.$H$3]" office:value-type="float" office:value="-5.99999999995049" calcext:value-type="float">
            <text:p>-5.99999999995049</text:p>
          </table:table-cell>
          <table:table-cell table:formula="of:=MAX(MIN([.C42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5939" calcext:value-type="float">
            <text:p>0.65939</text:p>
          </table:table-cell>
          <table:table-cell table:formula="of:=([.A422]-[.A421])/[.$H$3]" office:value-type="float" office:value="0.204000000000093" calcext:value-type="float">
            <text:p>0.204000000000093</text:p>
          </table:table-cell>
          <table:table-cell table:formula="of:=([.B422]-[.B421])/[.$H$3]" office:value-type="float" office:value="-3.99999999989298" calcext:value-type="float">
            <text:p>-3.99999999989298</text:p>
          </table:table-cell>
          <table:table-cell table:formula="of:=MAX(MIN([.C422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59589" calcext:value-type="float">
            <text:p>0.659589</text:p>
          </table:table-cell>
          <table:table-cell table:formula="of:=([.A423]-[.A422])/[.$H$3]" office:value-type="float" office:value="0.198999999999949" calcext:value-type="float">
            <text:p>0.198999999999949</text:p>
          </table:table-cell>
          <table:table-cell table:formula="of:=([.B423]-[.B422])/[.$H$3]" office:value-type="float" office:value="-5.00000000014378" calcext:value-type="float">
            <text:p>-5.00000000014378</text:p>
          </table:table-cell>
          <table:table-cell table:formula="of:=MAX(MIN([.C423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59783" calcext:value-type="float">
            <text:p>0.659783</text:p>
          </table:table-cell>
          <table:table-cell table:formula="of:=([.A424]-[.A423])/[.$H$3]" office:value-type="float" office:value="0.194000000000027" calcext:value-type="float">
            <text:p>0.194000000000027</text:p>
          </table:table-cell>
          <table:table-cell table:formula="of:=([.B424]-[.B423])/[.$H$3]" office:value-type="float" office:value="-4.99999999992173" calcext:value-type="float">
            <text:p>-4.99999999992173</text:p>
          </table:table-cell>
          <table:table-cell table:formula="of:=MAX(MIN([.C424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59972" calcext:value-type="float">
            <text:p>0.659972</text:p>
          </table:table-cell>
          <table:table-cell table:formula="of:=([.A425]-[.A424])/[.$H$3]" office:value-type="float" office:value="0.188999999999995" calcext:value-type="float">
            <text:p>0.188999999999995</text:p>
          </table:table-cell>
          <table:table-cell table:formula="of:=([.B425]-[.B424])/[.$H$3]" office:value-type="float" office:value="-5.00000000003276" calcext:value-type="float">
            <text:p>-5.00000000003276</text:p>
          </table:table-cell>
          <table:table-cell table:formula="of:=MAX(MIN([.C425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0156" calcext:value-type="float">
            <text:p>0.660156</text:p>
          </table:table-cell>
          <table:table-cell table:formula="of:=([.A426]-[.A425])/[.$H$3]" office:value-type="float" office:value="0.183999999999962" calcext:value-type="float">
            <text:p>0.183999999999962</text:p>
          </table:table-cell>
          <table:table-cell table:formula="of:=([.B426]-[.B425])/[.$H$3]" office:value-type="float" office:value="-5.00000000003276" calcext:value-type="float">
            <text:p>-5.00000000003276</text:p>
          </table:table-cell>
          <table:table-cell table:formula="of:=MAX(MIN([.C426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0336" calcext:value-type="float">
            <text:p>0.660336</text:p>
          </table:table-cell>
          <table:table-cell table:formula="of:=([.A427]-[.A426])/[.$H$3]" office:value-type="float" office:value="0.179999999999958" calcext:value-type="float">
            <text:p>0.179999999999958</text:p>
          </table:table-cell>
          <table:table-cell table:formula="of:=([.B427]-[.B426])/[.$H$3]" office:value-type="float" office:value="-4.000000000004" calcext:value-type="float">
            <text:p>-4.000000000004</text:p>
          </table:table-cell>
          <table:table-cell table:formula="of:=MAX(MIN([.C427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0511" calcext:value-type="float">
            <text:p>0.660511</text:p>
          </table:table-cell>
          <table:table-cell table:formula="of:=([.A428]-[.A427])/[.$H$3]" office:value-type="float" office:value="0.175000000000036" calcext:value-type="float">
            <text:p>0.175000000000036</text:p>
          </table:table-cell>
          <table:table-cell table:formula="of:=([.B428]-[.B427])/[.$H$3]" office:value-type="float" office:value="-4.99999999992173" calcext:value-type="float">
            <text:p>-4.99999999992173</text:p>
          </table:table-cell>
          <table:table-cell table:formula="of:=MAX(MIN([.C428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0681" calcext:value-type="float">
            <text:p>0.660681</text:p>
          </table:table-cell>
          <table:table-cell table:formula="of:=([.A429]-[.A428])/[.$H$3]" office:value-type="float" office:value="0.170000000000003" calcext:value-type="float">
            <text:p>0.170000000000003</text:p>
          </table:table-cell>
          <table:table-cell table:formula="of:=([.B429]-[.B428])/[.$H$3]" office:value-type="float" office:value="-5.00000000003276" calcext:value-type="float">
            <text:p>-5.00000000003276</text:p>
          </table:table-cell>
          <table:table-cell table:formula="of:=MAX(MIN([.C429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0847" calcext:value-type="float">
            <text:p>0.660847</text:p>
          </table:table-cell>
          <table:table-cell table:formula="of:=([.A430]-[.A429])/[.$H$3]" office:value-type="float" office:value="0.165999999999999" calcext:value-type="float">
            <text:p>0.165999999999999</text:p>
          </table:table-cell>
          <table:table-cell table:formula="of:=([.B430]-[.B429])/[.$H$3]" office:value-type="float" office:value="-4.000000000004" calcext:value-type="float">
            <text:p>-4.000000000004</text:p>
          </table:table-cell>
          <table:table-cell table:formula="of:=MAX(MIN([.C430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1007" calcext:value-type="float">
            <text:p>0.661007</text:p>
          </table:table-cell>
          <table:table-cell table:formula="of:=([.A431]-[.A430])/[.$H$3]" office:value-type="float" office:value="0.160000000000049" calcext:value-type="float">
            <text:p>0.160000000000049</text:p>
          </table:table-cell>
          <table:table-cell table:formula="of:=([.B431]-[.B430])/[.$H$3]" office:value-type="float" office:value="-5.99999999995049" calcext:value-type="float">
            <text:p>-5.99999999995049</text:p>
          </table:table-cell>
          <table:table-cell table:formula="of:=MAX(MIN([.C431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61164" calcext:value-type="float">
            <text:p>0.661164</text:p>
          </table:table-cell>
          <table:table-cell table:formula="of:=([.A432]-[.A431])/[.$H$3]" office:value-type="float" office:value="0.156999999999963" calcext:value-type="float">
            <text:p>0.156999999999963</text:p>
          </table:table-cell>
          <table:table-cell table:formula="of:=([.B432]-[.B431])/[.$H$3]" office:value-type="float" office:value="-3.00000000008627" calcext:value-type="float">
            <text:p>-3.00000000008627</text:p>
          </table:table-cell>
          <table:table-cell table:formula="of:=MAX(MIN([.C432];16);-16)" office:value-type="float" office:value="-3.00000000008627" calcext:value-type="float">
            <text:p>-3.00000000008627</text:p>
          </table:table-cell>
          <table:table-cell table:number-columns-repeated="4"/>
        </table:table-row>
        <table:table-row table:style-name="ro1">
          <table:table-cell office:value-type="float" office:value="0.661315" calcext:value-type="float">
            <text:p>0.661315</text:p>
          </table:table-cell>
          <table:table-cell table:formula="of:=([.A433]-[.A432])/[.$H$3]" office:value-type="float" office:value="0.151000000000012" calcext:value-type="float">
            <text:p>0.151000000000012</text:p>
          </table:table-cell>
          <table:table-cell table:formula="of:=([.B433]-[.B432])/[.$H$3]" office:value-type="float" office:value="-5.99999999995049" calcext:value-type="float">
            <text:p>-5.99999999995049</text:p>
          </table:table-cell>
          <table:table-cell table:formula="of:=MAX(MIN([.C433];16);-16)" office:value-type="float" office:value="-5.99999999995049" calcext:value-type="float">
            <text:p>-5.99999999995049</text:p>
          </table:table-cell>
          <table:table-cell table:number-columns-repeated="4"/>
        </table:table-row>
        <table:table-row table:style-name="ro1">
          <table:table-cell office:value-type="float" office:value="0.661462" calcext:value-type="float">
            <text:p>0.661462</text:p>
          </table:table-cell>
          <table:table-cell table:formula="of:=([.A434]-[.A433])/[.$H$3]" office:value-type="float" office:value="0.147000000000008" calcext:value-type="float">
            <text:p>0.147000000000008</text:p>
          </table:table-cell>
          <table:table-cell table:formula="of:=([.B434]-[.B433])/[.$H$3]" office:value-type="float" office:value="-4.000000000004" calcext:value-type="float">
            <text:p>-4.000000000004</text:p>
          </table:table-cell>
          <table:table-cell table:formula="of:=MAX(MIN([.C434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1604" calcext:value-type="float">
            <text:p>0.661604</text:p>
          </table:table-cell>
          <table:table-cell table:formula="of:=([.A435]-[.A434])/[.$H$3]" office:value-type="float" office:value="0.141999999999975" calcext:value-type="float">
            <text:p>0.141999999999975</text:p>
          </table:table-cell>
          <table:table-cell table:formula="of:=([.B435]-[.B434])/[.$H$3]" office:value-type="float" office:value="-5.00000000003276" calcext:value-type="float">
            <text:p>-5.00000000003276</text:p>
          </table:table-cell>
          <table:table-cell table:formula="of:=MAX(MIN([.C435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1741" calcext:value-type="float">
            <text:p>0.661741</text:p>
          </table:table-cell>
          <table:table-cell table:formula="of:=([.A436]-[.A435])/[.$H$3]" office:value-type="float" office:value="0.137000000000054" calcext:value-type="float">
            <text:p>0.137000000000054</text:p>
          </table:table-cell>
          <table:table-cell table:formula="of:=([.B436]-[.B435])/[.$H$3]" office:value-type="float" office:value="-4.99999999992173" calcext:value-type="float">
            <text:p>-4.99999999992173</text:p>
          </table:table-cell>
          <table:table-cell table:formula="of:=MAX(MIN([.C436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1874" calcext:value-type="float">
            <text:p>0.661874</text:p>
          </table:table-cell>
          <table:table-cell table:formula="of:=([.A437]-[.A436])/[.$H$3]" office:value-type="float" office:value="0.132999999999939" calcext:value-type="float">
            <text:p>0.132999999999939</text:p>
          </table:table-cell>
          <table:table-cell table:formula="of:=([.B437]-[.B436])/[.$H$3]" office:value-type="float" office:value="-4.00000000011502" calcext:value-type="float">
            <text:p>-4.00000000011502</text:p>
          </table:table-cell>
          <table:table-cell table:formula="of:=MAX(MIN([.C437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62003" calcext:value-type="float">
            <text:p>0.662003</text:p>
          </table:table-cell>
          <table:table-cell table:formula="of:=([.A438]-[.A437])/[.$H$3]" office:value-type="float" office:value="0.129000000000046" calcext:value-type="float">
            <text:p>0.129000000000046</text:p>
          </table:table-cell>
          <table:table-cell table:formula="of:=([.B438]-[.B437])/[.$H$3]" office:value-type="float" office:value="-3.99999999989298" calcext:value-type="float">
            <text:p>-3.99999999989298</text:p>
          </table:table-cell>
          <table:table-cell table:formula="of:=MAX(MIN([.C438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62127" calcext:value-type="float">
            <text:p>0.662127</text:p>
          </table:table-cell>
          <table:table-cell table:formula="of:=([.A439]-[.A438])/[.$H$3]" office:value-type="float" office:value="0.124000000000013" calcext:value-type="float">
            <text:p>0.124000000000013</text:p>
          </table:table-cell>
          <table:table-cell table:formula="of:=([.B439]-[.B438])/[.$H$3]" office:value-type="float" office:value="-5.00000000003276" calcext:value-type="float">
            <text:p>-5.00000000003276</text:p>
          </table:table-cell>
          <table:table-cell table:formula="of:=MAX(MIN([.C439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2246" calcext:value-type="float">
            <text:p>0.662246</text:p>
          </table:table-cell>
          <table:table-cell table:formula="of:=([.A440]-[.A439])/[.$H$3]" office:value-type="float" office:value="0.11899999999998" calcext:value-type="float">
            <text:p>0.11899999999998</text:p>
          </table:table-cell>
          <table:table-cell table:formula="of:=([.B440]-[.B439])/[.$H$3]" office:value-type="float" office:value="-5.00000000003276" calcext:value-type="float">
            <text:p>-5.00000000003276</text:p>
          </table:table-cell>
          <table:table-cell table:formula="of:=MAX(MIN([.C440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236" calcext:value-type="float">
            <text:p>0.66236</text:p>
          </table:table-cell>
          <table:table-cell table:formula="of:=([.A441]-[.A440])/[.$H$3]" office:value-type="float" office:value="0.114000000000059" calcext:value-type="float">
            <text:p>0.114000000000059</text:p>
          </table:table-cell>
          <table:table-cell table:formula="of:=([.B441]-[.B440])/[.$H$3]" office:value-type="float" office:value="-4.99999999992173" calcext:value-type="float">
            <text:p>-4.99999999992173</text:p>
          </table:table-cell>
          <table:table-cell table:formula="of:=MAX(MIN([.C441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247" calcext:value-type="float">
            <text:p>0.66247</text:p>
          </table:table-cell>
          <table:table-cell table:formula="of:=([.A442]-[.A441])/[.$H$3]" office:value-type="float" office:value="0.109999999999943" calcext:value-type="float">
            <text:p>0.109999999999943</text:p>
          </table:table-cell>
          <table:table-cell table:formula="of:=([.B442]-[.B441])/[.$H$3]" office:value-type="float" office:value="-4.00000000011502" calcext:value-type="float">
            <text:p>-4.00000000011502</text:p>
          </table:table-cell>
          <table:table-cell table:formula="of:=MAX(MIN([.C442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62576" calcext:value-type="float">
            <text:p>0.662576</text:p>
          </table:table-cell>
          <table:table-cell table:formula="of:=([.A443]-[.A442])/[.$H$3]" office:value-type="float" office:value="0.105999999999939" calcext:value-type="float">
            <text:p>0.105999999999939</text:p>
          </table:table-cell>
          <table:table-cell table:formula="of:=([.B443]-[.B442])/[.$H$3]" office:value-type="float" office:value="-4.000000000004" calcext:value-type="float">
            <text:p>-4.000000000004</text:p>
          </table:table-cell>
          <table:table-cell table:formula="of:=MAX(MIN([.C443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2677" calcext:value-type="float">
            <text:p>0.662677</text:p>
          </table:table-cell>
          <table:table-cell table:formula="of:=([.A444]-[.A443])/[.$H$3]" office:value-type="float" office:value="0.101000000000018" calcext:value-type="float">
            <text:p>0.101000000000018</text:p>
          </table:table-cell>
          <table:table-cell table:formula="of:=([.B444]-[.B443])/[.$H$3]" office:value-type="float" office:value="-4.99999999992173" calcext:value-type="float">
            <text:p>-4.99999999992173</text:p>
          </table:table-cell>
          <table:table-cell table:formula="of:=MAX(MIN([.C444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2773" calcext:value-type="float">
            <text:p>0.662773</text:p>
          </table:table-cell>
          <table:table-cell table:formula="of:=([.A445]-[.A444])/[.$H$3]" office:value-type="float" office:value="0.095999999999985" calcext:value-type="float">
            <text:p>0.095999999999985</text:p>
          </table:table-cell>
          <table:table-cell table:formula="of:=([.B445]-[.B444])/[.$H$3]" office:value-type="float" office:value="-5.00000000003276" calcext:value-type="float">
            <text:p>-5.00000000003276</text:p>
          </table:table-cell>
          <table:table-cell table:formula="of:=MAX(MIN([.C445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2865" calcext:value-type="float">
            <text:p>0.662865</text:p>
          </table:table-cell>
          <table:table-cell table:formula="of:=([.A446]-[.A445])/[.$H$3]" office:value-type="float" office:value="0.091999999999981" calcext:value-type="float">
            <text:p>0.091999999999981</text:p>
          </table:table-cell>
          <table:table-cell table:formula="of:=([.B446]-[.B445])/[.$H$3]" office:value-type="float" office:value="-4.000000000004" calcext:value-type="float">
            <text:p>-4.000000000004</text:p>
          </table:table-cell>
          <table:table-cell table:formula="of:=MAX(MIN([.C446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2953" calcext:value-type="float">
            <text:p>0.662953</text:p>
          </table:table-cell>
          <table:table-cell table:formula="of:=([.A447]-[.A446])/[.$H$3]" office:value-type="float" office:value="0.088000000000088" calcext:value-type="float">
            <text:p>0.088000000000088</text:p>
          </table:table-cell>
          <table:table-cell table:formula="of:=([.B447]-[.B446])/[.$H$3]" office:value-type="float" office:value="-3.99999999989298" calcext:value-type="float">
            <text:p>-3.99999999989298</text:p>
          </table:table-cell>
          <table:table-cell table:formula="of:=MAX(MIN([.C447];16);-16)" office:value-type="float" office:value="-3.99999999989298" calcext:value-type="float">
            <text:p>-3.99999999989298</text:p>
          </table:table-cell>
          <table:table-cell table:number-columns-repeated="4"/>
        </table:table-row>
        <table:table-row table:style-name="ro1">
          <table:table-cell office:value-type="float" office:value="0.663036" calcext:value-type="float">
            <text:p>0.663036</text:p>
          </table:table-cell>
          <table:table-cell table:formula="of:=([.A448]-[.A447])/[.$H$3]" office:value-type="float" office:value="0.0829999999999442" calcext:value-type="float">
            <text:p>0.082999999999944</text:p>
          </table:table-cell>
          <table:table-cell table:formula="of:=([.B448]-[.B447])/[.$H$3]" office:value-type="float" office:value="-5.00000000014378" calcext:value-type="float">
            <text:p>-5.00000000014378</text:p>
          </table:table-cell>
          <table:table-cell table:formula="of:=MAX(MIN([.C448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63114" calcext:value-type="float">
            <text:p>0.663114</text:p>
          </table:table-cell>
          <table:table-cell table:formula="of:=([.A449]-[.A448])/[.$H$3]" office:value-type="float" office:value="0.0780000000000225" calcext:value-type="float">
            <text:p>0.078000000000023</text:p>
          </table:table-cell>
          <table:table-cell table:formula="of:=([.B449]-[.B448])/[.$H$3]" office:value-type="float" office:value="-4.99999999992173" calcext:value-type="float">
            <text:p>-4.99999999992173</text:p>
          </table:table-cell>
          <table:table-cell table:formula="of:=MAX(MIN([.C449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3188" calcext:value-type="float">
            <text:p>0.663188</text:p>
          </table:table-cell>
          <table:table-cell table:formula="of:=([.A450]-[.A449])/[.$H$3]" office:value-type="float" office:value="0.0740000000000185" calcext:value-type="float">
            <text:p>0.074000000000019</text:p>
          </table:table-cell>
          <table:table-cell table:formula="of:=([.B450]-[.B449])/[.$H$3]" office:value-type="float" office:value="-4.000000000004" calcext:value-type="float">
            <text:p>-4.000000000004</text:p>
          </table:table-cell>
          <table:table-cell table:formula="of:=MAX(MIN([.C450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3257" calcext:value-type="float">
            <text:p>0.663257</text:p>
          </table:table-cell>
          <table:table-cell table:formula="of:=([.A451]-[.A450])/[.$H$3]" office:value-type="float" office:value="0.0689999999999857" calcext:value-type="float">
            <text:p>0.068999999999986</text:p>
          </table:table-cell>
          <table:table-cell table:formula="of:=([.B451]-[.B450])/[.$H$3]" office:value-type="float" office:value="-5.00000000003276" calcext:value-type="float">
            <text:p>-5.00000000003276</text:p>
          </table:table-cell>
          <table:table-cell table:formula="of:=MAX(MIN([.C451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3322" calcext:value-type="float">
            <text:p>0.663322</text:p>
          </table:table-cell>
          <table:table-cell table:formula="of:=([.A452]-[.A451])/[.$H$3]" office:value-type="float" office:value="0.0649999999999817" calcext:value-type="float">
            <text:p>0.064999999999982</text:p>
          </table:table-cell>
          <table:table-cell table:formula="of:=([.B452]-[.B451])/[.$H$3]" office:value-type="float" office:value="-4.000000000004" calcext:value-type="float">
            <text:p>-4.000000000004</text:p>
          </table:table-cell>
          <table:table-cell table:formula="of:=MAX(MIN([.C452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3383" calcext:value-type="float">
            <text:p>0.663383</text:p>
          </table:table-cell>
          <table:table-cell table:formula="of:=([.A453]-[.A452])/[.$H$3]" office:value-type="float" office:value="0.0609999999999777" calcext:value-type="float">
            <text:p>0.060999999999978</text:p>
          </table:table-cell>
          <table:table-cell table:formula="of:=([.B453]-[.B452])/[.$H$3]" office:value-type="float" office:value="-4.000000000004" calcext:value-type="float">
            <text:p>-4.000000000004</text:p>
          </table:table-cell>
          <table:table-cell table:formula="of:=MAX(MIN([.C453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3439" calcext:value-type="float">
            <text:p>0.663439</text:p>
          </table:table-cell>
          <table:table-cell table:formula="of:=([.A454]-[.A453])/[.$H$3]" office:value-type="float" office:value="0.056000000000056" calcext:value-type="float">
            <text:p>0.056000000000056</text:p>
          </table:table-cell>
          <table:table-cell table:formula="of:=([.B454]-[.B453])/[.$H$3]" office:value-type="float" office:value="-4.99999999992173" calcext:value-type="float">
            <text:p>-4.99999999992173</text:p>
          </table:table-cell>
          <table:table-cell table:formula="of:=MAX(MIN([.C454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349" calcext:value-type="float">
            <text:p>0.66349</text:p>
          </table:table-cell>
          <table:table-cell table:formula="of:=([.A455]-[.A454])/[.$H$3]" office:value-type="float" office:value="0.0510000000000233" calcext:value-type="float">
            <text:p>0.051000000000023</text:p>
          </table:table-cell>
          <table:table-cell table:formula="of:=([.B455]-[.B454])/[.$H$3]" office:value-type="float" office:value="-5.00000000003276" calcext:value-type="float">
            <text:p>-5.00000000003276</text:p>
          </table:table-cell>
          <table:table-cell table:formula="of:=MAX(MIN([.C455];16);-16)" office:value-type="float" office:value="-5.00000000003276" calcext:value-type="float">
            <text:p>-5.00000000003276</text:p>
          </table:table-cell>
          <table:table-cell table:number-columns-repeated="4"/>
        </table:table-row>
        <table:table-row table:style-name="ro1">
          <table:table-cell office:value-type="float" office:value="0.663537" calcext:value-type="float">
            <text:p>0.663537</text:p>
          </table:table-cell>
          <table:table-cell table:formula="of:=([.A456]-[.A455])/[.$H$3]" office:value-type="float" office:value="0.0469999999999082" calcext:value-type="float">
            <text:p>0.046999999999908</text:p>
          </table:table-cell>
          <table:table-cell table:formula="of:=([.B456]-[.B455])/[.$H$3]" office:value-type="float" office:value="-4.00000000011502" calcext:value-type="float">
            <text:p>-4.00000000011502</text:p>
          </table:table-cell>
          <table:table-cell table:formula="of:=MAX(MIN([.C456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6358" calcext:value-type="float">
            <text:p>0.66358</text:p>
          </table:table-cell>
          <table:table-cell table:formula="of:=([.A457]-[.A456])/[.$H$3]" office:value-type="float" office:value="0.0430000000001263" calcext:value-type="float">
            <text:p>0.043000000000126</text:p>
          </table:table-cell>
          <table:table-cell table:formula="of:=([.B457]-[.B456])/[.$H$3]" office:value-type="float" office:value="-3.99999999978196" calcext:value-type="float">
            <text:p>-3.99999999978196</text:p>
          </table:table-cell>
          <table:table-cell table:formula="of:=MAX(MIN([.C457];16);-16)" office:value-type="float" office:value="-3.99999999978196" calcext:value-type="float">
            <text:p>-3.99999999978196</text:p>
          </table:table-cell>
          <table:table-cell table:number-columns-repeated="4"/>
        </table:table-row>
        <table:table-row table:style-name="ro1">
          <table:table-cell office:value-type="float" office:value="0.663618" calcext:value-type="float">
            <text:p>0.663618</text:p>
          </table:table-cell>
          <table:table-cell table:formula="of:=([.A458]-[.A457])/[.$H$3]" office:value-type="float" office:value="0.0379999999998715" calcext:value-type="float">
            <text:p>0.037999999999872</text:p>
          </table:table-cell>
          <table:table-cell table:formula="of:=([.B458]-[.B457])/[.$H$3]" office:value-type="float" office:value="-5.0000000002548" calcext:value-type="float">
            <text:p>-5.0000000002548</text:p>
          </table:table-cell>
          <table:table-cell table:formula="of:=MAX(MIN([.C458];16);-16)" office:value-type="float" office:value="-5.0000000002548" calcext:value-type="float">
            <text:p>-5.0000000002548</text:p>
          </table:table-cell>
          <table:table-cell table:number-columns-repeated="4"/>
        </table:table-row>
        <table:table-row table:style-name="ro1">
          <table:table-cell office:value-type="float" office:value="0.663652" calcext:value-type="float">
            <text:p>0.663652</text:p>
          </table:table-cell>
          <table:table-cell table:formula="of:=([.A459]-[.A458])/[.$H$3]" office:value-type="float" office:value="0.0340000000000895" calcext:value-type="float">
            <text:p>0.03400000000009</text:p>
          </table:table-cell>
          <table:table-cell table:formula="of:=([.B459]-[.B458])/[.$H$3]" office:value-type="float" office:value="-3.99999999978196" calcext:value-type="float">
            <text:p>-3.99999999978196</text:p>
          </table:table-cell>
          <table:table-cell table:formula="of:=MAX(MIN([.C459];16);-16)" office:value-type="float" office:value="-3.99999999978196" calcext:value-type="float">
            <text:p>-3.99999999978196</text:p>
          </table:table-cell>
          <table:table-cell table:number-columns-repeated="4"/>
        </table:table-row>
        <table:table-row table:style-name="ro1">
          <table:table-cell office:value-type="float" office:value="0.663681" calcext:value-type="float">
            <text:p>0.663681</text:p>
          </table:table-cell>
          <table:table-cell table:formula="of:=([.A460]-[.A459])/[.$H$3]" office:value-type="float" office:value="0.0289999999999457" calcext:value-type="float">
            <text:p>0.028999999999946</text:p>
          </table:table-cell>
          <table:table-cell table:formula="of:=([.B460]-[.B459])/[.$H$3]" office:value-type="float" office:value="-5.00000000014378" calcext:value-type="float">
            <text:p>-5.00000000014378</text:p>
          </table:table-cell>
          <table:table-cell table:formula="of:=MAX(MIN([.C460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663705" calcext:value-type="float">
            <text:p>0.663705</text:p>
          </table:table-cell>
          <table:table-cell table:formula="of:=([.A461]-[.A460])/[.$H$3]" office:value-type="float" office:value="0.024000000000024" calcext:value-type="float">
            <text:p>0.024000000000024</text:p>
          </table:table-cell>
          <table:table-cell table:formula="of:=([.B461]-[.B460])/[.$H$3]" office:value-type="float" office:value="-4.99999999992173" calcext:value-type="float">
            <text:p>-4.99999999992173</text:p>
          </table:table-cell>
          <table:table-cell table:formula="of:=MAX(MIN([.C461];16);-16)" office:value-type="float" office:value="-4.99999999992173" calcext:value-type="float">
            <text:p>-4.99999999992173</text:p>
          </table:table-cell>
          <table:table-cell table:number-columns-repeated="4"/>
        </table:table-row>
        <table:table-row table:style-name="ro1">
          <table:table-cell office:value-type="float" office:value="0.663726" calcext:value-type="float">
            <text:p>0.663726</text:p>
          </table:table-cell>
          <table:table-cell table:formula="of:=([.A462]-[.A461])/[.$H$3]" office:value-type="float" office:value="0.0209999999999377" calcext:value-type="float">
            <text:p>0.020999999999938</text:p>
          </table:table-cell>
          <table:table-cell table:formula="of:=([.B462]-[.B461])/[.$H$3]" office:value-type="float" office:value="-3.00000000008627" calcext:value-type="float">
            <text:p>-3.00000000008627</text:p>
          </table:table-cell>
          <table:table-cell table:formula="of:=MAX(MIN([.C462];16);-16)" office:value-type="float" office:value="-3.00000000008627" calcext:value-type="float">
            <text:p>-3.00000000008627</text:p>
          </table:table-cell>
          <table:table-cell table:number-columns-repeated="4"/>
        </table:table-row>
        <table:table-row table:style-name="ro1">
          <table:table-cell office:value-type="float" office:value="0.663741" calcext:value-type="float">
            <text:p>0.663741</text:p>
          </table:table-cell>
          <table:table-cell table:formula="of:=([.A463]-[.A462])/[.$H$3]" office:value-type="float" office:value="0.0150000000000983" calcext:value-type="float">
            <text:p>0.015000000000098</text:p>
          </table:table-cell>
          <table:table-cell table:formula="of:=([.B463]-[.B462])/[.$H$3]" office:value-type="float" office:value="-5.99999999983947" calcext:value-type="float">
            <text:p>-5.99999999983947</text:p>
          </table:table-cell>
          <table:table-cell table:formula="of:=MAX(MIN([.C463];16);-16)" office:value-type="float" office:value="-5.99999999983947" calcext:value-type="float">
            <text:p>-5.99999999983947</text:p>
          </table:table-cell>
          <table:table-cell table:number-columns-repeated="4"/>
        </table:table-row>
        <table:table-row table:style-name="ro1">
          <table:table-cell office:value-type="float" office:value="0.663752" calcext:value-type="float">
            <text:p>0.663752</text:p>
          </table:table-cell>
          <table:table-cell table:formula="of:=([.A464]-[.A463])/[.$H$3]" office:value-type="float" office:value="0.0109999999999832" calcext:value-type="float">
            <text:p>0.010999999999983</text:p>
          </table:table-cell>
          <table:table-cell table:formula="of:=([.B464]-[.B463])/[.$H$3]" office:value-type="float" office:value="-4.00000000011502" calcext:value-type="float">
            <text:p>-4.00000000011502</text:p>
          </table:table-cell>
          <table:table-cell table:formula="of:=MAX(MIN([.C464];16);-16)" office:value-type="float" office:value="-4.00000000011502" calcext:value-type="float">
            <text:p>-4.00000000011502</text:p>
          </table:table-cell>
          <table:table-cell table:number-columns-repeated="4"/>
        </table:table-row>
        <table:table-row table:style-name="ro1">
          <table:table-cell office:value-type="float" office:value="0.663759" calcext:value-type="float">
            <text:p>0.663759</text:p>
          </table:table-cell>
          <table:table-cell table:formula="of:=([.A465]-[.A464])/[.$H$3]" office:value-type="float" office:value="0.00699999999997925" calcext:value-type="float">
            <text:p>0.006999999999979</text:p>
          </table:table-cell>
          <table:table-cell table:formula="of:=([.B465]-[.B464])/[.$H$3]" office:value-type="float" office:value="-4.000000000004" calcext:value-type="float">
            <text:p>-4.000000000004</text:p>
          </table:table-cell>
          <table:table-cell table:formula="of:=MAX(MIN([.C465];16);-16)" office:value-type="float" office:value="-4.000000000004" calcext:value-type="float">
            <text:p>-4.000000000004</text:p>
          </table:table-cell>
          <table:table-cell table:number-columns-repeated="4"/>
        </table:table-row>
        <table:table-row table:style-name="ro1">
          <table:table-cell office:value-type="float" office:value="0.663761" calcext:value-type="float">
            <text:p>0.663761</text:p>
          </table:table-cell>
          <table:table-cell table:formula="of:=([.A466]-[.A465])/[.$H$3]" office:value-type="float" office:value="0.00199999999994649" calcext:value-type="float">
            <text:p>0.001999999999946</text:p>
          </table:table-cell>
          <table:table-cell table:formula="of:=([.B466]-[.B465])/[.$H$3]" office:value-type="float" office:value="-5.00000000003276" calcext:value-type="float">
            <text:p>-5.00000000003276</text:p>
          </table:table-cell>
          <table:table-cell table:formula="of:=MAX(MIN([.C466];16);-16)" office:value-type="float" office:value="-5.00000000003276" calcext:value-type="float">
            <text:p>-5.000000000032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44:05.618336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5:44:54.184519096</dc:date>
    <meta:editing-duration>PT4M59S</meta:editing-duration>
    <meta:editing-cycles>7</meta:editing-cycles>
    <meta:generator>LibreOffice/6.0.7.3$Linux_X86_64 LibreOffice_project/00m0$Build-3</meta:generator>
    <meta:document-statistic meta:table-count="1" meta:cell-count="1866" meta:object-count="0"/>
  </office:meta>
</office:document-meta>
</file>